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11" style:family="table-cell" style:parent-style-name="Default" style:data-style-name="N119"/>
    <style:style style:name="ce15" style:family="table-cell" style:parent-style-name="Default" style:data-style-name="N119">
      <style:text-properties fo:color="#3465a4"/>
    </style:style>
    <style:style style:name="ce16" style:family="table-cell" style:parent-style-name="Default" style:data-style-name="N119">
      <style:text-properties fo:color="#000000"/>
    </style:style>
    <style:style style:name="ce19" style:family="table-cell" style:parent-style-name="Default" style:data-style-name="N119">
      <style:table-cell-properties fo:background-color="#81d41a"/>
    </style:style>
    <style:style style:name="ce2" style:family="table-cell" style:parent-style-name="Default">
      <style:text-properties fo:color="#ff4000"/>
    </style:style>
    <style:style style:name="ce20" style:family="table-cell" style:parent-style-name="Default" style:data-style-name="N119">
      <style:table-cell-properties fo:background-color="#81d41a"/>
      <style:text-properties fo:color="#000000"/>
    </style:style>
    <style:style style:name="ce23" style:family="table-cell" style:parent-style-name="Default" style:data-style-name="N119">
      <style:table-cell-properties fo:background-color="#ff0000"/>
    </style:style>
    <style:style style:name="ce25" style:family="table-cell" style:parent-style-name="Default" style:data-style-name="N119">
      <style:table-cell-properties fo:background-color="#ffffff"/>
    </style:style>
    <style:style style:name="ce27" style:family="table-cell" style:parent-style-name="Default" style:data-style-name="N119">
      <style:table-cell-properties fo:background-color="transparent"/>
      <style:text-properties fo:color="#000000"/>
    </style:style>
    <style:style style:name="ce29" style:family="table-cell" style:parent-style-name="Default" style:data-style-name="N119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/>
    </style:style>
    <style:style style:name="ce28" style:family="table-cell" style:parent-style-name="Default">
      <style:text-properties fo:color="#ff0000"/>
    </style:style>
    <style:style style:name="ce30" style:family="table-cell" style:parent-style-name="Default">
      <style:text-properties fo:color="#ff4000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 style:data-style-name="N119"/>
    <style:style style:name="ce35" style:family="table-cell" style:parent-style-name="Default" style:data-style-name="N119">
      <style:table-cell-properties fo:background-color="#81d41a"/>
    </style:style>
    <style:style style:name="ce36" style:family="table-cell" style:parent-style-name="Default" style:data-style-name="N119">
      <style:table-cell-properties fo:background-color="transparent"/>
      <style:text-properties fo:color="#000000"/>
    </style:style>
    <style:style style:name="ce37" style:family="table-cell" style:parent-style-name="Default" style:data-style-name="N119">
      <style:text-properties fo:color="#000000"/>
    </style:style>
    <style:style style:name="ce38" style:family="table-cell" style:parent-style-name="Default" style:data-style-name="N119">
      <style:table-cell-properties fo:background-color="transparent"/>
    </style:style>
    <style:style style:name="ce39" style:family="table-cell" style:parent-style-name="Default" style:data-style-name="N119">
      <style:table-cell-properties fo:background-color="#81d41a"/>
      <style:text-properties fo:color="#000000"/>
    </style:style>
    <style:style style:name="ce40" style:family="table-cell" style:parent-style-name="Default" style:data-style-name="N119">
      <style:table-cell-properties fo:background-color="#ffffff"/>
    </style:style>
    <style:style style:name="ce41" style:family="table-cell" style:parent-style-name="Default" style:data-style-name="N119">
      <style:table-cell-properties fo:background-color="#ff0000"/>
    </style:style>
    <style:style style:name="ce42" style:family="table-cell" style:parent-style-name="Default" style:data-style-name="N119">
      <style:text-properties fo:color="#3465a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ization_energies" table:style-name="ta1">
        <table:table-column table:style-name="co1" table:number-columns-repeated="2" table:default-cell-style-name="Default"/>
        <table:table-column table:style-name="co1" table:default-cell-style-name="ce31"/>
        <table:table-column table:style-name="co1" table:number-columns-repeated="3" table:default-cell-style-name="ce32"/>
        <table:table-column table:style-name="co1" table:number-columns-repeated="4" table:default-cell-style-name="ce3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19" table:default-cell-style-name="ce3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Electro affinity [eV]:</text:p>
          </table:table-cell>
          <table:table-cell table:style-name="Default" office:value-type="string" calcext:value-type="string">
            <text:p>ionization energies [eV]:</text:p>
          </table:table-cell>
          <table:table-cell table:style-name="Default" table:number-columns-repeated="6"/>
          <table:table-cell table:number-columns-repeated="30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8"/>
          <table:table-cell table:style-name="ce34"/>
          <table:table-cell table:number-columns-repeated="4"/>
          <table:table-cell table:style-name="Default" table:number-columns-repeated="15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3.59844" calcext:value-type="float">
            <text:p>13.59844</text:p>
          </table:table-cell>
          <table:table-cell table:style-name="Default" table:number-columns-repeated="6"/>
          <table:table-cell table:number-columns-repeated="29"/>
          <table:table-cell table:style-name="ce34"/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-0.5" calcext:value-type="float">
            <text:p>-0.5</text:p>
          </table:table-cell>
          <table:table-cell office:value-type="float" office:value="24.58738" calcext:value-type="float">
            <text:p>24.58738</text:p>
          </table:table-cell>
          <table:table-cell office:value-type="float" office:value="54.41776" calcext:value-type="float">
            <text:p>54.41776</text:p>
          </table:table-cell>
          <table:table-cell table:style-name="Default" table:number-columns-repeated="5"/>
          <table:table-cell table:number-columns-repeated="29"/>
          <table:table-cell table:style-name="ce34"/>
          <table:table-cell table:number-columns-repeated="13"/>
          <table:table-cell table:style-name="ce39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5.39171" calcext:value-type="float">
            <text:p>5.39171</text:p>
          </table:table-cell>
          <table:table-cell office:value-type="float" office:value="75.64009" calcext:value-type="float">
            <text:p>75.64009</text:p>
          </table:table-cell>
          <table:table-cell office:value-type="float" office:value="122.45435" calcext:value-type="float">
            <text:p>122.45435</text:p>
          </table:table-cell>
          <table:table-cell table:style-name="Default" table:number-columns-repeated="4"/>
          <table:table-cell table:number-columns-repeated="29"/>
          <table:table-cell table:style-name="ce34"/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-0.5" calcext:value-type="float">
            <text:p>-0.5</text:p>
          </table:table-cell>
          <table:table-cell office:value-type="float" office:value="9.32269" calcext:value-type="float">
            <text:p>9.32269</text:p>
          </table:table-cell>
          <table:table-cell office:value-type="float" office:value="18.21115" calcext:value-type="float">
            <text:p>18.21115</text:p>
          </table:table-cell>
          <table:table-cell office:value-type="float" office:value="153.8962" calcext:value-type="float">
            <text:p>153.8962</text:p>
          </table:table-cell>
          <table:table-cell table:style-name="ce32" office:value-type="float" office:value="217.71858" calcext:value-type="float">
            <text:p>217.71858</text:p>
          </table:table-cell>
          <table:table-cell table:style-name="Default" table:number-columns-repeated="3"/>
          <table:table-cell table:number-columns-repeated="29"/>
          <table:table-cell table:style-name="ce34"/>
          <table:table-cell table:number-columns-repeated="12"/>
          <table:table-cell table:style-name="ce38"/>
          <table:table-cell table:style-name="ce39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279723" calcext:value-type="float">
            <text:p>0.279723</text:p>
          </table:table-cell>
          <table:table-cell office:value-type="float" office:value="8.29803" calcext:value-type="float">
            <text:p>8.29803</text:p>
          </table:table-cell>
          <table:table-cell office:value-type="float" office:value="25.15484" calcext:value-type="float">
            <text:p>25.15484</text:p>
          </table:table-cell>
          <table:table-cell office:value-type="float" office:value="37.93064" calcext:value-type="float">
            <text:p>37.93064</text:p>
          </table:table-cell>
          <table:table-cell table:style-name="ce32" office:value-type="float" office:value="259.37521" calcext:value-type="float">
            <text:p>259.37521</text:p>
          </table:table-cell>
          <table:table-cell table:style-name="ce32" office:value-type="float" office:value="340.2258" calcext:value-type="float">
            <text:p>340.2258</text:p>
          </table:table-cell>
          <table:table-cell table:style-name="Default" table:number-columns-repeated="2"/>
          <table:table-cell table:number-columns-repeated="29"/>
          <table:table-cell table:style-name="ce34"/>
          <table:table-cell table:number-columns-repeated="13"/>
          <table:table-cell table:style-name="ce38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.2621226" calcext:value-type="float">
            <text:p>1.2621226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4.38332" calcext:value-type="float">
            <text:p>24.38332</text:p>
          </table:table-cell>
          <table:table-cell office:value-type="float" office:value="47.8878" calcext:value-type="float">
            <text:p>47.8878</text:p>
          </table:table-cell>
          <table:table-cell table:style-name="ce32" office:value-type="float" office:value="64.4939" calcext:value-type="float">
            <text:p>64.4939</text:p>
          </table:table-cell>
          <table:table-cell table:style-name="ce32" office:value-type="float" office:value="392.087" calcext:value-type="float">
            <text:p>392.087</text:p>
          </table:table-cell>
          <table:table-cell table:style-name="ce32" office:value-type="float" office:value="489.99334" calcext:value-type="float">
            <text:p>489.99334</text:p>
          </table:table-cell>
          <table:table-cell table:style-name="Default"/>
          <table:table-cell table:number-columns-repeated="29"/>
          <table:table-cell table:style-name="ce34"/>
          <table:table-cell table:number-columns-repeated="13"/>
          <table:table-cell table:style-name="ce40"/>
          <table:table-cell table:style-name="ce38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-0.07" calcext:value-type="float">
            <text:p>-0.07</text:p>
          </table:table-cell>
          <table:table-cell office:value-type="float" office:value="4.53414" calcext:value-type="float">
            <text:p>4.53414</text:p>
          </table:table-cell>
          <table:table-cell office:value-type="float" office:value="29.6013" calcext:value-type="float">
            <text:p>29.6013</text:p>
          </table:table-cell>
          <table:table-cell office:value-type="float" office:value="47.44924" calcext:value-type="float">
            <text:p>47.44924</text:p>
          </table:table-cell>
          <table:table-cell table:style-name="ce32" office:value-type="float" office:value="77.4735" calcext:value-type="float">
            <text:p>77.4735</text:p>
          </table:table-cell>
          <table:table-cell table:style-name="ce32" office:value-type="float" office:value="97.8902" calcext:value-type="float">
            <text:p>97.8902</text:p>
          </table:table-cell>
          <table:table-cell table:style-name="ce32" office:value-type="float" office:value="552.0718" calcext:value-type="float">
            <text:p>552.0718</text:p>
          </table:table-cell>
          <table:table-cell table:style-name="ce32" office:value-type="float" office:value="667.046" calcext:value-type="float">
            <text:p>667.046</text:p>
          </table:table-cell>
          <table:table-cell table:number-columns-repeated="29"/>
          <table:table-cell table:style-name="ce34"/>
          <table:table-cell table:number-columns-repeated="12"/>
          <table:table-cell table:style-name="ce38" table:number-columns-repeated="4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.46111297" calcext:value-type="float">
            <text:p>1.46111297</text:p>
          </table:table-cell>
          <table:table-cell office:value-type="float" office:value="13.61806" calcext:value-type="float">
            <text:p>13.61806</text:p>
          </table:table-cell>
          <table:table-cell office:value-type="float" office:value="35.1173" calcext:value-type="float">
            <text:p>35.1173</text:p>
          </table:table-cell>
          <table:table-cell office:value-type="float" office:value="54.9355" calcext:value-type="float">
            <text:p>54.9355</text:p>
          </table:table-cell>
          <table:table-cell table:style-name="ce32" office:value-type="float" office:value="77.41353" calcext:value-type="float">
            <text:p>77.41353</text:p>
          </table:table-cell>
          <table:table-cell table:style-name="ce32" office:value-type="float" office:value="113.899" calcext:value-type="float">
            <text:p>113.899</text:p>
          </table:table-cell>
          <table:table-cell table:style-name="ce32" office:value-type="float" office:value="138.1197" calcext:value-type="float">
            <text:p>138.1197</text:p>
          </table:table-cell>
          <table:table-cell table:style-name="ce32" office:value-type="float" office:value="739.29" calcext:value-type="float">
            <text:p>739.29</text:p>
          </table:table-cell>
          <table:table-cell table:style-name="ce32" office:value-type="float" office:value="871.4101" calcext:value-type="float">
            <text:p>871.4101</text:p>
          </table:table-cell>
          <table:table-cell table:number-columns-repeated="10"/>
          <table:table-cell table:style-name="ce33"/>
          <table:table-cell table:number-columns-repeated="6"/>
          <table:table-cell table:style-name="ce33"/>
          <table:table-cell table:number-columns-repeated="10"/>
          <table:table-cell table:style-name="ce34"/>
          <table:table-cell table:number-columns-repeated="4"/>
          <table:table-cell table:style-name="ce36"/>
          <table:table-cell table:number-columns-repeated="7"/>
          <table:table-cell table:style-name="ce38" table:number-columns-repeated="5"/>
          <table:table-cell table:number-columns-repeated="2"/>
          <table:table-cell table:style-name="ce34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.4011898" calcext:value-type="float">
            <text:p>3.4011898</text:p>
          </table:table-cell>
          <table:table-cell office:value-type="float" office:value="17.42282" calcext:value-type="float">
            <text:p>17.42282</text:p>
          </table:table-cell>
          <table:table-cell office:value-type="float" office:value="34.97082" calcext:value-type="float">
            <text:p>34.97082</text:p>
          </table:table-cell>
          <table:table-cell office:value-type="float" office:value="62.7084" calcext:value-type="float">
            <text:p>62.7084</text:p>
          </table:table-cell>
          <table:table-cell table:style-name="ce32" office:value-type="float" office:value="87.1398" calcext:value-type="float">
            <text:p>87.1398</text:p>
          </table:table-cell>
          <table:table-cell table:style-name="ce32" office:value-type="float" office:value="114.2428" calcext:value-type="float">
            <text:p>114.2428</text:p>
          </table:table-cell>
          <table:table-cell table:style-name="ce32" office:value-type="float" office:value="157.1651" calcext:value-type="float">
            <text:p>157.1651</text:p>
          </table:table-cell>
          <table:table-cell table:style-name="ce32" office:value-type="float" office:value="185.186" calcext:value-type="float">
            <text:p>185.186</text:p>
          </table:table-cell>
          <table:table-cell table:style-name="ce32" office:value-type="float" office:value="953.9112" calcext:value-type="float">
            <text:p>953.9112</text:p>
          </table:table-cell>
          <table:table-cell table:style-name="ce32" office:value-type="float" office:value="1103.1176" calcext:value-type="float">
            <text:p>1103.1176</text:p>
          </table:table-cell>
          <table:table-cell table:number-columns-repeated="27"/>
          <table:table-cell table:style-name="ce34"/>
          <table:table-cell table:number-columns-repeated="4"/>
          <table:table-cell table:style-name="ce36" table:number-columns-repeated="2"/>
          <table:table-cell table:style-name="ce37" table:number-columns-repeated="3"/>
          <table:table-cell table:number-columns-repeated="3"/>
          <table:table-cell table:style-name="ce38"/>
          <table:table-cell table:style-name="ce41"/>
          <table:table-cell table:style-name="ce38" table:number-columns-repeated="5"/>
          <table:table-cell table:style-name="ce34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-1.2" calcext:value-type="float">
            <text:p>-1.2</text:p>
          </table:table-cell>
          <table:table-cell office:value-type="float" office:value="21.5646" calcext:value-type="float">
            <text:p>21.5646</text:p>
          </table:table-cell>
          <table:table-cell office:value-type="float" office:value="40.96328" calcext:value-type="float">
            <text:p>40.96328</text:p>
          </table:table-cell>
          <table:table-cell office:value-type="float" office:value="63.45" calcext:value-type="float">
            <text:p>63.45</text:p>
          </table:table-cell>
          <table:table-cell table:style-name="ce32" office:value-type="float" office:value="97.12" calcext:value-type="float">
            <text:p>97.12</text:p>
          </table:table-cell>
          <table:table-cell table:style-name="ce32" office:value-type="float" office:value="126.21" calcext:value-type="float">
            <text:p>126.21</text:p>
          </table:table-cell>
          <table:table-cell table:style-name="ce32" office:value-type="float" office:value="157.93" calcext:value-type="float">
            <text:p>157.93</text:p>
          </table:table-cell>
          <table:table-cell table:style-name="ce32" office:value-type="float" office:value="207.2759" calcext:value-type="float">
            <text:p>207.2759</text:p>
          </table:table-cell>
          <table:table-cell table:style-name="ce32" office:value-type="float" office:value="239.0989" calcext:value-type="float">
            <text:p>239.0989</text:p>
          </table:table-cell>
          <table:table-cell table:style-name="ce32" office:value-type="float" office:value="1195.8286" calcext:value-type="float">
            <text:p>1195.8286</text:p>
          </table:table-cell>
          <table:table-cell table:style-name="ce32" office:value-type="float" office:value="1362.1995" calcext:value-type="float">
            <text:p>1362.1995</text:p>
          </table:table-cell>
          <table:table-cell table:number-columns-repeated="26"/>
          <table:table-cell table:style-name="ce34"/>
          <table:table-cell table:number-columns-repeated="4"/>
          <table:table-cell table:style-name="ce36" table:number-columns-repeated="3"/>
          <table:table-cell table:style-name="ce37" table:number-columns-repeated="3"/>
          <table:table-cell table:number-columns-repeated="2"/>
          <table:table-cell table:style-name="ce38" table:number-columns-repeated="2"/>
          <table:table-cell table:style-name="ce41" table:number-columns-repeated="2"/>
          <table:table-cell table:style-name="ce38" table:number-columns-repeated="2"/>
          <table:table-cell/>
          <table:table-cell table:style-name="ce34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547926" calcext:value-type="float">
            <text:p>0.547926</text:p>
          </table:table-cell>
          <table:table-cell office:value-type="float" office:value="5.13908" calcext:value-type="float">
            <text:p>5.13908</text:p>
          </table:table-cell>
          <table:table-cell office:value-type="float" office:value="47.2864" calcext:value-type="float">
            <text:p>47.2864</text:p>
          </table:table-cell>
          <table:table-cell office:value-type="float" office:value="71.62" calcext:value-type="float">
            <text:p>71.62</text:p>
          </table:table-cell>
          <table:table-cell table:style-name="ce32" office:value-type="float" office:value="98.91" calcext:value-type="float">
            <text:p>98.91</text:p>
          </table:table-cell>
          <table:table-cell table:style-name="ce32" office:value-type="float" office:value="138.4" calcext:value-type="float">
            <text:p>138.4</text:p>
          </table:table-cell>
          <table:table-cell table:style-name="ce32" office:value-type="float" office:value="172.18" calcext:value-type="float">
            <text:p>172.18</text:p>
          </table:table-cell>
          <table:table-cell table:style-name="ce32" office:value-type="float" office:value="208.5" calcext:value-type="float">
            <text:p>208.5</text:p>
          </table:table-cell>
          <table:table-cell table:style-name="ce32" office:value-type="float" office:value="264.25" calcext:value-type="float">
            <text:p>264.25</text:p>
          </table:table-cell>
          <table:table-cell table:style-name="ce32" office:value-type="float" office:value="299.864" calcext:value-type="float">
            <text:p>299.864</text:p>
          </table:table-cell>
          <table:table-cell table:style-name="ce32" office:value-type="float" office:value="1465.121" calcext:value-type="float">
            <text:p>1465.121</text:p>
          </table:table-cell>
          <table:table-cell table:style-name="ce32" office:value-type="float" office:value="1648.702" calcext:value-type="float">
            <text:p>1648.702</text:p>
          </table:table-cell>
          <table:table-cell table:number-columns-repeated="25"/>
          <table:table-cell table:style-name="ce34"/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-0.4" calcext:value-type="float">
            <text:p>-0.4</text:p>
          </table:table-cell>
          <table:table-cell office:value-type="float" office:value="7.64624" calcext:value-type="float">
            <text:p>7.64624</text:p>
          </table:table-cell>
          <table:table-cell office:value-type="float" office:value="15.03528" calcext:value-type="float">
            <text:p>15.03528</text:p>
          </table:table-cell>
          <table:table-cell office:value-type="float" office:value="80.1437" calcext:value-type="float">
            <text:p>80.1437</text:p>
          </table:table-cell>
          <table:table-cell table:style-name="ce32" office:value-type="float" office:value="109.2655" calcext:value-type="float">
            <text:p>109.2655</text:p>
          </table:table-cell>
          <table:table-cell table:style-name="ce32" office:value-type="float" office:value="141.27" calcext:value-type="float">
            <text:p>141.27</text:p>
          </table:table-cell>
          <table:table-cell table:number-columns-repeated="2" table:style-name="ce32" office:value-type="float" office:value="186.76" calcext:value-type="float">
            <text:p>186.76</text:p>
          </table:table-cell>
          <table:table-cell table:style-name="ce32" office:value-type="float" office:value="265.96" calcext:value-type="float">
            <text:p>265.96</text:p>
          </table:table-cell>
          <table:table-cell table:style-name="ce32" office:value-type="float" office:value="328.06" calcext:value-type="float">
            <text:p>328.06</text:p>
          </table:table-cell>
          <table:table-cell table:style-name="ce32" office:value-type="float" office:value="367.5" calcext:value-type="float">
            <text:p>367.5</text:p>
          </table:table-cell>
          <table:table-cell table:style-name="ce32" office:value-type="float" office:value="1761.805" calcext:value-type="float">
            <text:p>1761.805</text:p>
          </table:table-cell>
          <table:table-cell table:style-name="ce32" office:value-type="float" office:value="1962.665" calcext:value-type="float">
            <text:p>1962.665</text:p>
          </table:table-cell>
          <table:table-cell table:number-columns-repeated="24"/>
          <table:table-cell table:style-name="ce34"/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0.43283" calcext:value-type="float">
            <text:p>0.43283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18.82856" calcext:value-type="float">
            <text:p>18.82856</text:p>
          </table:table-cell>
          <table:table-cell office:value-type="float" office:value="28.44765" calcext:value-type="float">
            <text:p>28.44765</text:p>
          </table:table-cell>
          <table:table-cell table:style-name="ce32" office:value-type="float" office:value="119.992" calcext:value-type="float">
            <text:p>119.992</text:p>
          </table:table-cell>
          <table:table-cell table:style-name="ce32" office:value-type="float" office:value="153.825" calcext:value-type="float">
            <text:p>153.825</text:p>
          </table:table-cell>
          <table:table-cell table:style-name="ce32" office:value-type="float" office:value="190.49" calcext:value-type="float">
            <text:p>190.49</text:p>
          </table:table-cell>
          <table:table-cell table:style-name="ce32" office:value-type="float" office:value="241.76" calcext:value-type="float">
            <text:p>241.76</text:p>
          </table:table-cell>
          <table:table-cell table:style-name="ce32" office:value-type="float" office:value="284.66" calcext:value-type="float">
            <text:p>284.66</text:p>
          </table:table-cell>
          <table:table-cell table:style-name="ce32" office:value-type="float" office:value="330.13" calcext:value-type="float">
            <text:p>330.13</text:p>
          </table:table-cell>
          <table:table-cell table:style-name="ce32" office:value-type="float" office:value="398.75" calcext:value-type="float">
            <text:p>398.75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2085.98" calcext:value-type="float">
            <text:p>2085.98</text:p>
          </table:table-cell>
          <table:table-cell table:style-name="ce32" office:value-type="float" office:value="2304.141" calcext:value-type="float">
            <text:p>2304.141</text:p>
          </table:table-cell>
          <table:table-cell table:number-columns-repeated="23"/>
          <table:table-cell table:style-name="ce34"/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1.3895212" calcext:value-type="float">
            <text:p>1.3895212</text:p>
          </table:table-cell>
          <table:table-cell office:value-type="float" office:value="8.15169" calcext:value-type="float">
            <text:p>8.15169</text:p>
          </table:table-cell>
          <table:table-cell office:value-type="float" office:value="16.34585" calcext:value-type="float">
            <text:p>16.34585</text:p>
          </table:table-cell>
          <table:table-cell office:value-type="float" office:value="33.49302" calcext:value-type="float">
            <text:p>33.49302</text:p>
          </table:table-cell>
          <table:table-cell table:style-name="ce32" office:value-type="float" office:value="45.14181" calcext:value-type="float">
            <text:p>45.14181</text:p>
          </table:table-cell>
          <table:table-cell table:style-name="ce32" office:value-type="float" office:value="166.767" calcext:value-type="float">
            <text:p>166.767</text:p>
          </table:table-cell>
          <table:table-cell table:style-name="ce32" office:value-type="float" office:value="205.27" calcext:value-type="float">
            <text:p>205.27</text:p>
          </table:table-cell>
          <table:table-cell table:style-name="ce32" office:value-type="float" office:value="246.5" calcext:value-type="float">
            <text:p>246.5</text:p>
          </table:table-cell>
          <table:table-cell table:style-name="ce32" office:value-type="float" office:value="303.54" calcext:value-type="float">
            <text:p>303.54</text:p>
          </table:table-cell>
          <table:table-cell table:style-name="ce32" office:value-type="float" office:value="351.12" calcext:value-type="float">
            <text:p>351.12</text:p>
          </table:table-cell>
          <table:table-cell table:style-name="ce32" office:value-type="float" office:value="401.37" calcext:value-type="float">
            <text:p>401.37</text:p>
          </table:table-cell>
          <table:table-cell table:style-name="ce32" office:value-type="float" office:value="476.36" calcext:value-type="float">
            <text:p>476.36</text:p>
          </table:table-cell>
          <table:table-cell table:style-name="ce32" office:value-type="float" office:value="523.42" calcext:value-type="float">
            <text:p>523.42</text:p>
          </table:table-cell>
          <table:table-cell table:style-name="ce32" office:value-type="float" office:value="2437.63" calcext:value-type="float">
            <text:p>2437.63</text:p>
          </table:table-cell>
          <table:table-cell table:style-name="ce32" office:value-type="float" office:value="2673.182" calcext:value-type="float">
            <text:p>2673.182</text:p>
          </table:table-cell>
          <table:table-cell table:number-columns-repeated="22"/>
          <table:table-cell table:style-name="ce34"/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746609" calcext:value-type="float">
            <text:p>0.746609</text:p>
          </table:table-cell>
          <table:table-cell office:value-type="float" office:value="10.48669" calcext:value-type="float">
            <text:p>10.48669</text:p>
          </table:table-cell>
          <table:table-cell office:value-type="float" office:value="19.7694" calcext:value-type="float">
            <text:p>19.7694</text:p>
          </table:table-cell>
          <table:table-cell office:value-type="float" office:value="30.2027" calcext:value-type="float">
            <text:p>30.2027</text:p>
          </table:table-cell>
          <table:table-cell table:style-name="ce32" office:value-type="float" office:value="51.4439" calcext:value-type="float">
            <text:p>51.4439</text:p>
          </table:table-cell>
          <table:table-cell table:style-name="ce32" office:value-type="float" office:value="65.0251" calcext:value-type="float">
            <text:p>65.0251</text:p>
          </table:table-cell>
          <table:table-cell table:style-name="ce32" office:value-type="float" office:value="220.421" calcext:value-type="float">
            <text:p>220.421</text:p>
          </table:table-cell>
          <table:table-cell table:style-name="ce32" office:value-type="float" office:value="263.57" calcext:value-type="float">
            <text:p>263.57</text:p>
          </table:table-cell>
          <table:table-cell table:style-name="ce32" office:value-type="float" office:value="309.6" calcext:value-type="float">
            <text:p>309.6</text:p>
          </table:table-cell>
          <table:table-cell table:style-name="ce32" office:value-type="float" office:value="372.13" calcext:value-type="float">
            <text:p>372.13</text:p>
          </table:table-cell>
          <table:table-cell table:style-name="ce32" office:value-type="float" office:value="424.4" calcext:value-type="float">
            <text:p>424.4</text:p>
          </table:table-cell>
          <table:table-cell table:style-name="ce32" office:value-type="float" office:value="479.46" calcext:value-type="float">
            <text:p>479.46</text:p>
          </table:table-cell>
          <table:table-cell table:style-name="ce32" office:value-type="float" office:value="560.8" calcext:value-type="float">
            <text:p>560.8</text:p>
          </table:table-cell>
          <table:table-cell table:style-name="ce32" office:value-type="float" office:value="611.74" calcext:value-type="float">
            <text:p>611.74</text:p>
          </table:table-cell>
          <table:table-cell table:style-name="ce32" office:value-type="float" office:value="2816.91" calcext:value-type="float">
            <text:p>2816.91</text:p>
          </table:table-cell>
          <table:table-cell table:style-name="ce32" office:value-type="float" office:value="3069.842" calcext:value-type="float">
            <text:p>3069.842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2.0771042" calcext:value-type="float">
            <text:p>2.0771042</text:p>
          </table:table-cell>
          <table:table-cell office:value-type="float" office:value="10.36001" calcext:value-type="float">
            <text:p>10.36001</text:p>
          </table:table-cell>
          <table:table-cell office:value-type="float" office:value="23.3379" calcext:value-type="float">
            <text:p>23.3379</text:p>
          </table:table-cell>
          <table:table-cell office:value-type="float" office:value="34.79" calcext:value-type="float">
            <text:p>34.79</text:p>
          </table:table-cell>
          <table:table-cell table:style-name="ce32" office:value-type="float" office:value="47.222" calcext:value-type="float">
            <text:p>47.222</text:p>
          </table:table-cell>
          <table:table-cell table:style-name="ce32" office:value-type="float" office:value="72.5945" calcext:value-type="float">
            <text:p>72.5945</text:p>
          </table:table-cell>
          <table:table-cell table:style-name="ce32" office:value-type="float" office:value="88.053" calcext:value-type="float">
            <text:p>88.053</text:p>
          </table:table-cell>
          <table:table-cell table:style-name="ce32" office:value-type="float" office:value="280.948" calcext:value-type="float">
            <text:p>280.948</text:p>
          </table:table-cell>
          <table:table-cell table:style-name="ce32" office:value-type="float" office:value="328.75" calcext:value-type="float">
            <text:p>328.75</text:p>
          </table:table-cell>
          <table:table-cell table:style-name="ce32" office:value-type="float" office:value="379.55" calcext:value-type="float">
            <text:p>379.55</text:p>
          </table:table-cell>
          <table:table-cell table:style-name="ce32" office:value-type="float" office:value="447.5" calcext:value-type="float">
            <text:p>447.5</text:p>
          </table:table-cell>
          <table:table-cell table:style-name="ce32" office:value-type="float" office:value="504.8" calcext:value-type="float">
            <text:p>504.8</text:p>
          </table:table-cell>
          <table:table-cell table:style-name="ce32" office:value-type="float" office:value="564.44" calcext:value-type="float">
            <text:p>564.44</text:p>
          </table:table-cell>
          <table:table-cell table:style-name="ce32" office:value-type="float" office:value="652.2" calcext:value-type="float">
            <text:p>652.2</text:p>
          </table:table-cell>
          <table:table-cell table:style-name="ce32" office:value-type="float" office:value="707.01" calcext:value-type="float">
            <text:p>707.01</text:p>
          </table:table-cell>
          <table:table-cell table:style-name="ce32" office:value-type="float" office:value="3223.78" calcext:value-type="float">
            <text:p>3223.78</text:p>
          </table:table-cell>
          <table:table-cell table:style-name="ce32" office:value-type="float" office:value="3494.1892" calcext:value-type="float">
            <text:p>3494.1892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.612725" calcext:value-type="float">
            <text:p>3.612725</text:p>
          </table:table-cell>
          <table:table-cell office:value-type="float" office:value="12.96764" calcext:value-type="float">
            <text:p>12.96764</text:p>
          </table:table-cell>
          <table:table-cell office:value-type="float" office:value="23.814" calcext:value-type="float">
            <text:p>23.814</text:p>
          </table:table-cell>
          <table:table-cell office:value-type="float" office:value="39.61" calcext:value-type="float">
            <text:p>39.61</text:p>
          </table:table-cell>
          <table:table-cell table:style-name="ce32" office:value-type="float" office:value="53.4652" calcext:value-type="float">
            <text:p>53.4652</text:p>
          </table:table-cell>
          <table:table-cell table:style-name="ce32" office:value-type="float" office:value="67.8" calcext:value-type="float">
            <text:p>67.8</text:p>
          </table:table-cell>
          <table:table-cell table:style-name="ce32" office:value-type="float" office:value="97.03" calcext:value-type="float">
            <text:p>97.03</text:p>
          </table:table-cell>
          <table:table-cell table:style-name="ce32" office:value-type="float" office:value="114.1958" calcext:value-type="float">
            <text:p>114.1958</text:p>
          </table:table-cell>
          <table:table-cell table:style-name="ce32" office:value-type="float" office:value="348.28" calcext:value-type="float">
            <text:p>348.28</text:p>
          </table:table-cell>
          <table:table-cell table:style-name="ce32" office:value-type="float" office:value="400.06" calcext:value-type="float">
            <text:p>400.06</text:p>
          </table:table-cell>
          <table:table-cell table:style-name="ce32" office:value-type="float" office:value="455.63" calcext:value-type="float">
            <text:p>455.63</text:p>
          </table:table-cell>
          <table:table-cell table:style-name="ce32" office:value-type="float" office:value="529.28" calcext:value-type="float">
            <text:p>529.28</text:p>
          </table:table-cell>
          <table:table-cell table:style-name="ce32" office:value-type="float" office:value="591.99" calcext:value-type="float">
            <text:p>591.99</text:p>
          </table:table-cell>
          <table:table-cell table:style-name="ce32" office:value-type="float" office:value="656.71" calcext:value-type="float">
            <text:p>656.71</text:p>
          </table:table-cell>
          <table:table-cell table:style-name="ce32" office:value-type="float" office:value="749.76" calcext:value-type="float">
            <text:p>749.76</text:p>
          </table:table-cell>
          <table:table-cell table:style-name="ce32" office:value-type="float" office:value="809.4" calcext:value-type="float">
            <text:p>809.4</text:p>
          </table:table-cell>
          <table:table-cell table:style-name="ce32" office:value-type="float" office:value="3658.521" calcext:value-type="float">
            <text:p>3658.521</text:p>
          </table:table-cell>
          <table:table-cell table:style-name="ce32" office:value-type="float" office:value="3946.296" calcext:value-type="float">
            <text:p>3946.296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-1" calcext:value-type="float">
            <text:p>-1</text:p>
          </table:table-cell>
          <table:table-cell office:value-type="float" office:value="15.75962" calcext:value-type="float">
            <text:p>15.75962</text:p>
          </table:table-cell>
          <table:table-cell office:value-type="float" office:value="27.62967" calcext:value-type="float">
            <text:p>27.62967</text:p>
          </table:table-cell>
          <table:table-cell office:value-type="float" office:value="40.74" calcext:value-type="float">
            <text:p>40.74</text:p>
          </table:table-cell>
          <table:table-cell table:style-name="ce32" office:value-type="float" office:value="59.81" calcext:value-type="float">
            <text:p>59.81</text:p>
          </table:table-cell>
          <table:table-cell table:style-name="ce32" office:value-type="float" office:value="75.02" calcext:value-type="float">
            <text:p>75.02</text:p>
          </table:table-cell>
          <table:table-cell table:style-name="ce32" office:value-type="float" office:value="91.009" calcext:value-type="float">
            <text:p>91.009</text:p>
          </table:table-cell>
          <table:table-cell table:style-name="ce32" office:value-type="float" office:value="124.323" calcext:value-type="float">
            <text:p>124.323</text:p>
          </table:table-cell>
          <table:table-cell table:style-name="ce32" office:value-type="float" office:value="143.46" calcext:value-type="float">
            <text:p>143.46</text:p>
          </table:table-cell>
          <table:table-cell table:style-name="ce32" office:value-type="float" office:value="422.45" calcext:value-type="float">
            <text:p>422.45</text:p>
          </table:table-cell>
          <table:table-cell table:style-name="ce32" office:value-type="float" office:value="478.69" calcext:value-type="float">
            <text:p>478.69</text:p>
          </table:table-cell>
          <table:table-cell table:style-name="ce32" office:value-type="float" office:value="538.96" calcext:value-type="float">
            <text:p>538.96</text:p>
          </table:table-cell>
          <table:table-cell table:style-name="ce32" office:value-type="float" office:value="618.26" calcext:value-type="float">
            <text:p>618.26</text:p>
          </table:table-cell>
          <table:table-cell table:style-name="ce32" office:value-type="float" office:value="686.1" calcext:value-type="float">
            <text:p>686.1</text:p>
          </table:table-cell>
          <table:table-cell table:style-name="ce32" office:value-type="float" office:value="755.74" calcext:value-type="float">
            <text:p>755.74</text:p>
          </table:table-cell>
          <table:table-cell table:style-name="ce32" office:value-type="float" office:value="854.77" calcext:value-type="float">
            <text:p>854.77</text:p>
          </table:table-cell>
          <table:table-cell table:style-name="ce32" office:value-type="float" office:value="918.03" calcext:value-type="float">
            <text:p>918.03</text:p>
          </table:table-cell>
          <table:table-cell table:style-name="ce32" office:value-type="float" office:value="4120.8857" calcext:value-type="float">
            <text:p>4120.8857</text:p>
          </table:table-cell>
          <table:table-cell table:style-name="ce32" office:value-type="float" office:value="4426.2296" calcext:value-type="float">
            <text:p>4426.2296</text:p>
          </table:table-cell>
          <table:table-cell table:number-columns-repeated="4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0.501459" calcext:value-type="float">
            <text:p>0.501459</text:p>
          </table:table-cell>
          <table:table-cell office:value-type="float" office:value="4.34066" calcext:value-type="float">
            <text:p>4.34066</text:p>
          </table:table-cell>
          <table:table-cell office:value-type="float" office:value="31.63" calcext:value-type="float">
            <text:p>31.63</text:p>
          </table:table-cell>
          <table:table-cell office:value-type="float" office:value="45.806" calcext:value-type="float">
            <text:p>45.806</text:p>
          </table:table-cell>
          <table:table-cell table:style-name="ce32" office:value-type="float" office:value="60.91" calcext:value-type="float">
            <text:p>60.91</text:p>
          </table:table-cell>
          <table:table-cell table:style-name="ce32" office:value-type="float" office:value="82.66" calcext:value-type="float">
            <text:p>82.66</text:p>
          </table:table-cell>
          <table:table-cell table:style-name="ce32" office:value-type="float" office:value="99.4" calcext:value-type="float">
            <text:p>99.4</text:p>
          </table:table-cell>
          <table:table-cell table:style-name="ce32" office:value-type="float" office:value="117.56" calcext:value-type="float">
            <text:p>117.56</text:p>
          </table:table-cell>
          <table:table-cell table:style-name="ce32" office:value-type="float" office:value="154.88" calcext:value-type="float">
            <text:p>154.88</text:p>
          </table:table-cell>
          <table:table-cell table:style-name="ce32" office:value-type="float" office:value="175.8174" calcext:value-type="float">
            <text:p>175.8174</text:p>
          </table:table-cell>
          <table:table-cell table:style-name="ce32" office:value-type="float" office:value="503.8" calcext:value-type="float">
            <text:p>503.8</text:p>
          </table:table-cell>
          <table:table-cell table:style-name="ce32" office:value-type="float" office:value="564.7" calcext:value-type="float">
            <text:p>564.7</text:p>
          </table:table-cell>
          <table:table-cell table:style-name="ce32" office:value-type="float" office:value="629.4" calcext:value-type="float">
            <text:p>629.4</text:p>
          </table:table-cell>
          <table:table-cell table:style-name="ce32" office:value-type="float" office:value="714.6" calcext:value-type="float">
            <text:p>714.6</text:p>
          </table:table-cell>
          <table:table-cell table:style-name="ce32" office:value-type="float" office:value="786.6" calcext:value-type="float">
            <text:p>786.6</text:p>
          </table:table-cell>
          <table:table-cell table:style-name="ce32" office:value-type="float" office:value="861.1" calcext:value-type="float">
            <text:p>861.1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office:value-type="float" office:value="1033.4" calcext:value-type="float">
            <text:p>1033.4</text:p>
          </table:table-cell>
          <table:table-cell table:style-name="ce32" office:value-type="float" office:value="4610.8" calcext:value-type="float">
            <text:p>4610.8</text:p>
          </table:table-cell>
          <table:table-cell table:style-name="ce32" office:value-type="float" office:value="4934.046" calcext:value-type="float">
            <text:p>4934.046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6.11316" calcext:value-type="float">
            <text:p>6.11316</text:p>
          </table:table-cell>
          <table:table-cell office:value-type="float" office:value="11.87172" calcext:value-type="float">
            <text:p>11.87172</text:p>
          </table:table-cell>
          <table:table-cell office:value-type="float" office:value="50.9131" calcext:value-type="float">
            <text:p>50.9131</text:p>
          </table:table-cell>
          <table:table-cell table:style-name="ce32" office:value-type="float" office:value="67.27" calcext:value-type="float">
            <text:p>67.27</text:p>
          </table:table-cell>
          <table:table-cell table:style-name="ce32" office:value-type="float" office:value="84.5" calcext:value-type="float">
            <text:p>84.5</text:p>
          </table:table-cell>
          <table:table-cell table:style-name="ce32" office:value-type="float" office:value="108.78" calcext:value-type="float">
            <text:p>108.78</text:p>
          </table:table-cell>
          <table:table-cell table:style-name="ce32" office:value-type="float" office:value="127.2" calcext:value-type="float">
            <text:p>127.2</text:p>
          </table:table-cell>
          <table:table-cell table:style-name="ce32" office:value-type="float" office:value="147.24" calcext:value-type="float">
            <text:p>147.24</text:p>
          </table:table-cell>
          <table:table-cell table:style-name="ce32" office:value-type="float" office:value="188.54" calcext:value-type="float">
            <text:p>188.54</text:p>
          </table:table-cell>
          <table:table-cell table:style-name="ce32" office:value-type="float" office:value="211.275" calcext:value-type="float">
            <text:p>211.275</text:p>
          </table:table-cell>
          <table:table-cell table:style-name="ce32" office:value-type="float" office:value="591.9" calcext:value-type="float">
            <text:p>591.9</text:p>
          </table:table-cell>
          <table:table-cell table:style-name="ce32" office:value-type="float" office:value="657.2" calcext:value-type="float">
            <text:p>657.2</text:p>
          </table:table-cell>
          <table:table-cell table:style-name="ce32" office:value-type="float" office:value="726.6" calcext:value-type="float">
            <text:p>726.6</text:p>
          </table:table-cell>
          <table:table-cell table:style-name="ce32" office:value-type="float" office:value="817.6" calcext:value-type="float">
            <text:p>817.6</text:p>
          </table:table-cell>
          <table:table-cell table:style-name="ce32" office:value-type="float" office:value="894.5" calcext:value-type="float">
            <text:p>894.5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1087" calcext:value-type="float">
            <text:p>1087</text:p>
          </table:table-cell>
          <table:table-cell table:style-name="ce32" office:value-type="float" office:value="1157.8" calcext:value-type="float">
            <text:p>1157.8</text:p>
          </table:table-cell>
          <table:table-cell table:style-name="ce32" office:value-type="float" office:value="5128.8" calcext:value-type="float">
            <text:p>5128.8</text:p>
          </table:table-cell>
          <table:table-cell table:style-name="ce32" office:value-type="float" office:value="5469.864" calcext:value-type="float">
            <text:p>5469.864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6.5615" calcext:value-type="float">
            <text:p>6.5615</text:p>
          </table:table-cell>
          <table:table-cell office:value-type="float" office:value="12.79967" calcext:value-type="float">
            <text:p>12.79967</text:p>
          </table:table-cell>
          <table:table-cell office:value-type="float" office:value="24.75666" calcext:value-type="float">
            <text:p>24.75666</text:p>
          </table:table-cell>
          <table:table-cell table:style-name="ce32" office:value-type="float" office:value="73.4894" calcext:value-type="float">
            <text:p>73.4894</text:p>
          </table:table-cell>
          <table:table-cell table:style-name="ce32" office:value-type="float" office:value="91.65" calcext:value-type="float">
            <text:p>91.65</text:p>
          </table:table-cell>
          <table:table-cell table:style-name="ce32" office:value-type="float" office:value="110.68" calcext:value-type="float">
            <text:p>110.68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58.1" calcext:value-type="float">
            <text:p>158.1</text:p>
          </table:table-cell>
          <table:table-cell table:style-name="ce32" office:value-type="float" office:value="180.03" calcext:value-type="float">
            <text:p>180.03</text:p>
          </table:table-cell>
          <table:table-cell table:style-name="ce32" office:value-type="float" office:value="225.18" calcext:value-type="float">
            <text:p>225.18</text:p>
          </table:table-cell>
          <table:table-cell table:style-name="ce32" office:value-type="float" office:value="249.798" calcext:value-type="float">
            <text:p>249.798</text:p>
          </table:table-cell>
          <table:table-cell table:style-name="ce32" office:value-type="float" office:value="687.36" calcext:value-type="float">
            <text:p>687.36</text:p>
          </table:table-cell>
          <table:table-cell table:style-name="ce32" office:value-type="float" office:value="756.7" calcext:value-type="float">
            <text:p>756.7</text:p>
          </table:table-cell>
          <table:table-cell table:style-name="ce32" office:value-type="float" office:value="830.8" calcext:value-type="float">
            <text:p>830.8</text:p>
          </table:table-cell>
          <table:table-cell table:style-name="ce32" office:value-type="float" office:value="927.5" calcext:value-type="float">
            <text:p>927.5</text:p>
          </table:table-cell>
          <table:table-cell table:style-name="ce32" office:value-type="float" office:value="1009" calcext:value-type="float">
            <text:p>1009</text:p>
          </table:table-cell>
          <table:table-cell table:style-name="ce32" office:value-type="float" office:value="1094" calcext:value-type="float">
            <text:p>1094</text:p>
          </table:table-cell>
          <table:table-cell table:style-name="ce32" office:value-type="float" office:value="1213" calcext:value-type="float">
            <text:p>1213</text:p>
          </table:table-cell>
          <table:table-cell table:style-name="ce32" office:value-type="float" office:value="1287.97" calcext:value-type="float">
            <text:p>1287.97</text:p>
          </table:table-cell>
          <table:table-cell table:style-name="ce32" office:value-type="float" office:value="5674.8" calcext:value-type="float">
            <text:p>5674.8</text:p>
          </table:table-cell>
          <table:table-cell table:style-name="ce32" office:value-type="float" office:value="6033.712" calcext:value-type="float">
            <text:p>6033.712</text:p>
          </table:table-cell>
          <table:table-cell table:number-columns-repeated="3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13.5755" calcext:value-type="float">
            <text:p>13.5755</text:p>
          </table:table-cell>
          <table:table-cell office:value-type="float" office:value="27.4917" calcext:value-type="float">
            <text:p>27.4917</text:p>
          </table:table-cell>
          <table:table-cell table:style-name="ce32" office:value-type="float" office:value="43.2672" calcext:value-type="float">
            <text:p>43.2672</text:p>
          </table:table-cell>
          <table:table-cell table:style-name="ce32" office:value-type="float" office:value="99.3" calcext:value-type="float">
            <text:p>99.3</text:p>
          </table:table-cell>
          <table:table-cell table:style-name="ce32" office:value-type="float" office:value="119.53" calcext:value-type="float">
            <text:p>119.53</text:p>
          </table:table-cell>
          <table:table-cell table:style-name="ce32" office:value-type="float" office:value="140.8" calcext:value-type="float">
            <text:p>140.8</text:p>
          </table:table-cell>
          <table:table-cell table:style-name="ce32" office:value-type="float" office:value="170.4" calcext:value-type="float">
            <text:p>170.4</text:p>
          </table:table-cell>
          <table:table-cell table:style-name="ce32" office:value-type="float" office:value="192.1" calcext:value-type="float">
            <text:p>192.1</text:p>
          </table:table-cell>
          <table:table-cell table:style-name="ce32" office:value-type="float" office:value="215.92" calcext:value-type="float">
            <text:p>215.92</text:p>
          </table:table-cell>
          <table:table-cell table:style-name="ce32" office:value-type="float" office:value="265.07" calcext:value-type="float">
            <text:p>265.07</text:p>
          </table:table-cell>
          <table:table-cell table:style-name="ce32" office:value-type="float" office:value="291.5" calcext:value-type="float">
            <text:p>291.5</text:p>
          </table:table-cell>
          <table:table-cell table:style-name="ce32" office:value-type="float" office:value="787.84" calcext:value-type="float">
            <text:p>787.84</text:p>
          </table:table-cell>
          <table:table-cell table:style-name="ce32" office:value-type="float" office:value="863.1" calcext:value-type="float">
            <text:p>863.1</text:p>
          </table:table-cell>
          <table:table-cell table:style-name="ce32" office:value-type="float" office:value="941.9" calcext:value-type="float">
            <text:p>941.9</text:p>
          </table:table-cell>
          <table:table-cell table:style-name="ce32" office:value-type="float" office:value="1044" calcext:value-type="float">
            <text:p>1044</text:p>
          </table:table-cell>
          <table:table-cell table:style-name="ce32" office:value-type="float" office:value="1131" calcext:value-type="float">
            <text:p>1131</text:p>
          </table:table-cell>
          <table:table-cell table:style-name="ce32" office:value-type="float" office:value="1221" calcext:value-type="float">
            <text:p>1221</text:p>
          </table:table-cell>
          <table:table-cell table:style-name="ce32" office:value-type="float" office:value="1346" calcext:value-type="float">
            <text:p>1346</text:p>
          </table:table-cell>
          <table:table-cell table:style-name="ce32" office:value-type="float" office:value="1425.4" calcext:value-type="float">
            <text:p>1425.4</text:p>
          </table:table-cell>
          <table:table-cell table:style-name="ce32" office:value-type="float" office:value="6249" calcext:value-type="float">
            <text:p>6249</text:p>
          </table:table-cell>
          <table:table-cell table:style-name="ce32" office:value-type="float" office:value="6625.82" calcext:value-type="float">
            <text:p>6625.82</text:p>
          </table:table-cell>
          <table:table-cell table:number-columns-repeated="3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0.52766" calcext:value-type="float">
            <text:p>0.52766</text:p>
          </table:table-cell>
          <table:table-cell office:value-type="float" office:value="14.66" calcext:value-type="float">
            <text:p>14.66</text:p>
          </table:table-cell>
          <table:table-cell office:value-type="float" office:value="29.311" calcext:value-type="float">
            <text:p>29.311</text:p>
          </table:table-cell>
          <table:table-cell office:value-type="float" office:value="46.709" calcext:value-type="float">
            <text:p>46.709</text:p>
          </table:table-cell>
          <table:table-cell table:style-name="ce32" office:value-type="float" office:value="65.2817" calcext:value-type="float">
            <text:p>65.2817</text:p>
          </table:table-cell>
          <table:table-cell table:style-name="ce32" office:value-type="float" office:value="128.13" calcext:value-type="float">
            <text:p>128.13</text:p>
          </table:table-cell>
          <table:table-cell table:style-name="ce32" office:value-type="float" office:value="150.6" calcext:value-type="float">
            <text:p>150.6</text:p>
          </table:table-cell>
          <table:table-cell table:style-name="ce32" office:value-type="float" office:value="173.4" calcext:value-type="float">
            <text:p>173.4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 office:value-type="float" office:value="230.5" calcext:value-type="float">
            <text:p>230.5</text:p>
          </table:table-cell>
          <table:table-cell table:style-name="ce32" office:value-type="float" office:value="255.7" calcext:value-type="float">
            <text:p>255.7</text:p>
          </table:table-cell>
          <table:table-cell table:style-name="ce32" office:value-type="float" office:value="308.1" calcext:value-type="float">
            <text:p>308.1</text:p>
          </table:table-cell>
          <table:table-cell table:style-name="ce32" office:value-type="float" office:value="336.277" calcext:value-type="float">
            <text:p>336.277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976" calcext:value-type="float">
            <text:p>976</text:p>
          </table:table-cell>
          <table:table-cell table:style-name="ce32" office:value-type="float" office:value="1060" calcext:value-type="float">
            <text:p>1060</text:p>
          </table:table-cell>
          <table:table-cell table:style-name="ce32" office:value-type="float" office:value="1168" calcext:value-type="float">
            <text:p>1168</text:p>
          </table:table-cell>
          <table:table-cell table:style-name="ce32" office:value-type="float" office:value="1260" calcext:value-type="float">
            <text:p>1260</text:p>
          </table:table-cell>
          <table:table-cell table:style-name="ce32" office:value-type="float" office:value="1355" calcext:value-type="float">
            <text:p>1355</text:p>
          </table:table-cell>
          <table:table-cell table:style-name="ce32" office:value-type="float" office:value="1486" calcext:value-type="float">
            <text:p>1486</text:p>
          </table:table-cell>
          <table:table-cell table:style-name="ce32" office:value-type="float" office:value="1569.6" calcext:value-type="float">
            <text:p>1569.6</text:p>
          </table:table-cell>
          <table:table-cell table:style-name="ce32" office:value-type="float" office:value="6851.3" calcext:value-type="float">
            <text:p>6851.3</text:p>
          </table:table-cell>
          <table:table-cell table:style-name="ce32" office:value-type="float" office:value="7246.12" calcext:value-type="float">
            <text:p>7246.12</text:p>
          </table:table-cell>
          <table:table-cell table:number-columns-repeated="3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0.675928" calcext:value-type="float">
            <text:p>0.675928</text:p>
          </table:table-cell>
          <table:table-cell office:value-type="float" office:value="6.7665" calcext:value-type="float">
            <text:p>6.7665</text:p>
          </table:table-cell>
          <table:table-cell office:value-type="float" office:value="16.4857" calcext:value-type="float">
            <text:p>16.4857</text:p>
          </table:table-cell>
          <table:table-cell office:value-type="float" office:value="30.96" calcext:value-type="float">
            <text:p>30.96</text:p>
          </table:table-cell>
          <table:table-cell table:style-name="ce32" office:value-type="float" office:value="49.16" calcext:value-type="float">
            <text:p>49.16</text:p>
          </table:table-cell>
          <table:table-cell table:style-name="ce32" office:value-type="float" office:value="69.46" calcext:value-type="float">
            <text:p>69.46</text:p>
          </table:table-cell>
          <table:table-cell table:style-name="ce32" office:value-type="float" office:value="90.6349" calcext:value-type="float">
            <text:p>90.6349</text:p>
          </table:table-cell>
          <table:table-cell table:style-name="ce32" office:value-type="float" office:value="160.18" calcext:value-type="float">
            <text:p>160.18</text:p>
          </table:table-cell>
          <table:table-cell table:style-name="ce32" office:value-type="float" office:value="184.7" calcext:value-type="float">
            <text:p>184.7</text:p>
          </table:table-cell>
          <table:table-cell table:style-name="ce32" office:value-type="float" office:value="209.3" calcext:value-type="float">
            <text:p>209.3</text:p>
          </table:table-cell>
          <table:table-cell table:style-name="ce32" office:value-type="float" office:value="244.4" calcext:value-type="float">
            <text:p>244.4</text:p>
          </table:table-cell>
          <table:table-cell table:style-name="ce32" office:value-type="float" office:value="270.8" calcext:value-type="float">
            <text:p>270.8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354.8" calcext:value-type="float">
            <text:p>354.8</text:p>
          </table:table-cell>
          <table:table-cell table:style-name="ce32" office:value-type="float" office:value="384.168" calcext:value-type="float">
            <text:p>384.168</text:p>
          </table:table-cell>
          <table:table-cell table:style-name="ce32" office:value-type="float" office:value="1010.6" calcext:value-type="float">
            <text:p>1010.6</text:p>
          </table:table-cell>
          <table:table-cell table:style-name="ce32" office:value-type="float" office:value="1097" calcext:value-type="float">
            <text:p>1097</text:p>
          </table:table-cell>
          <table:table-cell table:style-name="ce32" office:value-type="float" office:value="1185" calcext:value-type="float">
            <text:p>1185</text:p>
          </table:table-cell>
          <table:table-cell table:style-name="ce32" office:value-type="float" office:value="1299" calcext:value-type="float">
            <text:p>1299</text:p>
          </table:table-cell>
          <table:table-cell table:style-name="ce32" office:value-type="float" office:value="1396" calcext:value-type="float">
            <text:p>1396</text:p>
          </table:table-cell>
          <table:table-cell table:style-name="ce32" office:value-type="float" office:value="1496" calcext:value-type="float">
            <text:p>1496</text:p>
          </table:table-cell>
          <table:table-cell table:style-name="ce32" office:value-type="float" office:value="1634" calcext:value-type="float">
            <text:p>1634</text:p>
          </table:table-cell>
          <table:table-cell table:style-name="ce32" office:value-type="float" office:value="1721.4" calcext:value-type="float">
            <text:p>1721.4</text:p>
          </table:table-cell>
          <table:table-cell table:style-name="ce32" office:value-type="float" office:value="7481.7" calcext:value-type="float">
            <text:p>7481.7</text:p>
          </table:table-cell>
          <table:table-cell table:style-name="ce32" office:value-type="float" office:value="7894.81" calcext:value-type="float">
            <text:p>7894.81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-0.5" calcext:value-type="float">
            <text:p>-0.5</text:p>
          </table:table-cell>
          <table:table-cell office:value-type="float" office:value="7.43402" calcext:value-type="float">
            <text:p>7.43402</text:p>
          </table:table-cell>
          <table:table-cell office:value-type="float" office:value="15.63999" calcext:value-type="float">
            <text:p>15.63999</text:p>
          </table:table-cell>
          <table:table-cell office:value-type="float" office:value="33.668" calcext:value-type="float">
            <text:p>33.668</text:p>
          </table:table-cell>
          <table:table-cell table:style-name="ce32" office:value-type="float" office:value="51.2" calcext:value-type="float">
            <text:p>51.2</text:p>
          </table:table-cell>
          <table:table-cell table:style-name="ce32" office:value-type="float" office:value="72.4" calcext:value-type="float">
            <text:p>72.4</text:p>
          </table:table-cell>
          <table:table-cell table:style-name="ce32" office:value-type="float" office:value="95.6" calcext:value-type="float">
            <text:p>95.6</text:p>
          </table:table-cell>
          <table:table-cell table:style-name="ce32" office:value-type="float" office:value="119.203" calcext:value-type="float">
            <text:p>119.203</text:p>
          </table:table-cell>
          <table:table-cell table:style-name="ce32" office:value-type="float" office:value="194.5" calcext:value-type="float">
            <text:p>194.5</text:p>
          </table:table-cell>
          <table:table-cell table:style-name="ce32" office:value-type="float" office:value="221.8" calcext:value-type="float">
            <text:p>221.8</text:p>
          </table:table-cell>
          <table:table-cell table:style-name="ce32" office:value-type="float" office:value="248.3" calcext:value-type="float">
            <text:p>248.3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314.4" calcext:value-type="float">
            <text:p>314.4</text:p>
          </table:table-cell>
          <table:table-cell table:style-name="ce32" office:value-type="float" office:value="343.6" calcext:value-type="float">
            <text:p>343.6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435.163" calcext:value-type="float">
            <text:p>435.163</text:p>
          </table:table-cell>
          <table:table-cell table:style-name="ce32" office:value-type="float" office:value="1134.7" calcext:value-type="float">
            <text:p>1134.7</text:p>
          </table:table-cell>
          <table:table-cell table:style-name="ce32" office:value-type="float" office:value="1224" calcext:value-type="float">
            <text:p>1224</text:p>
          </table:table-cell>
          <table:table-cell table:style-name="ce32" office:value-type="float" office:value="1317" calcext:value-type="float">
            <text:p>1317</text:p>
          </table:table-cell>
          <table:table-cell table:style-name="ce32" office:value-type="float" office:value="1437" calcext:value-type="float">
            <text:p>1437</text:p>
          </table:table-cell>
          <table:table-cell table:style-name="ce32" office:value-type="float" office:value="1539" calcext:value-type="float">
            <text:p>1539</text:p>
          </table:table-cell>
          <table:table-cell table:style-name="ce32" office:value-type="float" office:value="1644" calcext:value-type="float">
            <text:p>1644</text:p>
          </table:table-cell>
          <table:table-cell table:style-name="ce32" office:value-type="float" office:value="1788" calcext:value-type="float">
            <text:p>1788</text:p>
          </table:table-cell>
          <table:table-cell table:style-name="ce32" office:value-type="float" office:value="1879.9" calcext:value-type="float">
            <text:p>1879.9</text:p>
          </table:table-cell>
          <table:table-cell table:style-name="ce32" office:value-type="float" office:value="8140.6" calcext:value-type="float">
            <text:p>8140.6</text:p>
          </table:table-cell>
          <table:table-cell table:style-name="ce32" office:value-type="float" office:value="8571.94" calcext:value-type="float">
            <text:p>8571.94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7.9024" calcext:value-type="float">
            <text:p>7.9024</text:p>
          </table:table-cell>
          <table:table-cell office:value-type="float" office:value="16.1878" calcext:value-type="float">
            <text:p>16.1878</text:p>
          </table:table-cell>
          <table:table-cell office:value-type="float" office:value="30.652" calcext:value-type="float">
            <text:p>30.652</text:p>
          </table:table-cell>
          <table:table-cell table:style-name="ce32" office:value-type="float" office:value="54.8" calcext:value-type="float">
            <text:p>54.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9.1" calcext:value-type="float">
            <text:p>99.1</text:p>
          </table:table-cell>
          <table:table-cell table:style-name="ce32" office:value-type="float" office:value="124.98" calcext:value-type="float">
            <text:p>124.98</text:p>
          </table:table-cell>
          <table:table-cell table:style-name="ce32" office:value-type="float" office:value="151.06" calcext:value-type="float">
            <text:p>151.06</text:p>
          </table:table-cell>
          <table:table-cell table:style-name="ce32" office:value-type="float" office:value="233.6" calcext:value-type="float">
            <text:p>233.6</text:p>
          </table:table-cell>
          <table:table-cell table:style-name="ce32" office:value-type="float" office:value="262.1" calcext:value-type="float">
            <text:p>262.1</text:p>
          </table:table-cell>
          <table:table-cell table:style-name="ce32" office:value-type="float" office:value="290.2" calcext:value-type="float">
            <text:p>290.2</text:p>
          </table:table-cell>
          <table:table-cell table:style-name="ce32" office:value-type="float" office:value="330.8" calcext:value-type="float">
            <text:p>330.8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92.2" calcext:value-type="float">
            <text:p>392.2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489.256" calcext:value-type="float">
            <text:p>489.256</text:p>
          </table:table-cell>
          <table:table-cell table:style-name="ce32" office:value-type="float" office:value="1266" calcext:value-type="float">
            <text:p>1266</text:p>
          </table:table-cell>
          <table:table-cell table:style-name="ce32" office:value-type="float" office:value="1358" calcext:value-type="float">
            <text:p>1358</text:p>
          </table:table-cell>
          <table:table-cell table:style-name="ce32" office:value-type="float" office:value="1456" calcext:value-type="float">
            <text:p>1456</text:p>
          </table:table-cell>
          <table:table-cell table:style-name="ce32" office:value-type="float" office:value="1582" calcext:value-type="float">
            <text:p>1582</text:p>
          </table:table-cell>
          <table:table-cell table:style-name="ce32" office:value-type="float" office:value="1689" calcext:value-type="float">
            <text:p>1689</text:p>
          </table:table-cell>
          <table:table-cell table:style-name="ce32" office:value-type="float" office:value="1799" calcext:value-type="float">
            <text:p>1799</text:p>
          </table:table-cell>
          <table:table-cell table:style-name="ce32" office:value-type="float" office:value="1950" calcext:value-type="float">
            <text:p>1950</text:p>
          </table:table-cell>
          <table:table-cell table:style-name="ce32" office:value-type="float" office:value="2023" calcext:value-type="float">
            <text:p>2023</text:p>
          </table:table-cell>
          <table:table-cell table:style-name="ce32" office:value-type="float" office:value="8828" calcext:value-type="float">
            <text:p>8828</text:p>
          </table:table-cell>
          <table:table-cell table:style-name="ce32" office:value-type="float" office:value="9277.69" calcext:value-type="float">
            <text:p>9277.69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0.662255" calcext:value-type="float">
            <text:p>0.662255</text:p>
          </table:table-cell>
          <table:table-cell office:value-type="float" office:value="7.881" calcext:value-type="float">
            <text:p>7.881</text:p>
          </table:table-cell>
          <table:table-cell office:value-type="float" office:value="17.083" calcext:value-type="float">
            <text:p>17.083</text:p>
          </table:table-cell>
          <table:table-cell office:value-type="float" office:value="33.5" calcext:value-type="float">
            <text:p>33.5</text:p>
          </table:table-cell>
          <table:table-cell table:style-name="ce32" office:value-type="float" office:value="51.3" calcext:value-type="float">
            <text:p>51.3</text:p>
          </table:table-cell>
          <table:table-cell table:style-name="ce32" office:value-type="float" office:value="79.5" calcext:value-type="float">
            <text:p>79.5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28.9" calcext:value-type="float">
            <text:p>128.9</text:p>
          </table:table-cell>
          <table:table-cell table:style-name="ce32" office:value-type="float" office:value="157.8" calcext:value-type="float">
            <text:p>157.8</text:p>
          </table:table-cell>
          <table:table-cell table:style-name="ce32" office:value-type="float" office:value="186.13" calcext:value-type="float">
            <text:p>186.13</text:p>
          </table:table-cell>
          <table:table-cell table:style-name="ce32" office:value-type="float" office:value="275.4" calcext:value-type="float">
            <text:p>275.4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511.96" calcext:value-type="float">
            <text:p>511.96</text:p>
          </table:table-cell>
          <table:table-cell table:style-name="ce32" office:value-type="float" office:value="546.58" calcext:value-type="float">
            <text:p>546.58</text:p>
          </table:table-cell>
          <table:table-cell table:style-name="ce32" office:value-type="float" office:value="1397.2" calcext:value-type="float">
            <text:p>1397.2</text:p>
          </table:table-cell>
          <table:table-cell table:style-name="ce32" office:value-type="float" office:value="1504.6" calcext:value-type="float">
            <text:p>1504.6</text:p>
          </table:table-cell>
          <table:table-cell table:style-name="ce32" office:value-type="float" office:value="1603" calcext:value-type="float">
            <text:p>1603</text:p>
          </table:table-cell>
          <table:table-cell table:style-name="ce32" office:value-type="float" office:value="1735" calcext:value-type="float">
            <text:p>1735</text:p>
          </table:table-cell>
          <table:table-cell table:style-name="ce32" office:value-type="float" office:value="1846" calcext:value-type="float">
            <text:p>1846</text:p>
          </table:table-cell>
          <table:table-cell table:style-name="ce32" office:value-type="float" office:value="1962" calcext:value-type="float">
            <text:p>1962</text:p>
          </table:table-cell>
          <table:table-cell table:style-name="ce32" office:value-type="float" office:value="2119" calcext:value-type="float">
            <text:p>2119</text:p>
          </table:table-cell>
          <table:table-cell table:style-name="ce32" office:value-type="float" office:value="2219" calcext:value-type="float">
            <text:p>2219</text:p>
          </table:table-cell>
          <table:table-cell table:style-name="ce32" office:value-type="float" office:value="9544.1" calcext:value-type="float">
            <text:p>9544.1</text:p>
          </table:table-cell>
          <table:table-cell table:style-name="ce32" office:value-type="float" office:value="10012.12" calcext:value-type="float">
            <text:p>10012.12</text:p>
          </table:table-cell>
          <table:table-cell table:number-columns-repeated="3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7.6398" calcext:value-type="float">
            <text:p>7.6398</text:p>
          </table:table-cell>
          <table:table-cell office:value-type="float" office:value="18.16884" calcext:value-type="float">
            <text:p>18.16884</text:p>
          </table:table-cell>
          <table:table-cell office:value-type="float" office:value="35.19" calcext:value-type="float">
            <text:p>35.19</text:p>
          </table:table-cell>
          <table:table-cell table:style-name="ce32" office:value-type="float" office:value="54.9" calcext:value-type="float">
            <text:p>54.9</text:p>
          </table:table-cell>
          <table:table-cell table:style-name="ce32" office:value-type="float" office:value="76.06" calcext:value-type="float">
            <text:p>76.06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224.6" calcext:value-type="float">
            <text:p>224.6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571.08" calcext:value-type="float">
            <text:p>571.08</text:p>
          </table:table-cell>
          <table:table-cell table:style-name="ce32" office:value-type="float" office:value="607.06" calcext:value-type="float">
            <text:p>607.06</text:p>
          </table:table-cell>
          <table:table-cell table:style-name="ce32" office:value-type="float" office:value="1541" calcext:value-type="float">
            <text:p>1541</text:p>
          </table:table-cell>
          <table:table-cell table:style-name="ce32" office:value-type="float" office:value="1648" calcext:value-type="float">
            <text:p>1648</text:p>
          </table:table-cell>
          <table:table-cell table:style-name="ce32" office:value-type="float" office:value="1756" calcext:value-type="float">
            <text:p>1756</text:p>
          </table:table-cell>
          <table:table-cell table:style-name="ce32" office:value-type="float" office:value="1894" calcext:value-type="float">
            <text:p>1894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float" office:value="2131" calcext:value-type="float">
            <text:p>2131</text:p>
          </table:table-cell>
          <table:table-cell table:style-name="ce32" office:value-type="float" office:value="2295" calcext:value-type="float">
            <text:p>2295</text:p>
          </table:table-cell>
          <table:table-cell table:style-name="ce32" office:value-type="float" office:value="2399.2" calcext:value-type="float">
            <text:p>2399.2</text:p>
          </table:table-cell>
          <table:table-cell table:style-name="ce32" office:value-type="float" office:value="10288.8" calcext:value-type="float">
            <text:p>10288.8</text:p>
          </table:table-cell>
          <table:table-cell table:style-name="ce32" office:value-type="float" office:value="10775.4" calcext:value-type="float">
            <text:p>10775.4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1.23578" calcext:value-type="float">
            <text:p>1.23578</text:p>
          </table:table-cell>
          <table:table-cell office:value-type="float" office:value="7.72638" calcext:value-type="float">
            <text:p>7.72638</text:p>
          </table:table-cell>
          <table:table-cell office:value-type="float" office:value="20.2924" calcext:value-type="float">
            <text:p>20.2924</text:p>
          </table:table-cell>
          <table:table-cell office:value-type="float" office:value="36.841" calcext:value-type="float">
            <text:p>36.841</text:p>
          </table:table-cell>
          <table:table-cell table:style-name="ce32" office:value-type="float" office:value="57.38" calcext:value-type="float">
            <text:p>57.38</text:p>
          </table:table-cell>
          <table:table-cell table:style-name="ce32" office:value-type="float" office:value="79.8" calcext:value-type="float">
            <text:p>79.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65.3" calcext:value-type="float">
            <text:p>265.3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670.588" calcext:value-type="float">
            <text:p>670.588</text:p>
          </table:table-cell>
          <table:table-cell table:style-name="ce32" office:value-type="float" office:value="1697" calcext:value-type="float">
            <text:p>1697</text:p>
          </table:table-cell>
          <table:table-cell table:style-name="ce32" office:value-type="float" office:value="1804" calcext:value-type="float">
            <text:p>1804</text:p>
          </table:table-cell>
          <table:table-cell table:style-name="ce32" office:value-type="float" office:value="1916" calcext:value-type="float">
            <text:p>1916</text:p>
          </table:table-cell>
          <table:table-cell table:style-name="ce32" office:value-type="float" office:value="2060" calcext:value-type="float">
            <text:p>2060</text:p>
          </table:table-cell>
          <table:table-cell table:style-name="ce32" office:value-type="float" office:value="2182" calcext:value-type="float">
            <text:p>2182</text:p>
          </table:table-cell>
          <table:table-cell table:style-name="ce32" office:value-type="float" office:value="2308" calcext:value-type="float">
            <text:p>2308</text:p>
          </table:table-cell>
          <table:table-cell table:style-name="ce32" office:value-type="float" office:value="2478" calcext:value-type="float">
            <text:p>2478</text:p>
          </table:table-cell>
          <table:table-cell table:style-name="ce32" office:value-type="float" office:value="2587.5" calcext:value-type="float">
            <text:p>2587.5</text:p>
          </table:table-cell>
          <table:table-cell table:style-name="ce32" office:value-type="float" office:value="11062.38" calcext:value-type="float">
            <text:p>11062.38</text:p>
          </table:table-cell>
          <table:table-cell table:style-name="ce32" office:value-type="float" office:value="11567.617" calcext:value-type="float">
            <text:p>11567.617</text:p>
          </table:table-cell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-0.6" calcext:value-type="float">
            <text:p>-0.6</text:p>
          </table:table-cell>
          <table:table-cell office:value-type="float" office:value="9.3942" calcext:value-type="float">
            <text:p>9.3942</text:p>
          </table:table-cell>
          <table:table-cell office:value-type="float" office:value="17.9644" calcext:value-type="float">
            <text:p>17.9644</text:p>
          </table:table-cell>
          <table:table-cell office:value-type="float" office:value="39.723" calcext:value-type="float">
            <text:p>39.723</text:p>
          </table:table-cell>
          <table:table-cell table:style-name="ce32" office:value-type="float" office:value="59.4" calcext:value-type="float">
            <text:p>59.4</text:p>
          </table:table-cell>
          <table:table-cell table:style-name="ce32" office:value-type="float" office:value="82.6" calcext:value-type="float">
            <text:p>82.6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310.8" calcext:value-type="float">
            <text:p>310.8</text:p>
          </table:table-cell>
          <table:table-cell table:style-name="ce32" office:value-type="float" office:value="419.7" calcext:value-type="float">
            <text:p>419.7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1856" calcext:value-type="float">
            <text:p>1856</text:p>
          </table:table-cell>
          <table:table-cell table:number-columns-repeated="3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Ga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5.9993" calcext:value-type="float">
            <text:p>5.9993</text:p>
          </table:table-cell>
          <table:table-cell office:value-type="float" office:value="20.5142" calcext:value-type="float">
            <text:p>20.5142</text:p>
          </table:table-cell>
          <table:table-cell office:value-type="float" office:value="30.71" calcext:value-type="float">
            <text:p>30.71</text:p>
          </table:table-cell>
          <table:table-cell table:style-name="ce32" office:value-type="float" office:value="64" calcext:value-type="float">
            <text:p>6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Ge</text:p>
          </table:table-cell>
          <table:table-cell office:value-type="float" office:value="1.2326764" calcext:value-type="float">
            <text:p>1.2326764</text:p>
          </table:table-cell>
          <table:table-cell office:value-type="float" office:value="7.8994" calcext:value-type="float">
            <text:p>7.8994</text:p>
          </table:table-cell>
          <table:table-cell office:value-type="float" office:value="15.93462" calcext:value-type="float">
            <text:p>15.93462</text:p>
          </table:table-cell>
          <table:table-cell office:value-type="float" office:value="34.2241" calcext:value-type="float">
            <text:p>34.2241</text:p>
          </table:table-cell>
          <table:table-cell table:style-name="ce32" office:value-type="float" office:value="45.7131" calcext:value-type="float">
            <text:p>45.7131</text:p>
          </table:table-cell>
          <table:table-cell table:style-name="ce32" office:value-type="float" office:value="93.5" calcext:value-type="float">
            <text:p>93.5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As</text:p>
          </table:table-cell>
          <table:table-cell office:value-type="float" office:value="0.8048" calcext:value-type="float">
            <text:p>0.8048</text:p>
          </table:table-cell>
          <table:table-cell office:value-type="float" office:value="9.7886" calcext:value-type="float">
            <text:p>9.7886</text:p>
          </table:table-cell>
          <table:table-cell office:value-type="float" office:value="18.633" calcext:value-type="float">
            <text:p>18.633</text:p>
          </table:table-cell>
          <table:table-cell office:value-type="float" office:value="28.351" calcext:value-type="float">
            <text:p>28.351</text:p>
          </table:table-cell>
          <table:table-cell table:style-name="ce32" office:value-type="float" office:value="50.13" calcext:value-type="float">
            <text:p>50.13</text:p>
          </table:table-cell>
          <table:table-cell table:style-name="ce32" office:value-type="float" office:value="62.63" calcext:value-type="float">
            <text:p>62.63</text:p>
          </table:table-cell>
          <table:table-cell table:style-name="ce32" office:value-type="float" office:value="127.6" calcext:value-type="float">
            <text:p>127.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Se</text:p>
          </table:table-cell>
          <table:table-cell office:value-type="float" office:value="2.0206047" calcext:value-type="float">
            <text:p>2.0206047</text:p>
          </table:table-cell>
          <table:table-cell office:value-type="float" office:value="9.75238" calcext:value-type="float">
            <text:p>9.75238</text:p>
          </table:table-cell>
          <table:table-cell office:value-type="float" office:value="21.19" calcext:value-type="float">
            <text:p>21.19</text:p>
          </table:table-cell>
          <table:table-cell office:value-type="float" office:value="30.8204" calcext:value-type="float">
            <text:p>30.8204</text:p>
          </table:table-cell>
          <table:table-cell table:style-name="ce32" office:value-type="float" office:value="42.945" calcext:value-type="float">
            <text:p>42.945</text:p>
          </table:table-cell>
          <table:table-cell table:style-name="ce32" office:value-type="float" office:value="68.3" calcext:value-type="float">
            <text:p>68.3</text:p>
          </table:table-cell>
          <table:table-cell table:style-name="ce32" office:value-type="float" office:value="81.7" calcext:value-type="float">
            <text:p>81.7</text:p>
          </table:table-cell>
          <table:table-cell table:style-name="ce32" office:value-type="float" office:value="155.4" calcext:value-type="float">
            <text:p>155.4</text:p>
          </table:table-cell>
          <table:table-cell table:number-columns-repeated="5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Br</text:p>
          </table:table-cell>
          <table:table-cell office:value-type="float" office:value="3.363588" calcext:value-type="float">
            <text:p>3.363588</text:p>
          </table:table-cell>
          <table:table-cell office:value-type="float" office:value="11.81381" calcext:value-type="float">
            <text:p>11.81381</text:p>
          </table:table-cell>
          <table:table-cell office:value-type="float" office:value="21.8" calcext:value-type="float">
            <text:p>21.8</text:p>
          </table:table-cell>
          <table:table-cell office:value-type="float" office:value="36" calcext:value-type="float">
            <text:p>36</text:p>
          </table:table-cell>
          <table:table-cell table:style-name="ce32" office:value-type="float" office:value="47.3" calcext:value-type="float">
            <text:p>47.3</text:p>
          </table:table-cell>
          <table:table-cell table:style-name="ce32" office:value-type="float" office:value="59.7" calcext:value-type="float">
            <text:p>59.7</text:p>
          </table:table-cell>
          <table:table-cell table:style-name="ce32" office:value-type="float" office:value="88.6" calcext:value-type="float">
            <text:p>88.6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92.8" calcext:value-type="float">
            <text:p>192.8</text:p>
          </table:table-cell>
          <table:table-cell table:number-columns-repeated="5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-1" calcext:value-type="float">
            <text:p>-1</text:p>
          </table:table-cell>
          <table:table-cell office:value-type="float" office:value="13.99961" calcext:value-type="float">
            <text:p>13.99961</text:p>
          </table:table-cell>
          <table:table-cell office:value-type="float" office:value="24.35985" calcext:value-type="float">
            <text:p>24.35985</text:p>
          </table:table-cell>
          <table:table-cell office:value-type="float" office:value="36.95" calcext:value-type="float">
            <text:p>36.95</text:p>
          </table:table-cell>
          <table:table-cell table:style-name="ce32" office:value-type="float" office:value="52.5" calcext:value-type="float">
            <text:p>52.5</text:p>
          </table:table-cell>
          <table:table-cell table:style-name="ce32" office:value-type="float" office:value="64.7" calcext:value-type="float">
            <text:p>64.7</text:p>
          </table:table-cell>
          <table:table-cell table:style-name="ce32" office:value-type="float" office:value="78.5" calcext:value-type="float">
            <text:p>78.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5.802" calcext:value-type="float">
            <text:p>125.802</text:p>
          </table:table-cell>
          <table:table-cell table:style-name="ce32" office:value-type="float" office:value="230.85" calcext:value-type="float">
            <text:p>230.85</text:p>
          </table:table-cell>
          <table:table-cell table:style-name="ce32" office:value-type="float" office:value="268.2" calcext:value-type="float">
            <text:p>268.2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884" calcext:value-type="float">
            <text:p>884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998" calcext:value-type="float">
            <text:p>998</text:p>
          </table:table-cell>
          <table:table-cell table:style-name="ce32" office:value-type="float" office:value="1051" calcext:value-type="float">
            <text:p>1051</text:p>
          </table:table-cell>
          <table:table-cell table:style-name="ce32" office:value-type="float" office:value="1151" calcext:value-type="float">
            <text:p>1151</text:p>
          </table:table-cell>
          <table:table-cell table:style-name="ce31" office:value-type="float" office:value="1205.3" calcext:value-type="float">
            <text:p>1205.3</text:p>
          </table:table-cell>
          <table:table-cell table:style-name="ce31" office:value-type="float" office:value="2928" calcext:value-type="float">
            <text:p>2928</text:p>
          </table:table-cell>
          <table:table-cell table:style-name="ce31" office:value-type="float" office:value="3070" calcext:value-type="float">
            <text:p>3070</text:p>
          </table:table-cell>
          <table:table-cell table:style-name="ce31" office:value-type="float" office:value="3227" calcext:value-type="float">
            <text:p>3227</text:p>
          </table:table-cell>
          <table:table-cell table:style-name="ce31" office:value-type="float" office:value="3381" calcext:value-type="float">
            <text:p>3381</text:p>
          </table:table-cell>
          <table:table-cell table:number-columns-repeated="24"/>
          <table:table-cell table:style-name="ce42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4.17713" calcext:value-type="float">
            <text:p>4.17713</text:p>
          </table:table-cell>
          <table:table-cell office:value-type="float" office:value="27.285" calcext:value-type="float">
            <text:p>27.285</text:p>
          </table:table-cell>
          <table:table-cell office:value-type="float" office:value="40" calcext:value-type="float">
            <text:p>40</text:p>
          </table:table-cell>
          <table:table-cell table:style-name="ce32" office:value-type="float" office:value="52.6" calcext:value-type="float">
            <text:p>52.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84.4" calcext:value-type="float">
            <text:p>84.4</text:p>
          </table:table-cell>
          <table:table-cell table:style-name="ce32" office:value-type="float" office:value="99.2" calcext:value-type="float">
            <text:p>99.2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77.1" calcext:value-type="float">
            <text:p>277.1</text:p>
          </table:table-cell>
          <table:table-cell table:number-columns-repeated="4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5.6949" calcext:value-type="float">
            <text:p>5.6949</text:p>
          </table:table-cell>
          <table:table-cell office:value-type="float" office:value="11.03013" calcext:value-type="float">
            <text:p>11.03013</text:p>
          </table:table-cell>
          <table:table-cell office:value-type="float" office:value="42.89" calcext:value-type="float">
            <text:p>42.8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1.6" calcext:value-type="float">
            <text:p>71.6</text:p>
          </table:table-cell>
          <table:table-cell table:style-name="ce32" office:value-type="float" office:value="90.8" calcext:value-type="float">
            <text:p>90.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22.3" calcext:value-type="float">
            <text:p>122.3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324.1" calcext:value-type="float">
            <text:p>324.1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0.31129" calcext:value-type="float">
            <text:p>0.31129</text:p>
          </table:table-cell>
          <table:table-cell office:value-type="float" office:value="6.2171" calcext:value-type="float">
            <text:p>6.2171</text:p>
          </table:table-cell>
          <table:table-cell office:value-type="float" office:value="12.24" calcext:value-type="float">
            <text:p>12.24</text:p>
          </table:table-cell>
          <table:table-cell office:value-type="float" office:value="20.52" calcext:value-type="float">
            <text:p>20.52</text:p>
          </table:table-cell>
          <table:table-cell table:style-name="ce32" office:value-type="float" office:value="60.597" calcext:value-type="float">
            <text:p>60.59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46.2" calcext:value-type="float">
            <text:p>146.2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374" calcext:value-type="float">
            <text:p>374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0.43328" calcext:value-type="float">
            <text:p>0.43328</text:p>
          </table:table-cell>
          <table:table-cell office:value-type="float" office:value="6.6339" calcext:value-type="float">
            <text:p>6.6339</text:p>
          </table:table-cell>
          <table:table-cell office:value-type="float" office:value="13.13" calcext:value-type="float">
            <text:p>13.13</text:p>
          </table:table-cell>
          <table:table-cell office:value-type="float" office:value="22.99" calcext:value-type="float">
            <text:p>22.99</text:p>
          </table:table-cell>
          <table:table-cell table:style-name="ce32" office:value-type="float" office:value="34.34" calcext:value-type="float">
            <text:p>34.34</text:p>
          </table:table-cell>
          <table:table-cell table:style-name="ce32" office:value-type="float" office:value="80.348" calcext:value-type="float">
            <text:p>80.3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0.9174" calcext:value-type="float">
            <text:p>0.9174</text:p>
          </table:table-cell>
          <table:table-cell office:value-type="float" office:value="6.75885" calcext:value-type="float">
            <text:p>6.75885</text:p>
          </table:table-cell>
          <table:table-cell office:value-type="float" office:value="14.32" calcext:value-type="float">
            <text:p>14.32</text:p>
          </table:table-cell>
          <table:table-cell office:value-type="float" office:value="25.04" calcext:value-type="float">
            <text:p>25.04</text:p>
          </table:table-cell>
          <table:table-cell table:style-name="ce32" office:value-type="float" office:value="38.3" calcext:value-type="float">
            <text:p>38.3</text:p>
          </table:table-cell>
          <table:table-cell table:style-name="ce32" office:value-type="float" office:value="50.55" calcext:value-type="float">
            <text:p>50.55</text:p>
          </table:table-cell>
          <table:table-cell table:style-name="ce32" office:value-type="float" office:value="102.057" calcext:value-type="float">
            <text:p>102.057</text:p>
          </table:table-cell>
          <table:table-cell table:style-name="ce32" office:value-type="float" office:value="125" calcext:value-type="float">
            <text:p>125</text:p>
          </table:table-cell>
          <table:table-cell table:number-columns-repeated="5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7.09243" calcext:value-type="float">
            <text:p>7.09243</text:p>
          </table:table-cell>
          <table:table-cell office:value-type="float" office:value="16.16" calcext:value-type="float">
            <text:p>16.16</text:p>
          </table:table-cell>
          <table:table-cell office:value-type="float" office:value="27.13" calcext:value-type="float">
            <text:p>27.13</text:p>
          </table:table-cell>
          <table:table-cell table:style-name="ce32" office:value-type="float" office:value="46.4" calcext:value-type="float">
            <text:p>46.4</text:p>
          </table:table-cell>
          <table:table-cell table:style-name="ce32" office:value-type="float" office:value="54.49" calcext:value-type="float">
            <text:p>54.49</text:p>
          </table:table-cell>
          <table:table-cell table:style-name="ce32" office:value-type="float" office:value="68.8276" calcext:value-type="float">
            <text:p>68.8276</text:p>
          </table:table-cell>
          <table:table-cell table:style-name="ce32" office:value-type="float" office:value="125.664" calcext:value-type="float">
            <text:p>125.664</text:p>
          </table:table-cell>
          <table:table-cell table:style-name="ce32" office:value-type="float" office:value="143.6" calcext:value-type="float">
            <text:p>143.6</text:p>
          </table:table-cell>
          <table:table-cell table:style-name="ce32" office:value-type="float" office:value="164.12" calcext:value-type="float">
            <text:p>164.12</text:p>
          </table:table-cell>
          <table:table-cell table:style-name="ce32" office:value-type="float" office:value="186.4" calcext:value-type="float">
            <text:p>186.4</text:p>
          </table:table-cell>
          <table:table-cell table:style-name="ce32" office:value-type="float" office:value="209.3" calcext:value-type="float">
            <text:p>209.3</text:p>
          </table:table-cell>
          <table:table-cell table:style-name="ce32" office:value-type="float" office:value="230.28" calcext:value-type="float">
            <text:p>230.28</text:p>
          </table:table-cell>
          <table:table-cell table:style-name="ce32" office:value-type="float" office:value="279.1" calcext:value-type="float">
            <text:p>279.1</text:p>
          </table:table-cell>
          <table:table-cell table:style-name="ce31" office:value-type="float" office:value="302.6" calcext:value-type="float">
            <text:p>302.6</text:p>
          </table:table-cell>
          <table:table-cell table:style-name="ce31" office:value-type="float" office:value="544" calcext:value-type="float">
            <text:p>544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636" calcext:value-type="float">
            <text:p>636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767" calcext:value-type="float">
            <text:p>767</text:p>
          </table:table-cell>
          <table:table-cell table:style-name="ce31" office:value-type="float" office:value="833" calcext:value-type="float">
            <text:p>833</text:p>
          </table:table-cell>
          <table:table-cell table:style-name="ce31" office:value-type="float" office:value="902" calcext:value-type="float">
            <text:p>902</text:p>
          </table:table-cell>
          <table:table-cell table:style-name="ce31" office:value-type="float" office:value="968" calcext:value-type="float">
            <text:p>968</text:p>
          </table:table-cell>
          <table:table-cell table:style-name="ce31" office:value-type="float" office:value="1020" calcext:value-type="float">
            <text:p>1020</text:p>
          </table:table-cell>
          <table:table-cell table:style-name="ce31" office:value-type="float" office:value="1082" calcext:value-type="float">
            <text:p>1082</text:p>
          </table:table-cell>
          <table:table-cell table:style-name="ce31" office:value-type="float" office:value="1263" calcext:value-type="float">
            <text:p>1263</text:p>
          </table:table-cell>
          <table:table-cell table:style-name="ce31" office:value-type="float" office:value="1323" calcext:value-type="float">
            <text:p>1323</text:p>
          </table:table-cell>
          <table:table-cell table:style-name="ce31" office:value-type="float" office:value="1387" calcext:value-type="float">
            <text:p>1387</text:p>
          </table:table-cell>
          <table:table-cell table:style-name="ce31" office:value-type="float" office:value="1449" calcext:value-type="float">
            <text:p>1449</text:p>
          </table:table-cell>
          <table:table-cell table:style-name="ce31" office:value-type="float" office:value="1535" calcext:value-type="float">
            <text:p>1535</text:p>
          </table:table-cell>
          <table:table-cell table:style-name="ce31" office:value-type="float" office:value="1601" calcext:value-type="float">
            <text:p>1601</text:p>
          </table:table-cell>
          <table:table-cell table:number-columns-repeated="2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Tc</text:p>
          </table:table-cell>
          <table:table-cell office:value-type="float" office:value="0.55" calcext:value-type="float">
            <text:p>0.55</text:p>
          </table:table-cell>
          <table:table-cell office:value-type="float" office:value="7.28" calcext:value-type="float">
            <text:p>7.28</text:p>
          </table:table-cell>
          <table:table-cell office:value-type="float" office:value="15.26" calcext:value-type="float">
            <text:p>15.26</text:p>
          </table:table-cell>
          <table:table-cell office:value-type="float" office:value="29.54" calcext:value-type="float">
            <text:p>29.54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Ru</text:p>
          </table:table-cell>
          <table:table-cell office:value-type="float" office:value="1.04627" calcext:value-type="float">
            <text:p>1.04627</text:p>
          </table:table-cell>
          <table:table-cell office:value-type="float" office:value="7.3605" calcext:value-type="float">
            <text:p>7.3605</text:p>
          </table:table-cell>
          <table:table-cell office:value-type="float" office:value="16.76" calcext:value-type="float">
            <text:p>16.76</text:p>
          </table:table-cell>
          <table:table-cell office:value-type="float" office:value="28.47" calcext:value-type="float">
            <text:p>28.47</text:p>
          </table:table-cell>
          <table:table-cell table:style-name="ce32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Rh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7.4589" calcext:value-type="float">
            <text:p>7.4589</text:p>
          </table:table-cell>
          <table:table-cell office:value-type="float" office:value="18.08" calcext:value-type="float">
            <text:p>18.08</text:p>
          </table:table-cell>
          <table:table-cell office:value-type="float" office:value="31.06" calcext:value-type="float">
            <text:p>31.06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0" office:value-type="string" calcext:value-type="string">
            <text:p>Pd</text:p>
          </table:table-cell>
          <table:table-cell office:value-type="float" office:value="0.56214" calcext:value-type="float">
            <text:p>0.56214</text:p>
          </table:table-cell>
          <table:table-cell office:value-type="float" office:value="8.3369" calcext:value-type="float">
            <text:p>8.3369</text:p>
          </table:table-cell>
          <table:table-cell office:value-type="float" office:value="19.43" calcext:value-type="float">
            <text:p>19.43</text:p>
          </table:table-cell>
          <table:table-cell office:value-type="float" office:value="32.93" calcext:value-type="float">
            <text:p>32.9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0" office:value-type="string" calcext:value-type="string">
            <text:p>Ag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7.5762" calcext:value-type="float">
            <text:p>7.5762</text:p>
          </table:table-cell>
          <table:table-cell office:value-type="float" office:value="21.49" calcext:value-type="float">
            <text:p>21.49</text:p>
          </table:table-cell>
          <table:table-cell office:value-type="float" office:value="34.83" calcext:value-type="float">
            <text:p>34.8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0" office:value-type="string" calcext:value-type="string">
            <text:p>Cd</text:p>
          </table:table-cell>
          <table:table-cell office:value-type="float" office:value="-0.7" calcext:value-type="float">
            <text:p>-0.7</text:p>
          </table:table-cell>
          <table:table-cell office:value-type="float" office:value="8.9938" calcext:value-type="float">
            <text:p>8.9938</text:p>
          </table:table-cell>
          <table:table-cell office:value-type="float" office:value="16.90832" calcext:value-type="float">
            <text:p>16.90832</text:p>
          </table:table-cell>
          <table:table-cell office:value-type="float" office:value="37.48" calcext:value-type="float">
            <text:p>37.48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0" office:value-type="string" calcext:value-type="string">
            <text:p>In</text:p>
          </table:table-cell>
          <table:table-cell office:value-type="float" office:value="0.38392" calcext:value-type="float">
            <text:p>0.38392</text:p>
          </table:table-cell>
          <table:table-cell office:value-type="float" office:value="5.78636" calcext:value-type="float">
            <text:p>5.78636</text:p>
          </table:table-cell>
          <table:table-cell office:value-type="float" office:value="18.8698" calcext:value-type="float">
            <text:p>18.8698</text:p>
          </table:table-cell>
          <table:table-cell office:value-type="float" office:value="28.03" calcext:value-type="float">
            <text:p>28.03</text:p>
          </table:table-cell>
          <table:table-cell table:style-name="ce32" office:value-type="float" office:value="54" calcext:value-type="float">
            <text:p>5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0" office:value-type="string" calcext:value-type="string">
            <text:p>Sn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7.3439" calcext:value-type="float">
            <text:p>7.3439</text:p>
          </table:table-cell>
          <table:table-cell office:value-type="float" office:value="14.63225" calcext:value-type="float">
            <text:p>14.63225</text:p>
          </table:table-cell>
          <table:table-cell office:value-type="float" office:value="30.5026" calcext:value-type="float">
            <text:p>30.5026</text:p>
          </table:table-cell>
          <table:table-cell table:style-name="ce32" office:value-type="float" office:value="40.73502" calcext:value-type="float">
            <text:p>40.73502</text:p>
          </table:table-cell>
          <table:table-cell table:style-name="ce32" office:value-type="float" office:value="72.28" calcext:value-type="float">
            <text:p>72.2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0" office:value-type="string" calcext:value-type="string">
            <text:p>Sb</text:p>
          </table:table-cell>
          <table:table-cell office:value-type="float" office:value="1.047401" calcext:value-type="float">
            <text:p>1.047401</text:p>
          </table:table-cell>
          <table:table-cell office:value-type="float" office:value="8.6084" calcext:value-type="float">
            <text:p>8.6084</text:p>
          </table:table-cell>
          <table:table-cell office:value-type="float" office:value="16.53051" calcext:value-type="float">
            <text:p>16.53051</text:p>
          </table:table-cell>
          <table:table-cell office:value-type="float" office:value="25.3" calcext:value-type="float">
            <text:p>25.3</text:p>
          </table:table-cell>
          <table:table-cell table:style-name="ce32" office:value-type="float" office:value="44.2" calcext:value-type="float">
            <text:p>44.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08" calcext:value-type="float">
            <text:p>108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0" office:value-type="string" calcext:value-type="string">
            <text:p>Te</text:p>
          </table:table-cell>
          <table:table-cell office:value-type="float" office:value="1.970875" calcext:value-type="float">
            <text:p>1.970875</text:p>
          </table:table-cell>
          <table:table-cell office:value-type="float" office:value="9.0096" calcext:value-type="float">
            <text:p>9.0096</text:p>
          </table:table-cell>
          <table:table-cell office:value-type="float" office:value="18.6" calcext:value-type="float">
            <text:p>18.6</text:p>
          </table:table-cell>
          <table:table-cell office:value-type="float" office:value="27.96" calcext:value-type="float">
            <text:p>27.96</text:p>
          </table:table-cell>
          <table:table-cell table:style-name="ce32" office:value-type="float" office:value="37.41" calcext:value-type="float">
            <text:p>37.41</text:p>
          </table:table-cell>
          <table:table-cell table:style-name="ce32" office:value-type="float" office:value="58.75" calcext:value-type="float">
            <text:p>58.75</text:p>
          </table:table-cell>
          <table:table-cell table:style-name="ce32" office:value-type="float" office:value="70.7" calcext:value-type="float">
            <text:p>70.7</text:p>
          </table:table-cell>
          <table:table-cell table:style-name="ce32" office:value-type="float" office:value="137" calcext:value-type="float">
            <text:p>137</text:p>
          </table:table-cell>
          <table:table-cell table:number-columns-repeated="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0" office:value-type="string" calcext:value-type="string">
            <text:p>I</text:p>
          </table:table-cell>
          <table:table-cell office:value-type="float" office:value="3.0590465" calcext:value-type="float">
            <text:p>3.0590465</text:p>
          </table:table-cell>
          <table:table-cell office:value-type="float" office:value="10.45126" calcext:value-type="float">
            <text:p>10.45126</text:p>
          </table:table-cell>
          <table:table-cell office:value-type="float" office:value="19.1313" calcext:value-type="float">
            <text:p>19.1313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0" office:value-type="string" calcext:value-type="string">
            <text:p>Xe</text:p>
          </table:table-cell>
          <table:table-cell office:value-type="float" office:value="3.059052" calcext:value-type="float">
            <text:p>3.059052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21.20979" calcext:value-type="float">
            <text:p>21.20979</text:p>
          </table:table-cell>
          <table:table-cell office:value-type="float" office:value="32.123" calcext:value-type="float">
            <text:p>32.12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-0.8" calcext:value-type="float">
            <text:p>-0.8</text:p>
          </table:table-cell>
          <table:table-cell office:value-type="float" office:value="3.8939" calcext:value-type="float">
            <text:p>3.8939</text:p>
          </table:table-cell>
          <table:table-cell office:value-type="float" office:value="23.15745" calcext:value-type="float">
            <text:p>23.15745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0.47163" calcext:value-type="float">
            <text:p>0.47163</text:p>
          </table:table-cell>
          <table:table-cell office:value-type="float" office:value="5.2117" calcext:value-type="float">
            <text:p>5.2117</text:p>
          </table:table-cell>
          <table:table-cell office:value-type="float" office:value="10.0039" calcext:value-type="float">
            <text:p>10.0039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5.5769" calcext:value-type="float">
            <text:p>5.5769</text:p>
          </table:table-cell>
          <table:table-cell office:value-type="float" office:value="11.06" calcext:value-type="float">
            <text:p>11.06</text:p>
          </table:table-cell>
          <table:table-cell office:value-type="float" office:value="19.1773" calcext:value-type="float">
            <text:p>19.1773</text:p>
          </table:table-cell>
          <table:table-cell table:style-name="ce32" office:value-type="float" office:value="49.95" calcext:value-type="float">
            <text:p>49.95</text:p>
          </table:table-cell>
          <table:table-cell table:style-name="ce32" office:value-type="float" office:value="61.6" calcext:value-type="float">
            <text:p>61.6</text:p>
          </table:table-cell>
          <table:table-cell table:style-name="Default" table:number-columns-repeated="2"/>
          <table:table-cell table:number-columns-repeated="31"/>
          <table:table-cell table:style-name="ce35"/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0.557546" calcext:value-type="float">
            <text:p>0.557546</text:p>
          </table:table-cell>
          <table:table-cell office:value-type="float" office:value="5.5387" calcext:value-type="float">
            <text:p>5.5387</text:p>
          </table:table-cell>
          <table:table-cell office:value-type="float" office:value="10.85" calcext:value-type="float">
            <text:p>10.85</text:p>
          </table:table-cell>
          <table:table-cell office:value-type="float" office:value="20.198" calcext:value-type="float">
            <text:p>20.198</text:p>
          </table:table-cell>
          <table:table-cell table:style-name="ce32" office:value-type="float" office:value="36.758" calcext:value-type="float">
            <text:p>36.758</text:p>
          </table:table-cell>
          <table:table-cell table:style-name="ce32" office:value-type="float" office:value="65.55" calcext:value-type="float">
            <text:p>65.55</text:p>
          </table:table-cell>
          <table:table-cell table:style-name="ce32" office:value-type="float" office:value="77.6" calcext:value-type="float">
            <text:p>77.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60016" calcext:value-type="float">
            <text:p>0.60016</text:p>
          </table:table-cell>
          <table:table-cell office:value-type="float" office:value="5.473" calcext:value-type="float">
            <text:p>5.473</text:p>
          </table:table-cell>
          <table:table-cell office:value-type="float" office:value="10.55" calcext:value-type="float">
            <text:p>10.55</text:p>
          </table:table-cell>
          <table:table-cell office:value-type="float" office:value="21.624" calcext:value-type="float">
            <text:p>21.624</text:p>
          </table:table-cell>
          <table:table-cell table:style-name="ce32" office:value-type="float" office:value="38.98" calcext:value-type="float">
            <text:p>38.98</text:p>
          </table:table-cell>
          <table:table-cell table:style-name="ce32" office:value-type="float" office:value="57.53" calcext:value-type="float">
            <text:p>57.53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0" office:value-type="string" calcext:value-type="string">
            <text:p>Nd</text:p>
          </table:table-cell>
          <table:table-cell office:value-type="float" office:value="0.10923" calcext:value-type="float">
            <text:p>0.1092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73" calcext:value-type="float">
            <text:p>10.73</text:p>
          </table:table-cell>
          <table:table-cell office:value-type="float" office:value="22.1" calcext:value-type="float">
            <text:p>22.1</text:p>
          </table:table-cell>
          <table:table-cell table:style-name="ce32" office:value-type="float" office:value="40.41" calcext:value-type="float">
            <text:p>40.41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0" office:value-type="string" calcext:value-type="string">
            <text:p>Pm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9" calcext:value-type="float">
            <text:p>10.9</text:p>
          </table:table-cell>
          <table:table-cell office:value-type="float" office:value="22.3" calcext:value-type="float">
            <text:p>22.3</text:p>
          </table:table-cell>
          <table:table-cell table:style-name="ce32" office:value-type="float" office:value="41.1" calcext:value-type="float">
            <text:p>41.1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0" office:value-type="string" calcext:value-type="string">
            <text:p>Sm</text:p>
          </table:table-cell>
          <table:table-cell office:value-type="float" office:value="0.129" calcext:value-type="float">
            <text:p>0.129</text:p>
          </table:table-cell>
          <table:table-cell office:value-type="float" office:value="5.6436" calcext:value-type="float">
            <text:p>5.6436</text:p>
          </table:table-cell>
          <table:table-cell office:value-type="float" office:value="11.07" calcext:value-type="float">
            <text:p>11.07</text:p>
          </table:table-cell>
          <table:table-cell office:value-type="float" office:value="23.4" calcext:value-type="float">
            <text:p>23.4</text:p>
          </table:table-cell>
          <table:table-cell table:style-name="ce32" office:value-type="float" office:value="41.4" calcext:value-type="float">
            <text:p>41.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0" office:value-type="string" calcext:value-type="string">
            <text:p>Eu</text:p>
          </table:table-cell>
          <table:table-cell office:value-type="float" office:value="0.162" calcext:value-type="float">
            <text:p>0.162</text:p>
          </table:table-cell>
          <table:table-cell office:value-type="float" office:value="5.6704" calcext:value-type="float">
            <text:p>5.6704</text:p>
          </table:table-cell>
          <table:table-cell office:value-type="float" office:value="11.241" calcext:value-type="float">
            <text:p>11.241</text:p>
          </table:table-cell>
          <table:table-cell office:value-type="float" office:value="24.92" calcext:value-type="float">
            <text:p>24.92</text:p>
          </table:table-cell>
          <table:table-cell table:style-name="ce32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0" office:value-type="string" calcext:value-type="string">
            <text:p>Gd</text:p>
          </table:table-cell>
          <table:table-cell office:value-type="float" office:value="0.116" calcext:value-type="float">
            <text:p>0.116</text:p>
          </table:table-cell>
          <table:table-cell office:value-type="float" office:value="6.1501" calcext:value-type="float">
            <text:p>6.1501</text:p>
          </table:table-cell>
          <table:table-cell office:value-type="float" office:value="12.09" calcext:value-type="float">
            <text:p>12.09</text:p>
          </table:table-cell>
          <table:table-cell office:value-type="float" office:value="20.63" calcext:value-type="float">
            <text:p>20.63</text:p>
          </table:table-cell>
          <table:table-cell table:style-name="ce32" office:value-type="float" office:value="44" calcext:value-type="float">
            <text:p>4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0" office:value-type="string" calcext:value-type="string">
            <text:p>Tb</text:p>
          </table:table-cell>
          <table:table-cell office:value-type="float" office:value="0.212" calcext:value-type="float">
            <text:p>0.212</text:p>
          </table:table-cell>
          <table:table-cell office:value-type="float" office:value="5.8638" calcext:value-type="float">
            <text:p>5.8638</text:p>
          </table:table-cell>
          <table:table-cell office:value-type="float" office:value="11.52" calcext:value-type="float">
            <text:p>11.52</text:p>
          </table:table-cell>
          <table:table-cell office:value-type="float" office:value="21.91" calcext:value-type="float">
            <text:p>21.91</text:p>
          </table:table-cell>
          <table:table-cell table:style-name="ce32" office:value-type="float" office:value="39.79" calcext:value-type="float">
            <text:p>39.79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0" office:value-type="string" calcext:value-type="string">
            <text:p>Dy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5.9389" calcext:value-type="float">
            <text:p>5.9389</text:p>
          </table:table-cell>
          <table:table-cell office:value-type="float" office:value="11.67" calcext:value-type="float">
            <text:p>11.67</text:p>
          </table:table-cell>
          <table:table-cell office:value-type="float" office:value="22.8" calcext:value-type="float">
            <text:p>22.8</text:p>
          </table:table-cell>
          <table:table-cell table:style-name="ce32" office:value-type="float" office:value="41.47" calcext:value-type="float">
            <text:p>41.4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0" office:value-type="string" calcext:value-type="string">
            <text:p>Ho</text:p>
          </table:table-cell>
          <table:table-cell office:value-type="float" office:value="0.015" calcext:value-type="float">
            <text:p>0.015</text:p>
          </table:table-cell>
          <table:table-cell office:value-type="float" office:value="6.0215" calcext:value-type="float">
            <text:p>6.0215</text:p>
          </table:table-cell>
          <table:table-cell office:value-type="float" office:value="11.8" calcext:value-type="float">
            <text:p>11.8</text:p>
          </table:table-cell>
          <table:table-cell office:value-type="float" office:value="22.84" calcext:value-type="float">
            <text:p>22.84</text:p>
          </table:table-cell>
          <table:table-cell table:style-name="ce32" office:value-type="float" office:value="42.5" calcext:value-type="float">
            <text:p>42.5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0" office:value-type="string" calcext:value-type="string">
            <text:p>Er</text:p>
          </table:table-cell>
          <table:table-cell office:value-type="float" office:value="0.338" calcext:value-type="float">
            <text:p>0.338</text:p>
          </table:table-cell>
          <table:table-cell office:value-type="float" office:value="6.1077" calcext:value-type="float">
            <text:p>6.1077</text:p>
          </table:table-cell>
          <table:table-cell office:value-type="float" office:value="11.93" calcext:value-type="float">
            <text:p>11.93</text:p>
          </table:table-cell>
          <table:table-cell office:value-type="float" office:value="22.74" calcext:value-type="float">
            <text:p>22.74</text:p>
          </table:table-cell>
          <table:table-cell table:style-name="ce32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0" office:value-type="string" calcext:value-type="string">
            <text:p>Tm</text:p>
          </table:table-cell>
          <table:table-cell office:value-type="float" office:value="0.312" calcext:value-type="float">
            <text:p>0.312</text:p>
          </table:table-cell>
          <table:table-cell office:value-type="float" office:value="6.18431" calcext:value-type="float">
            <text:p>6.18431</text:p>
          </table:table-cell>
          <table:table-cell office:value-type="float" office:value="12.05" calcext:value-type="float">
            <text:p>12.05</text:p>
          </table:table-cell>
          <table:table-cell office:value-type="float" office:value="23.68" calcext:value-type="float">
            <text:p>23.68</text:p>
          </table:table-cell>
          <table:table-cell table:style-name="ce32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0" office:value-type="string" calcext:value-type="string">
            <text:p>Yb</text:p>
          </table:table-cell>
          <table:table-cell office:value-type="float" office:value="1.029" calcext:value-type="float">
            <text:p>1.029</text:p>
          </table:table-cell>
          <table:table-cell office:value-type="float" office:value="6.25416" calcext:value-type="float">
            <text:p>6.25416</text:p>
          </table:table-cell>
          <table:table-cell office:value-type="float" office:value="12.1761" calcext:value-type="float">
            <text:p>12.1761</text:p>
          </table:table-cell>
          <table:table-cell office:value-type="float" office:value="25.05" calcext:value-type="float">
            <text:p>25.05</text:p>
          </table:table-cell>
          <table:table-cell table:style-name="ce32" office:value-type="float" office:value="43.56" calcext:value-type="float">
            <text:p>43.56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0" office:value-type="string" calcext:value-type="string">
            <text:p>Lu</text:p>
          </table:table-cell>
          <table:table-cell office:value-type="float" office:value="-0.02" calcext:value-type="float">
            <text:p>-0.02</text:p>
          </table:table-cell>
          <table:table-cell office:value-type="float" office:value="5.4259" calcext:value-type="float">
            <text:p>5.4259</text:p>
          </table:table-cell>
          <table:table-cell office:value-type="float" office:value="13.9" calcext:value-type="float">
            <text:p>13.9</text:p>
          </table:table-cell>
          <table:table-cell office:value-type="float" office:value="20.9594" calcext:value-type="float">
            <text:p>20.9594</text:p>
          </table:table-cell>
          <table:table-cell table:style-name="ce32" office:value-type="float" office:value="45.25" calcext:value-type="float">
            <text:p>45.25</text:p>
          </table:table-cell>
          <table:table-cell table:style-name="ce32" office:value-type="float" office:value="66.8" calcext:value-type="float">
            <text:p>66.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0" office:value-type="string" calcext:value-type="string">
            <text:p>Hf</text:p>
          </table:table-cell>
          <table:table-cell office:value-type="float" office:value="0.2388" calcext:value-type="float">
            <text:p>0.2388</text:p>
          </table:table-cell>
          <table:table-cell office:value-type="float" office:value="6.82507" calcext:value-type="float">
            <text:p>6.82507</text:p>
          </table:table-cell>
          <table:table-cell office:value-type="float" office:value="14.9" calcext:value-type="float">
            <text:p>14.9</text:p>
          </table:table-cell>
          <table:table-cell office:value-type="float" office:value="23.3" calcext:value-type="float">
            <text:p>23.3</text:p>
          </table:table-cell>
          <table:table-cell table:style-name="ce32" office:value-type="float" office:value="33.33" calcext:value-type="float">
            <text:p>33.33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0" office:value-type="string" calcext:value-type="string">
            <text:p>Ta</text:p>
          </table:table-cell>
          <table:table-cell office:value-type="float" office:value="0.178" calcext:value-type="float">
            <text:p>0.178</text:p>
          </table:table-cell>
          <table:table-cell office:value-type="float" office:value="7.5496" calcext:value-type="float">
            <text:p>7.5496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0" office:value-type="string" calcext:value-type="string">
            <text:p>W</text:p>
          </table:table-cell>
          <table:table-cell office:value-type="float" office:value="0.328859" calcext:value-type="float">
            <text:p>0.328859</text:p>
          </table:table-cell>
          <table:table-cell office:value-type="float" office:value="7.864" calcext:value-type="float">
            <text:p>7.864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0" office:value-type="string" calcext:value-type="string">
            <text:p>Re</text:p>
          </table:table-cell>
          <table:table-cell office:value-type="float" office:value="0.81626" calcext:value-type="float">
            <text:p>0.81626</text:p>
          </table:table-cell>
          <table:table-cell office:value-type="float" office:value="7.8335" calcext:value-type="float">
            <text:p>7.8335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0" office:value-type="string" calcext:value-type="string">
            <text:p>Os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8.4382" calcext:value-type="float">
            <text:p>8.4382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0" office:value-type="string" calcext:value-type="string">
            <text:p>Ir</text:p>
          </table:table-cell>
          <table:table-cell office:value-type="float" office:value="1.077661" calcext:value-type="float">
            <text:p>1.077661</text:p>
          </table:table-cell>
          <table:table-cell office:value-type="float" office:value="8.967" calcext:value-type="float">
            <text:p>8.96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0" office:value-type="string" calcext:value-type="string">
            <text:p>Pt</text:p>
          </table:table-cell>
          <table:table-cell office:value-type="float" office:value="1.564057" calcext:value-type="float">
            <text:p>1.564057</text:p>
          </table:table-cell>
          <table:table-cell office:value-type="float" office:value="8.9587" calcext:value-type="float">
            <text:p>8.9587</text:p>
          </table:table-cell>
          <table:table-cell office:value-type="float" office:value="18.563" calcext:value-type="float">
            <text:p>18.563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0" office:value-type="string" calcext:value-type="string">
            <text:p>Au</text:p>
          </table:table-cell>
          <table:table-cell office:value-type="float" office:value="2.1251" calcext:value-type="float">
            <text:p>2.1251</text:p>
          </table:table-cell>
          <table:table-cell office:value-type="float" office:value="9.2255" calcext:value-type="float">
            <text:p>9.2255</text:p>
          </table:table-cell>
          <table:table-cell office:value-type="float" office:value="20.5" calcext:value-type="float">
            <text:p>20.5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0" office:value-type="string" calcext:value-type="string">
            <text:p>Hg</text:p>
          </table:table-cell>
          <table:table-cell office:value-type="float" office:value="2.30861" calcext:value-type="float">
            <text:p>2.30861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8.756" calcext:value-type="float">
            <text:p>18.756</text:p>
          </table:table-cell>
          <table:table-cell office:value-type="float" office:value="34.2" calcext:value-type="float">
            <text:p>34.2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0" office:value-type="string" calcext:value-type="string">
            <text:p>Tl</text:p>
          </table:table-cell>
          <table:table-cell office:value-type="float" office:value="-0.5" calcext:value-type="float">
            <text:p>-0.5</text:p>
          </table:table-cell>
          <table:table-cell office:value-type="float" office:value="6.1082" calcext:value-type="float">
            <text:p>6.1082</text:p>
          </table:table-cell>
          <table:table-cell office:value-type="float" office:value="20.428" calcext:value-type="float">
            <text:p>20.428</text:p>
          </table:table-cell>
          <table:table-cell office:value-type="float" office:value="29.83" calcext:value-type="float">
            <text:p>29.8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0" office:value-type="string" calcext:value-type="string">
            <text:p>Pb</text:p>
          </table:table-cell>
          <table:table-cell office:value-type="float" office:value="0.320053" calcext:value-type="float">
            <text:p>0.320053</text:p>
          </table:table-cell>
          <table:table-cell office:value-type="float" office:value="7.41666" calcext:value-type="float">
            <text:p>7.41666</text:p>
          </table:table-cell>
          <table:table-cell office:value-type="float" office:value="15.0322" calcext:value-type="float">
            <text:p>15.0322</text:p>
          </table:table-cell>
          <table:table-cell office:value-type="float" office:value="31.9373" calcext:value-type="float">
            <text:p>31.9373</text:p>
          </table:table-cell>
          <table:table-cell table:style-name="ce32" office:value-type="float" office:value="42.32" calcext:value-type="float">
            <text:p>42.32</text:p>
          </table:table-cell>
          <table:table-cell table:style-name="ce32" office:value-type="float" office:value="68.8" calcext:value-type="float">
            <text:p>68.8</text:p>
          </table:table-cell>
          <table:table-cell table:style-name="ce32"/>
          <table:table-cell table:style-name="Default"/>
          <table:table-cell table:number-columns-repeated="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0" office:value-type="string" calcext:value-type="string">
            <text:p>Bi</text:p>
          </table:table-cell>
          <table:table-cell office:value-type="float" office:value="0.356721" calcext:value-type="float">
            <text:p>0.356721</text:p>
          </table:table-cell>
          <table:table-cell office:value-type="float" office:value="7.2856" calcext:value-type="float">
            <text:p>7.2856</text:p>
          </table:table-cell>
          <table:table-cell office:value-type="float" office:value="16.69" calcext:value-type="float">
            <text:p>16.69</text:p>
          </table:table-cell>
          <table:table-cell office:value-type="float" office:value="25.56" calcext:value-type="float">
            <text:p>25.56</text:p>
          </table:table-cell>
          <table:table-cell table:style-name="ce32" office:value-type="float" office:value="45.3" calcext:value-type="float">
            <text:p>45.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8.3" calcext:value-type="float">
            <text:p>88.3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0" office:value-type="string" calcext:value-type="string">
            <text:p>Po</text:p>
          </table:table-cell>
          <table:table-cell office:value-type="float" office:value="0.942362" calcext:value-type="float">
            <text:p>0.942362</text:p>
          </table:table-cell>
          <table:table-cell office:value-type="float" office:value="8.417" calcext:value-type="float">
            <text:p>8.41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0" office:value-type="string" calcext:value-type="string">
            <text:p>At</text:p>
          </table:table-cell>
          <table:table-cell office:value-type="float" office:value="1.4" calcext:value-type="float">
            <text:p>1.4</text:p>
          </table:table-cell>
          <table:table-cell table:style-name="ce31" office:value-type="float" office:value="9.31751" calcext:value-type="float">
            <text:p>9.31751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0" office:value-type="string" calcext:value-type="string">
            <text:p>Rn</text:p>
          </table:table-cell>
          <table:table-cell office:value-type="float" office:value="2.41578" calcext:value-type="float">
            <text:p>2.41578</text:p>
          </table:table-cell>
          <table:table-cell office:value-type="float" office:value="10.7485" calcext:value-type="float">
            <text:p>10.7485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float" office:value="-0.7" calcext:value-type="float">
            <text:p>-0.7</text:p>
          </table:table-cell>
          <table:table-cell office:value-type="float" office:value="4.0727" calcext:value-type="float">
            <text:p>4.072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float" office:value="0.486" calcext:value-type="float">
            <text:p>0.486</text:p>
          </table:table-cell>
          <table:table-cell office:value-type="float" office:value="5.2784" calcext:value-type="float">
            <text:p>5.2784</text:p>
          </table:table-cell>
          <table:table-cell office:value-type="float" office:value="10.14716" calcext:value-type="float">
            <text:p>10.14716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0"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5.17" calcext:value-type="float">
            <text:p>5.17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float" office:value="0.35" calcext:value-type="float">
            <text:p>0.35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table:style-name="ce32" office:value-type="float" office:value="28.8" calcext:value-type="float">
            <text:p>28.8</text:p>
          </table:table-cell>
          <table:table-cell table:style-name="Default" table:number-columns-repeated="3"/>
          <table:table-cell table:number-columns-repeated="31"/>
          <table:table-cell table:style-name="ce35"/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0" office:value-type="string" calcext:value-type="string">
            <text:p>Pr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5.89" calcext:value-type="float">
            <text:p>5.89</text:p>
          </table:table-cell>
          <table:table-cell table:style-name="Default" table:number-columns-repeated="6"/>
          <table:table-cell table:number-columns-repeated="34"/>
          <table:table-cell table:style-name="Default"/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0" office:value-type="string" calcext:value-type="string">
            <text:p>U</text:p>
          </table:table-cell>
          <table:table-cell office:value-type="float" office:value="0.55" calcext:value-type="float">
            <text:p>0.55</text:p>
          </table:table-cell>
          <table:table-cell office:value-type="float" office:value="6.19405" calcext:value-type="float">
            <text:p>6.19405</text:p>
          </table:table-cell>
          <table:table-cell office:value-type="float" office:value="14.72" calcext:value-type="float">
            <text:p>14.72</text:p>
          </table:table-cell>
          <table:table-cell table:style-name="Default" table:number-columns-repeated="5"/>
          <table:table-cell table:number-columns-repeated="34"/>
          <table:table-cell table:style-name="Default"/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/>
          <table:table-cell table:style-name="ce31" office:value-type="float" office:value="6.2657" calcext:value-type="float">
            <text:p>6.265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table:style-name="Default"/>
          <table:table-cell table:style-name="ce31" office:value-type="float" office:value="6.0262" calcext:value-type="float">
            <text:p>6.0262</text:p>
          </table:table-cell>
          <table:table-cell table:style-name="Default" table:number-columns-repeated="6"/>
          <table:table-cell table:number-columns-repeated="33"/>
          <table:table-cell table:style-name="Default"/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table:style-name="Default"/>
          <table:table-cell table:style-name="ce31" office:value-type="float" office:value="5.9738" calcext:value-type="float">
            <text:p>5.9738</text:p>
          </table:table-cell>
          <table:table-cell table:style-name="ce31" table:number-columns-repeated="2"/>
          <table:table-cell/>
          <table:table-cell table:style-name="Default" table:number-columns-repeated="3"/>
          <table:table-cell table:number-columns-repeated="33"/>
          <table:table-cell table:style-name="Default"/>
          <table:table-cell table:number-columns-repeated="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table:style-name="Default"/>
          <table:table-cell table:style-name="ce31" office:value-type="float" office:value="5.9915" calcext:value-type="float">
            <text:p>5.9915</text:p>
          </table:table-cell>
          <table:table-cell table:style-name="ce31" table:number-columns-repeated="2"/>
          <table:table-cell table:number-columns-repeated="5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table:style-name="Default"/>
          <table:table-cell table:style-name="ce31" office:value-type="float" office:value="6.1979" calcext:value-type="float">
            <text:p>6.1979</text:p>
          </table:table-cell>
          <table:table-cell table:style-name="ce31" table:number-columns-repeated="2"/>
          <table:table-cell table:number-columns-repeated="5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table:style-name="Default"/>
          <table:table-cell table:style-name="ce31" office:value-type="float" office:value="6.2817" calcext:value-type="float">
            <text:p>6.2817</text:p>
          </table:table-cell>
          <table:table-cell table:style-name="ce31" table:number-columns-repeated="2"/>
          <table:table-cell table:number-columns-repeated="5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table:style-name="Default"/>
          <table:table-cell table:style-name="ce31" office:value-type="float" office:value="6.42" calcext:value-type="float">
            <text:p>6.42</text:p>
          </table:table-cell>
          <table:table-cell table:style-name="ce31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table:style-name="Default"/>
          <table:table-cell table:style-name="ce31" office:value-type="float" office:value="6.5" calcext:value-type="float">
            <text:p>6.5</text:p>
          </table:table-cell>
          <table:table-cell table:style-name="ce31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table:style-name="Default"/>
          <table:table-cell table:style-name="ce31" office:value-type="float" office:value="6.58" calcext:value-type="float">
            <text:p>6.58</text:p>
          </table:table-cell>
          <table:table-cell table:style-name="ce31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table:style-name="Default"/>
          <table:table-cell table:style-name="ce31" office:value-type="float" office:value="6.65" calcext:value-type="float">
            <text:p>6.65</text:p>
          </table:table-cell>
          <table:table-cell table:style-name="ce31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table:style-name="Default"/>
          <table:table-cell table:style-name="ce31" office:value-type="float" office:value="4.9" calcext:value-type="float">
            <text:p>4.9</text:p>
          </table:table-cell>
          <table:table-cell table:style-name="ce31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table:style-name="Default"/>
          <table:table-cell table:style-name="ce31" office:value-type="float" office:value="6" calcext:value-type="float">
            <text:p>6</text:p>
          </table:table-cell>
          <table:table-cell table:style-name="ce31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 table:number-rows-repeated="62">
          <table:table-cell table:number-columns-repeated="2"/>
          <table:table-cell table:style-name="Default" table:number-columns-repeated="2"/>
          <table:table-cell table:style-name="ce31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1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</table:table>
      <table:table table:name="Ionization_energies_sum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nergy after ionization:</text:p>
          </table:table-cell>
          <table:table-cell table:number-columns-repeated="18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$Ionization_energies.C3] + SUM([$Ionization_energies.D3:$Ionization_energies.D3])" office:value-type="float" office:value="14.352635" calcext:value-type="float">
            <text:p>14.352635</text:p>
          </table:table-cell>
          <table:table-cell table:formula="of:=SUM([$Ionization_energies.D3:$Ionization_energies.D3])" office:value-type="float" office:value="13.59844" calcext:value-type="float">
            <text:p>13.59844</text:p>
          </table:table-cell>
          <table:table-cell table:number-columns-repeated="17"/>
        </table:table-row>
        <table:table-row table:style-name="ro1">
          <table:table-cell table:formula="of:=[$Ionization_energies.C4] + SUM([$Ionization_energies.D4:$Ionization_energies.E4])" office:value-type="float" office:value="78.50514" calcext:value-type="float">
            <text:p>78.50514</text:p>
          </table:table-cell>
          <table:table-cell table:formula="of:=SUM([$Ionization_energies.D4:$Ionization_energies.E4])" office:value-type="float" office:value="79.00514" calcext:value-type="float">
            <text:p>79.00514</text:p>
          </table:table-cell>
          <table:table-cell table:formula="of:=SUM([$Ionization_energies.E4:$Ionization_energies.E4])" office:value-type="float" office:value="54.41776" calcext:value-type="float">
            <text:p>54.41776</text:p>
          </table:table-cell>
          <table:table-cell table:number-columns-repeated="16"/>
        </table:table-row>
        <table:table-row table:style-name="ro1">
          <table:table-cell table:formula="of:=[$Ionization_energies.C5] + SUM([$Ionization_energies.D5:$Ionization_energies.F5])" office:value-type="float" office:value="204.104199" calcext:value-type="float">
            <text:p>204.104199</text:p>
          </table:table-cell>
          <table:table-cell table:formula="of:=SUM([$Ionization_energies.D5:$Ionization_energies.F5])" office:value-type="float" office:value="203.48615" calcext:value-type="float">
            <text:p>203.48615</text:p>
          </table:table-cell>
          <table:table-cell table:formula="of:=SUM([$Ionization_energies.E5:$Ionization_energies.F5])" office:value-type="float" office:value="198.09444" calcext:value-type="float">
            <text:p>198.09444</text:p>
          </table:table-cell>
          <table:table-cell table:formula="of:=SUM([$Ionization_energies.F5:$Ionization_energies.F5])" office:value-type="float" office:value="122.45435" calcext:value-type="float">
            <text:p>122.45435</text:p>
          </table:table-cell>
          <table:table-cell table:number-columns-repeated="15"/>
        </table:table-row>
        <table:table-row table:style-name="ro1">
          <table:table-cell table:formula="of:=[$Ionization_energies.C6] + SUM([$Ionization_energies.D6:$Ionization_energies.G6])" office:value-type="float" office:value="398.64862" calcext:value-type="float">
            <text:p>398.64862</text:p>
          </table:table-cell>
          <table:table-cell table:formula="of:=SUM([$Ionization_energies.D6:$Ionization_energies.G6])" office:value-type="float" office:value="399.14862" calcext:value-type="float">
            <text:p>399.14862</text:p>
          </table:table-cell>
          <table:table-cell table:formula="of:=SUM([$Ionization_energies.E6:$Ionization_energies.G6])" office:value-type="float" office:value="389.82593" calcext:value-type="float">
            <text:p>389.82593</text:p>
          </table:table-cell>
          <table:table-cell table:formula="of:=SUM([$Ionization_energies.F6:$Ionization_energies.G6])" office:value-type="float" office:value="371.61478" calcext:value-type="float">
            <text:p>371.61478</text:p>
          </table:table-cell>
          <table:table-cell table:formula="of:=SUM([$Ionization_energies.G6:$Ionization_energies.G6])" office:value-type="float" office:value="217.71858" calcext:value-type="float">
            <text:p>217.71858</text:p>
          </table:table-cell>
          <table:table-cell table:number-columns-repeated="14"/>
        </table:table-row>
        <table:table-row table:style-name="ro1">
          <table:table-cell table:formula="of:=[$Ionization_energies.C7] + SUM([$Ionization_energies.D7:$Ionization_energies.H7])" office:value-type="float" office:value="671.264243" calcext:value-type="float">
            <text:p>671.264243</text:p>
          </table:table-cell>
          <table:table-cell table:formula="of:=SUM([$Ionization_energies.D7:$Ionization_energies.H7])" office:value-type="float" office:value="670.98452" calcext:value-type="float">
            <text:p>670.98452</text:p>
          </table:table-cell>
          <table:table-cell table:formula="of:=SUM([$Ionization_energies.E7:$Ionization_energies.H7])" office:value-type="float" office:value="662.68649" calcext:value-type="float">
            <text:p>662.68649</text:p>
          </table:table-cell>
          <table:table-cell table:formula="of:=SUM([$Ionization_energies.F7:$Ionization_energies.H7])" office:value-type="float" office:value="637.53165" calcext:value-type="float">
            <text:p>637.53165</text:p>
          </table:table-cell>
          <table:table-cell table:formula="of:=SUM([$Ionization_energies.G7:$Ionization_energies.H7])" office:value-type="float" office:value="599.60101" calcext:value-type="float">
            <text:p>599.60101</text:p>
          </table:table-cell>
          <table:table-cell table:formula="of:=SUM([$Ionization_energies.H7:$Ionization_energies.H7])" office:value-type="float" office:value="340.2258" calcext:value-type="float">
            <text:p>340.2258</text:p>
          </table:table-cell>
          <table:table-cell table:number-columns-repeated="13"/>
        </table:table-row>
        <table:table-row table:style-name="ro1">
          <table:table-cell table:formula="of:=[$Ionization_energies.C8] + SUM([$Ionization_energies.D8:$Ionization_energies.I8])" office:value-type="float" office:value="1031.3677826" calcext:value-type="float">
            <text:p>1031.3677826</text:p>
          </table:table-cell>
          <table:table-cell table:formula="of:=SUM([$Ionization_energies.D8:$Ionization_energies.I8])" office:value-type="float" office:value="1030.10566" calcext:value-type="float">
            <text:p>1030.10566</text:p>
          </table:table-cell>
          <table:table-cell table:formula="of:=SUM([$Ionization_energies.E8:$Ionization_energies.I8])" office:value-type="float" office:value="1018.84536" calcext:value-type="float">
            <text:p>1018.84536</text:p>
          </table:table-cell>
          <table:table-cell table:formula="of:=SUM([$Ionization_energies.F8:$Ionization_energies.I8])" office:value-type="float" office:value="994.46204" calcext:value-type="float">
            <text:p>994.46204</text:p>
          </table:table-cell>
          <table:table-cell table:formula="of:=SUM([$Ionization_energies.G8:$Ionization_energies.I8])" office:value-type="float" office:value="946.57424" calcext:value-type="float">
            <text:p>946.57424</text:p>
          </table:table-cell>
          <table:table-cell table:formula="of:=SUM([$Ionization_energies.H8:$Ionization_energies.I8])" office:value-type="float" office:value="882.08034" calcext:value-type="float">
            <text:p>882.08034</text:p>
          </table:table-cell>
          <table:table-cell table:formula="of:=SUM([$Ionization_energies.I8:$Ionization_energies.I8])" office:value-type="float" office:value="489.99334" calcext:value-type="float">
            <text:p>489.99334</text:p>
          </table:table-cell>
          <table:table-cell table:number-columns-repeated="12"/>
        </table:table-row>
        <table:table-row table:style-name="ro1">
          <table:table-cell table:formula="of:=[$Ionization_energies.C9] + SUM([$Ionization_energies.D9:$Ionization_energies.J9])" office:value-type="float" office:value="1475.99618" calcext:value-type="float">
            <text:p>1475.99618</text:p>
          </table:table-cell>
          <table:table-cell table:formula="of:=SUM([$Ionization_energies.D9:$Ionization_energies.J9])" office:value-type="float" office:value="1476.06618" calcext:value-type="float">
            <text:p>1476.06618</text:p>
          </table:table-cell>
          <table:table-cell table:formula="of:=SUM([$Ionization_energies.E9:$Ionization_energies.J9])" office:value-type="float" office:value="1471.53204" calcext:value-type="float">
            <text:p>1471.53204</text:p>
          </table:table-cell>
          <table:table-cell table:formula="of:=SUM([$Ionization_energies.F9:$Ionization_energies.J9])" office:value-type="float" office:value="1441.93074" calcext:value-type="float">
            <text:p>1441.93074</text:p>
          </table:table-cell>
          <table:table-cell table:formula="of:=SUM([$Ionization_energies.G9:$Ionization_energies.J9])" office:value-type="float" office:value="1394.4815" calcext:value-type="float">
            <text:p>1394.4815</text:p>
          </table:table-cell>
          <table:table-cell table:formula="of:=SUM([$Ionization_energies.H9:$Ionization_energies.J9])" office:value-type="float" office:value="1317.008" calcext:value-type="float">
            <text:p>1317.008</text:p>
          </table:table-cell>
          <table:table-cell table:formula="of:=SUM([$Ionization_energies.I9:$Ionization_energies.J9])" office:value-type="float" office:value="1219.1178" calcext:value-type="float">
            <text:p>1219.1178</text:p>
          </table:table-cell>
          <table:table-cell table:formula="of:=SUM([$Ionization_energies.J9:$Ionization_energies.J9])" office:value-type="float" office:value="667.046" calcext:value-type="float">
            <text:p>667.046</text:p>
          </table:table-cell>
          <table:table-cell table:number-columns-repeated="11"/>
        </table:table-row>
        <table:table-row table:style-name="ro1">
          <table:table-cell table:formula="of:=[$Ionization_energies.C10] + SUM([$Ionization_energies.D10:$Ionization_energies.K10])" office:value-type="float" office:value="2045.26430297" calcext:value-type="float">
            <text:p>2045.26430297</text:p>
          </table:table-cell>
          <table:table-cell table:formula="of:=SUM([$Ionization_energies.D10:$Ionization_energies.K10])" office:value-type="float" office:value="2043.80319" calcext:value-type="float">
            <text:p>2043.80319</text:p>
          </table:table-cell>
          <table:table-cell table:formula="of:=SUM([$Ionization_energies.E10:$Ionization_energies.K10])" office:value-type="float" office:value="2030.18513" calcext:value-type="float">
            <text:p>2030.18513</text:p>
          </table:table-cell>
          <table:table-cell table:formula="of:=SUM([$Ionization_energies.F10:$Ionization_energies.K10])" office:value-type="float" office:value="1995.06783" calcext:value-type="float">
            <text:p>1995.06783</text:p>
          </table:table-cell>
          <table:table-cell table:formula="of:=SUM([$Ionization_energies.G10:$Ionization_energies.K10])" office:value-type="float" office:value="1940.13233" calcext:value-type="float">
            <text:p>1940.13233</text:p>
          </table:table-cell>
          <table:table-cell table:formula="of:=SUM([$Ionization_energies.H10:$Ionization_energies.K10])" office:value-type="float" office:value="1862.7188" calcext:value-type="float">
            <text:p>1862.7188</text:p>
          </table:table-cell>
          <table:table-cell table:formula="of:=SUM([$Ionization_energies.I10:$Ionization_energies.K10])" office:value-type="float" office:value="1748.8198" calcext:value-type="float">
            <text:p>1748.8198</text:p>
          </table:table-cell>
          <table:table-cell table:formula="of:=SUM([$Ionization_energies.J10:$Ionization_energies.K10])" office:value-type="float" office:value="1610.7001" calcext:value-type="float">
            <text:p>1610.7001</text:p>
          </table:table-cell>
          <table:table-cell table:formula="of:=SUM([$Ionization_energies.K10:$Ionization_energies.K10])" office:value-type="float" office:value="871.4101" calcext:value-type="float">
            <text:p>871.4101</text:p>
          </table:table-cell>
          <table:table-cell table:number-columns-repeated="10"/>
        </table:table-row>
        <table:table-row table:style-name="ro1">
          <table:table-cell table:formula="of:=[$Ionization_energies.C11] + SUM([$Ionization_energies.D11:$Ionization_energies.L11])" office:value-type="float" office:value="2719.2657298" calcext:value-type="float">
            <text:p>2719.2657298</text:p>
          </table:table-cell>
          <table:table-cell table:formula="of:=SUM([$Ionization_energies.D11:$Ionization_energies.L11])" office:value-type="float" office:value="2715.86454" calcext:value-type="float">
            <text:p>2715.86454</text:p>
          </table:table-cell>
          <table:table-cell table:formula="of:=SUM([$Ionization_energies.E11:$Ionization_energies.L11])" office:value-type="float" office:value="2698.44172" calcext:value-type="float">
            <text:p>2698.44172</text:p>
          </table:table-cell>
          <table:table-cell table:formula="of:=SUM([$Ionization_energies.F11:$Ionization_energies.L11])" office:value-type="float" office:value="2663.4709" calcext:value-type="float">
            <text:p>2663.4709</text:p>
          </table:table-cell>
          <table:table-cell table:formula="of:=SUM([$Ionization_energies.G11:$Ionization_energies.L11])" office:value-type="float" office:value="2600.7625" calcext:value-type="float">
            <text:p>2600.7625</text:p>
          </table:table-cell>
          <table:table-cell table:formula="of:=SUM([$Ionization_energies.H11:$Ionization_energies.L11])" office:value-type="float" office:value="2513.6227" calcext:value-type="float">
            <text:p>2513.6227</text:p>
          </table:table-cell>
          <table:table-cell table:formula="of:=SUM([$Ionization_energies.I11:$Ionization_energies.L11])" office:value-type="float" office:value="2399.3799" calcext:value-type="float">
            <text:p>2399.3799</text:p>
          </table:table-cell>
          <table:table-cell table:formula="of:=SUM([$Ionization_energies.J11:$Ionization_energies.L11])" office:value-type="float" office:value="2242.2148" calcext:value-type="float">
            <text:p>2242.2148</text:p>
          </table:table-cell>
          <table:table-cell table:formula="of:=SUM([$Ionization_energies.K11:$Ionization_energies.L11])" office:value-type="float" office:value="2057.0288" calcext:value-type="float">
            <text:p>2057.0288</text:p>
          </table:table-cell>
          <table:table-cell table:formula="of:=SUM([$Ionization_energies.L11:$Ionization_energies.L11])" office:value-type="float" office:value="1103.1176" calcext:value-type="float">
            <text:p>1103.1176</text:p>
          </table:table-cell>
          <table:table-cell table:number-columns-repeated="9"/>
        </table:table-row>
        <table:table-row table:style-name="ro1">
          <table:table-cell table:formula="of:=[$Ionization_energies.C12] + SUM([$Ionization_energies.D12:$Ionization_energies.M12])" office:value-type="float" office:value="3510.44078" calcext:value-type="float">
            <text:p>3510.44078</text:p>
          </table:table-cell>
          <table:table-cell table:formula="of:=SUM([$Ionization_energies.D12:$Ionization_energies.M12])" office:value-type="float" office:value="3511.64078" calcext:value-type="float">
            <text:p>3511.64078</text:p>
          </table:table-cell>
          <table:table-cell table:formula="of:=SUM([$Ionization_energies.E12:$Ionization_energies.M12])" office:value-type="float" office:value="3490.07618" calcext:value-type="float">
            <text:p>3490.07618</text:p>
          </table:table-cell>
          <table:table-cell table:formula="of:=SUM([$Ionization_energies.F12:$Ionization_energies.M12])" office:value-type="float" office:value="3449.1129" calcext:value-type="float">
            <text:p>3449.1129</text:p>
          </table:table-cell>
          <table:table-cell table:formula="of:=SUM([$Ionization_energies.G12:$Ionization_energies.M12])" office:value-type="float" office:value="3385.6629" calcext:value-type="float">
            <text:p>3385.6629</text:p>
          </table:table-cell>
          <table:table-cell table:formula="of:=SUM([$Ionization_energies.H12:$Ionization_energies.M12])" office:value-type="float" office:value="3288.5429" calcext:value-type="float">
            <text:p>3288.5429</text:p>
          </table:table-cell>
          <table:table-cell table:formula="of:=SUM([$Ionization_energies.I12:$Ionization_energies.M12])" office:value-type="float" office:value="3162.3329" calcext:value-type="float">
            <text:p>3162.3329</text:p>
          </table:table-cell>
          <table:table-cell table:formula="of:=SUM([$Ionization_energies.J12:$Ionization_energies.M12])" office:value-type="float" office:value="3004.4029" calcext:value-type="float">
            <text:p>3004.4029</text:p>
          </table:table-cell>
          <table:table-cell table:formula="of:=SUM([$Ionization_energies.K12:$Ionization_energies.M12])" office:value-type="float" office:value="2797.127" calcext:value-type="float">
            <text:p>2797.127</text:p>
          </table:table-cell>
          <table:table-cell table:formula="of:=SUM([$Ionization_energies.L12:$Ionization_energies.M12])" office:value-type="float" office:value="2558.0281" calcext:value-type="float">
            <text:p>2558.0281</text:p>
          </table:table-cell>
          <table:table-cell table:formula="of:=SUM([$Ionization_energies.M12:$Ionization_energies.M12])" office:value-type="float" office:value="1362.1995" calcext:value-type="float">
            <text:p>1362.1995</text:p>
          </table:table-cell>
          <table:table-cell table:number-columns-repeated="8"/>
        </table:table-row>
        <table:table-row table:style-name="ro1">
          <table:table-cell table:formula="of:=[$Ionization_energies.C13] + SUM([$Ionization_energies.D13:$Ionization_energies.N13])" office:value-type="float" office:value="4420.520406" calcext:value-type="float">
            <text:p>4420.520406</text:p>
          </table:table-cell>
          <table:table-cell table:formula="of:=SUM([$Ionization_energies.D13:$Ionization_energies.N13])" office:value-type="float" office:value="4419.97248" calcext:value-type="float">
            <text:p>4419.97248</text:p>
          </table:table-cell>
          <table:table-cell table:formula="of:=SUM([$Ionization_energies.E13:$Ionization_energies.N13])" office:value-type="float" office:value="4414.8334" calcext:value-type="float">
            <text:p>4414.8334</text:p>
          </table:table-cell>
          <table:table-cell table:formula="of:=SUM([$Ionization_energies.F13:$Ionization_energies.N13])" office:value-type="float" office:value="4367.547" calcext:value-type="float">
            <text:p>4367.547</text:p>
          </table:table-cell>
          <table:table-cell table:formula="of:=SUM([$Ionization_energies.G13:$Ionization_energies.N13])" office:value-type="float" office:value="4295.927" calcext:value-type="float">
            <text:p>4295.927</text:p>
          </table:table-cell>
          <table:table-cell table:formula="of:=SUM([$Ionization_energies.H13:$Ionization_energies.N13])" office:value-type="float" office:value="4197.017" calcext:value-type="float">
            <text:p>4197.017</text:p>
          </table:table-cell>
          <table:table-cell table:formula="of:=SUM([$Ionization_energies.I13:$Ionization_energies.N13])" office:value-type="float" office:value="4058.617" calcext:value-type="float">
            <text:p>4058.617</text:p>
          </table:table-cell>
          <table:table-cell table:formula="of:=SUM([$Ionization_energies.J13:$Ionization_energies.N13])" office:value-type="float" office:value="3886.437" calcext:value-type="float">
            <text:p>3886.437</text:p>
          </table:table-cell>
          <table:table-cell table:formula="of:=SUM([$Ionization_energies.K13:$Ionization_energies.N13])" office:value-type="float" office:value="3677.937" calcext:value-type="float">
            <text:p>3677.937</text:p>
          </table:table-cell>
          <table:table-cell table:formula="of:=SUM([$Ionization_energies.L13:$Ionization_energies.N13])" office:value-type="float" office:value="3413.687" calcext:value-type="float">
            <text:p>3413.687</text:p>
          </table:table-cell>
          <table:table-cell table:formula="of:=SUM([$Ionization_energies.M13:$Ionization_energies.N13])" office:value-type="float" office:value="3113.823" calcext:value-type="float">
            <text:p>3113.823</text:p>
          </table:table-cell>
          <table:table-cell table:formula="of:=SUM([$Ionization_energies.N13:$Ionization_energies.N13])" office:value-type="float" office:value="1648.702" calcext:value-type="float">
            <text:p>1648.702</text:p>
          </table:table-cell>
          <table:table-cell table:number-columns-repeated="7"/>
        </table:table-row>
        <table:table-row table:style-name="ro1">
          <table:table-cell table:formula="of:=[$Ionization_energies.C14] + SUM([$Ionization_energies.D14:$Ionization_energies.O14])" office:value-type="float" office:value="5412.47072" calcext:value-type="float">
            <text:p>5412.47072</text:p>
          </table:table-cell>
          <table:table-cell table:formula="of:=SUM([$Ionization_energies.D14:$Ionization_energies.O14])" office:value-type="float" office:value="5412.87072" calcext:value-type="float">
            <text:p>5412.87072</text:p>
          </table:table-cell>
          <table:table-cell table:formula="of:=SUM([$Ionization_energies.E14:$Ionization_energies.O14])" office:value-type="float" office:value="5405.22448" calcext:value-type="float">
            <text:p>5405.22448</text:p>
          </table:table-cell>
          <table:table-cell table:formula="of:=SUM([$Ionization_energies.F14:$Ionization_energies.O14])" office:value-type="float" office:value="5390.1892" calcext:value-type="float">
            <text:p>5390.1892</text:p>
          </table:table-cell>
          <table:table-cell table:formula="of:=SUM([$Ionization_energies.G14:$Ionization_energies.O14])" office:value-type="float" office:value="5310.0455" calcext:value-type="float">
            <text:p>5310.0455</text:p>
          </table:table-cell>
          <table:table-cell table:formula="of:=SUM([$Ionization_energies.H14:$Ionization_energies.O14])" office:value-type="float" office:value="5200.78" calcext:value-type="float">
            <text:p>5200.78</text:p>
          </table:table-cell>
          <table:table-cell table:formula="of:=SUM([$Ionization_energies.I14:$Ionization_energies.O14])" office:value-type="float" office:value="5059.51" calcext:value-type="float">
            <text:p>5059.51</text:p>
          </table:table-cell>
          <table:table-cell table:formula="of:=SUM([$Ionization_energies.J14:$Ionization_energies.O14])" office:value-type="float" office:value="4872.75" calcext:value-type="float">
            <text:p>4872.75</text:p>
          </table:table-cell>
          <table:table-cell table:formula="of:=SUM([$Ionization_energies.K14:$Ionization_energies.O14])" office:value-type="float" office:value="4685.99" calcext:value-type="float">
            <text:p>4685.99</text:p>
          </table:table-cell>
          <table:table-cell table:formula="of:=SUM([$Ionization_energies.L14:$Ionization_energies.O14])" office:value-type="float" office:value="4420.03" calcext:value-type="float">
            <text:p>4420.03</text:p>
          </table:table-cell>
          <table:table-cell table:formula="of:=SUM([$Ionization_energies.M14:$Ionization_energies.O14])" office:value-type="float" office:value="4091.97" calcext:value-type="float">
            <text:p>4091.97</text:p>
          </table:table-cell>
          <table:table-cell table:formula="of:=SUM([$Ionization_energies.N14:$Ionization_energies.O14])" office:value-type="float" office:value="3724.47" calcext:value-type="float">
            <text:p>3724.47</text:p>
          </table:table-cell>
          <table:table-cell table:formula="of:=SUM([$Ionization_energies.O14:$Ionization_energies.O14])" office:value-type="float" office:value="1962.665" calcext:value-type="float">
            <text:p>1962.665</text:p>
          </table:table-cell>
          <table:table-cell table:number-columns-repeated="6"/>
        </table:table-row>
        <table:table-row table:style-name="ro1">
          <table:table-cell table:formula="of:=[$Ionization_energies.C15] + SUM([$Ionization_energies.D15:$Ionization_energies.P15])" office:value-type="float" office:value="6600.42281" calcext:value-type="float">
            <text:p>6600.42281</text:p>
          </table:table-cell>
          <table:table-cell table:formula="of:=SUM([$Ionization_energies.D15:$Ionization_energies.P15])" office:value-type="float" office:value="6599.98998" calcext:value-type="float">
            <text:p>6599.98998</text:p>
          </table:table-cell>
          <table:table-cell table:formula="of:=SUM([$Ionization_energies.E15:$Ionization_energies.P15])" office:value-type="float" office:value="6599.00421" calcext:value-type="float">
            <text:p>6599.00421</text:p>
          </table:table-cell>
          <table:table-cell table:formula="of:=SUM([$Ionization_energies.F15:$Ionization_energies.P15])" office:value-type="float" office:value="6580.17565" calcext:value-type="float">
            <text:p>6580.17565</text:p>
          </table:table-cell>
          <table:table-cell table:formula="of:=SUM([$Ionization_energies.G15:$Ionization_energies.P15])" office:value-type="float" office:value="6551.728" calcext:value-type="float">
            <text:p>6551.728</text:p>
          </table:table-cell>
          <table:table-cell table:formula="of:=SUM([$Ionization_energies.H15:$Ionization_energies.P15])" office:value-type="float" office:value="6431.736" calcext:value-type="float">
            <text:p>6431.736</text:p>
          </table:table-cell>
          <table:table-cell table:formula="of:=SUM([$Ionization_energies.I15:$Ionization_energies.P15])" office:value-type="float" office:value="6277.911" calcext:value-type="float">
            <text:p>6277.911</text:p>
          </table:table-cell>
          <table:table-cell table:formula="of:=SUM([$Ionization_energies.J15:$Ionization_energies.P15])" office:value-type="float" office:value="6087.421" calcext:value-type="float">
            <text:p>6087.421</text:p>
          </table:table-cell>
          <table:table-cell table:formula="of:=SUM([$Ionization_energies.K15:$Ionization_energies.P15])" office:value-type="float" office:value="5845.661" calcext:value-type="float">
            <text:p>5845.661</text:p>
          </table:table-cell>
          <table:table-cell table:formula="of:=SUM([$Ionization_energies.L15:$Ionization_energies.P15])" office:value-type="float" office:value="5561.001" calcext:value-type="float">
            <text:p>5561.001</text:p>
          </table:table-cell>
          <table:table-cell table:formula="of:=SUM([$Ionization_energies.M15:$Ionization_energies.P15])" office:value-type="float" office:value="5230.871" calcext:value-type="float">
            <text:p>5230.871</text:p>
          </table:table-cell>
          <table:table-cell table:formula="of:=SUM([$Ionization_energies.N15:$Ionization_energies.P15])" office:value-type="float" office:value="4832.121" calcext:value-type="float">
            <text:p>4832.121</text:p>
          </table:table-cell>
          <table:table-cell table:formula="of:=SUM([$Ionization_energies.O15:$Ionization_energies.P15])" office:value-type="float" office:value="4390.121" calcext:value-type="float">
            <text:p>4390.121</text:p>
          </table:table-cell>
          <table:table-cell table:number-columns-repeated="6"/>
        </table:table-row>
        <table:table-row table:style-name="ro1">
          <table:table-cell table:formula="of:=[$Ionization_energies.C16] + SUM([$Ionization_energies.D16:$Ionization_energies.Q16])" office:value-type="float" office:value="7889.6808912" calcext:value-type="float">
            <text:p>7889.6808912</text:p>
          </table:table-cell>
          <table:table-cell table:formula="of:=SUM([$Ionization_energies.D16:$Ionization_energies.Q16])" office:value-type="float" office:value="7888.29137" calcext:value-type="float">
            <text:p>7888.29137</text:p>
          </table:table-cell>
          <table:table-cell table:formula="of:=SUM([$Ionization_energies.E16:$Ionization_energies.Q16])" office:value-type="float" office:value="7880.13968" calcext:value-type="float">
            <text:p>7880.13968</text:p>
          </table:table-cell>
          <table:table-cell table:formula="of:=SUM([$Ionization_energies.F16:$Ionization_energies.Q16])" office:value-type="float" office:value="7863.79383" calcext:value-type="float">
            <text:p>7863.79383</text:p>
          </table:table-cell>
          <table:table-cell table:formula="of:=SUM([$Ionization_energies.G16:$Ionization_energies.Q16])" office:value-type="float" office:value="7830.30081" calcext:value-type="float">
            <text:p>7830.30081</text:p>
          </table:table-cell>
          <table:table-cell table:formula="of:=SUM([$Ionization_energies.H16:$Ionization_energies.Q16])" office:value-type="float" office:value="7785.159" calcext:value-type="float">
            <text:p>7785.159</text:p>
          </table:table-cell>
          <table:table-cell table:formula="of:=SUM([$Ionization_energies.I16:$Ionization_energies.Q16])" office:value-type="float" office:value="7618.392" calcext:value-type="float">
            <text:p>7618.392</text:p>
          </table:table-cell>
          <table:table-cell table:formula="of:=SUM([$Ionization_energies.J16:$Ionization_energies.Q16])" office:value-type="float" office:value="7413.122" calcext:value-type="float">
            <text:p>7413.122</text:p>
          </table:table-cell>
          <table:table-cell table:formula="of:=SUM([$Ionization_energies.K16:$Ionization_energies.Q16])" office:value-type="float" office:value="7166.622" calcext:value-type="float">
            <text:p>7166.622</text:p>
          </table:table-cell>
          <table:table-cell table:formula="of:=SUM([$Ionization_energies.L16:$Ionization_energies.Q16])" office:value-type="float" office:value="6863.082" calcext:value-type="float">
            <text:p>6863.082</text:p>
          </table:table-cell>
          <table:table-cell table:formula="of:=SUM([$Ionization_energies.M16:$Ionization_energies.Q16])" office:value-type="float" office:value="6511.962" calcext:value-type="float">
            <text:p>6511.962</text:p>
          </table:table-cell>
          <table:table-cell table:formula="of:=SUM([$Ionization_energies.N16:$Ionization_energies.Q16])" office:value-type="float" office:value="6110.592" calcext:value-type="float">
            <text:p>6110.592</text:p>
          </table:table-cell>
          <table:table-cell table:formula="of:=SUM([$Ionization_energies.O16:$Ionization_energies.Q16])" office:value-type="float" office:value="5634.232" calcext:value-type="float">
            <text:p>5634.232</text:p>
          </table:table-cell>
          <table:table-cell table:number-columns-repeated="6"/>
        </table:table-row>
        <table:table-row table:style-name="ro1">
          <table:table-cell table:formula="of:=[$Ionization_energies.C17] + SUM([$Ionization_energies.D17:$Ionization_energies.R17])" office:value-type="float" office:value="9306.547399" calcext:value-type="float">
            <text:p>9306.547399</text:p>
          </table:table-cell>
          <table:table-cell table:formula="of:=SUM([$Ionization_energies.D17:$Ionization_energies.R17])" office:value-type="float" office:value="9305.80079" calcext:value-type="float">
            <text:p>9305.80079</text:p>
          </table:table-cell>
          <table:table-cell table:formula="of:=SUM([$Ionization_energies.E17:$Ionization_energies.R17])" office:value-type="float" office:value="9295.3141" calcext:value-type="float">
            <text:p>9295.3141</text:p>
          </table:table-cell>
          <table:table-cell table:formula="of:=SUM([$Ionization_energies.F17:$Ionization_energies.R17])" office:value-type="float" office:value="9275.5447" calcext:value-type="float">
            <text:p>9275.5447</text:p>
          </table:table-cell>
          <table:table-cell table:formula="of:=SUM([$Ionization_energies.G17:$Ionization_energies.R17])" office:value-type="float" office:value="9245.342" calcext:value-type="float">
            <text:p>9245.342</text:p>
          </table:table-cell>
          <table:table-cell table:formula="of:=SUM([$Ionization_energies.H17:$Ionization_energies.R17])" office:value-type="float" office:value="9193.8981" calcext:value-type="float">
            <text:p>9193.8981</text:p>
          </table:table-cell>
          <table:table-cell table:formula="of:=SUM([$Ionization_energies.I17:$Ionization_energies.R17])" office:value-type="float" office:value="9128.873" calcext:value-type="float">
            <text:p>9128.873</text:p>
          </table:table-cell>
          <table:table-cell table:formula="of:=SUM([$Ionization_energies.J17:$Ionization_energies.R17])" office:value-type="float" office:value="8908.452" calcext:value-type="float">
            <text:p>8908.452</text:p>
          </table:table-cell>
          <table:table-cell table:formula="of:=SUM([$Ionization_energies.K17:$Ionization_energies.R17])" office:value-type="float" office:value="8644.882" calcext:value-type="float">
            <text:p>8644.882</text:p>
          </table:table-cell>
          <table:table-cell table:formula="of:=SUM([$Ionization_energies.L17:$Ionization_energies.R17])" office:value-type="float" office:value="8335.282" calcext:value-type="float">
            <text:p>8335.282</text:p>
          </table:table-cell>
          <table:table-cell table:formula="of:=SUM([$Ionization_energies.M17:$Ionization_energies.R17])" office:value-type="float" office:value="7963.152" calcext:value-type="float">
            <text:p>7963.152</text:p>
          </table:table-cell>
          <table:table-cell table:formula="of:=SUM([$Ionization_energies.N17:$Ionization_energies.R17])" office:value-type="float" office:value="7538.752" calcext:value-type="float">
            <text:p>7538.752</text:p>
          </table:table-cell>
          <table:table-cell table:formula="of:=SUM([$Ionization_energies.O17:$Ionization_energies.R17])" office:value-type="float" office:value="7059.292" calcext:value-type="float">
            <text:p>7059.292</text:p>
          </table:table-cell>
          <table:table-cell table:number-columns-repeated="6"/>
        </table:table-row>
        <table:table-row table:style-name="ro1">
          <table:table-cell table:formula="of:=[$Ionization_energies.C18] + SUM([$Ionization_energies.D18:$Ionization_energies.S18])" office:value-type="float" office:value="10861.6017142" calcext:value-type="float">
            <text:p>10861.6017142</text:p>
          </table:table-cell>
          <table:table-cell table:formula="of:=SUM([$Ionization_energies.D18:$Ionization_energies.S18])" office:value-type="float" office:value="10859.52461" calcext:value-type="float">
            <text:p>10859.52461</text:p>
          </table:table-cell>
          <table:table-cell table:formula="of:=SUM([$Ionization_energies.E18:$Ionization_energies.S18])" office:value-type="float" office:value="10849.1646" calcext:value-type="float">
            <text:p>10849.1646</text:p>
          </table:table-cell>
          <table:table-cell table:formula="of:=SUM([$Ionization_energies.F18:$Ionization_energies.S18])" office:value-type="float" office:value="10825.8267" calcext:value-type="float">
            <text:p>10825.8267</text:p>
          </table:table-cell>
          <table:table-cell table:formula="of:=SUM([$Ionization_energies.G18:$Ionization_energies.S18])" office:value-type="float" office:value="10791.0367" calcext:value-type="float">
            <text:p>10791.0367</text:p>
          </table:table-cell>
          <table:table-cell table:formula="of:=SUM([$Ionization_energies.H18:$Ionization_energies.S18])" office:value-type="float" office:value="10743.8147" calcext:value-type="float">
            <text:p>10743.8147</text:p>
          </table:table-cell>
          <table:table-cell table:formula="of:=SUM([$Ionization_energies.I18:$Ionization_energies.S18])" office:value-type="float" office:value="10671.2202" calcext:value-type="float">
            <text:p>10671.2202</text:p>
          </table:table-cell>
          <table:table-cell table:formula="of:=SUM([$Ionization_energies.J18:$Ionization_energies.S18])" office:value-type="float" office:value="10583.1672" calcext:value-type="float">
            <text:p>10583.1672</text:p>
          </table:table-cell>
          <table:table-cell table:formula="of:=SUM([$Ionization_energies.K18:$Ionization_energies.S18])" office:value-type="float" office:value="10302.2192" calcext:value-type="float">
            <text:p>10302.2192</text:p>
          </table:table-cell>
          <table:table-cell table:formula="of:=SUM([$Ionization_energies.L18:$Ionization_energies.S18])" office:value-type="float" office:value="9973.4692" calcext:value-type="float">
            <text:p>9973.4692</text:p>
          </table:table-cell>
          <table:table-cell table:formula="of:=SUM([$Ionization_energies.M18:$Ionization_energies.S18])" office:value-type="float" office:value="9593.9192" calcext:value-type="float">
            <text:p>9593.9192</text:p>
          </table:table-cell>
          <table:table-cell table:formula="of:=SUM([$Ionization_energies.N18:$Ionization_energies.S18])" office:value-type="float" office:value="9146.4192" calcext:value-type="float">
            <text:p>9146.4192</text:p>
          </table:table-cell>
          <table:table-cell table:formula="of:=SUM([$Ionization_energies.O18:$Ionization_energies.S18])" office:value-type="float" office:value="8641.6192" calcext:value-type="float">
            <text:p>8641.6192</text:p>
          </table:table-cell>
          <table:table-cell table:number-columns-repeated="6"/>
        </table:table-row>
        <table:table-row table:style-name="ro1">
          <table:table-cell table:formula="of:=[$Ionization_energies.C19] + SUM([$Ionization_energies.D19:$Ionization_energies.T19])" office:value-type="float" office:value="12558.422365" calcext:value-type="float">
            <text:p>12558.422365</text:p>
          </table:table-cell>
          <table:table-cell table:formula="of:=SUM([$Ionization_energies.D19:$Ionization_energies.T19])" office:value-type="float" office:value="12554.80964" calcext:value-type="float">
            <text:p>12554.80964</text:p>
          </table:table-cell>
          <table:table-cell table:formula="of:=SUM([$Ionization_energies.E19:$Ionization_energies.T19])" office:value-type="float" office:value="12541.842" calcext:value-type="float">
            <text:p>12541.842</text:p>
          </table:table-cell>
          <table:table-cell table:formula="of:=SUM([$Ionization_energies.F19:$Ionization_energies.T19])" office:value-type="float" office:value="12518.028" calcext:value-type="float">
            <text:p>12518.028</text:p>
          </table:table-cell>
          <table:table-cell table:formula="of:=SUM([$Ionization_energies.G19:$Ionization_energies.T19])" office:value-type="float" office:value="12478.418" calcext:value-type="float">
            <text:p>12478.418</text:p>
          </table:table-cell>
          <table:table-cell table:formula="of:=SUM([$Ionization_energies.H19:$Ionization_energies.T19])" office:value-type="float" office:value="12424.9528" calcext:value-type="float">
            <text:p>12424.9528</text:p>
          </table:table-cell>
          <table:table-cell table:formula="of:=SUM([$Ionization_energies.I19:$Ionization_energies.T19])" office:value-type="float" office:value="12357.1528" calcext:value-type="float">
            <text:p>12357.1528</text:p>
          </table:table-cell>
          <table:table-cell table:formula="of:=SUM([$Ionization_energies.J19:$Ionization_energies.T19])" office:value-type="float" office:value="12260.1228" calcext:value-type="float">
            <text:p>12260.1228</text:p>
          </table:table-cell>
          <table:table-cell table:formula="of:=SUM([$Ionization_energies.K19:$Ionization_energies.T19])" office:value-type="float" office:value="12145.927" calcext:value-type="float">
            <text:p>12145.927</text:p>
          </table:table-cell>
          <table:table-cell table:formula="of:=SUM([$Ionization_energies.L19:$Ionization_energies.T19])" office:value-type="float" office:value="11797.647" calcext:value-type="float">
            <text:p>11797.647</text:p>
          </table:table-cell>
          <table:table-cell table:formula="of:=SUM([$Ionization_energies.M19:$Ionization_energies.T19])" office:value-type="float" office:value="11397.587" calcext:value-type="float">
            <text:p>11397.587</text:p>
          </table:table-cell>
          <table:table-cell table:formula="of:=SUM([$Ionization_energies.N19:$Ionization_energies.T19])" office:value-type="float" office:value="10941.957" calcext:value-type="float">
            <text:p>10941.957</text:p>
          </table:table-cell>
          <table:table-cell table:formula="of:=SUM([$Ionization_energies.O19:$Ionization_energies.T19])" office:value-type="float" office:value="10412.677" calcext:value-type="float">
            <text:p>10412.677</text:p>
          </table:table-cell>
          <table:table-cell table:number-columns-repeated="6"/>
        </table:table-row>
        <table:table-row table:style-name="ro1">
          <table:table-cell table:formula="of:=[$Ionization_energies.C20] + SUM([$Ionization_energies.D20:$Ionization_energies.U20])" office:value-type="float" office:value="14396.86659" calcext:value-type="float">
            <text:p>14396.86659</text:p>
          </table:table-cell>
          <table:table-cell table:formula="of:=SUM([$Ionization_energies.D20:$Ionization_energies.U20])" office:value-type="float" office:value="14397.86659" calcext:value-type="float">
            <text:p>14397.86659</text:p>
          </table:table-cell>
          <table:table-cell table:formula="of:=SUM([$Ionization_energies.E20:$Ionization_energies.U20])" office:value-type="float" office:value="14382.10697" calcext:value-type="float">
            <text:p>14382.10697</text:p>
          </table:table-cell>
          <table:table-cell table:formula="of:=SUM([$Ionization_energies.F20:$Ionization_energies.U20])" office:value-type="float" office:value="14354.4773" calcext:value-type="float">
            <text:p>14354.4773</text:p>
          </table:table-cell>
          <table:table-cell table:formula="of:=SUM([$Ionization_energies.G20:$Ionization_energies.U20])" office:value-type="float" office:value="14313.7373" calcext:value-type="float">
            <text:p>14313.7373</text:p>
          </table:table-cell>
          <table:table-cell table:formula="of:=SUM([$Ionization_energies.H20:$Ionization_energies.U20])" office:value-type="float" office:value="14253.9273" calcext:value-type="float">
            <text:p>14253.9273</text:p>
          </table:table-cell>
          <table:table-cell table:formula="of:=SUM([$Ionization_energies.I20:$Ionization_energies.U20])" office:value-type="float" office:value="14178.9073" calcext:value-type="float">
            <text:p>14178.9073</text:p>
          </table:table-cell>
          <table:table-cell table:formula="of:=SUM([$Ionization_energies.J20:$Ionization_energies.U20])" office:value-type="float" office:value="14087.8983" calcext:value-type="float">
            <text:p>14087.8983</text:p>
          </table:table-cell>
          <table:table-cell table:formula="of:=SUM([$Ionization_energies.K20:$Ionization_energies.U20])" office:value-type="float" office:value="13963.5753" calcext:value-type="float">
            <text:p>13963.5753</text:p>
          </table:table-cell>
          <table:table-cell table:formula="of:=SUM([$Ionization_energies.L20:$Ionization_energies.U20])" office:value-type="float" office:value="13820.1153" calcext:value-type="float">
            <text:p>13820.1153</text:p>
          </table:table-cell>
          <table:table-cell table:formula="of:=SUM([$Ionization_energies.M20:$Ionization_energies.U20])" office:value-type="float" office:value="13397.6653" calcext:value-type="float">
            <text:p>13397.6653</text:p>
          </table:table-cell>
          <table:table-cell table:formula="of:=SUM([$Ionization_energies.N20:$Ionization_energies.U20])" office:value-type="float" office:value="12918.9753" calcext:value-type="float">
            <text:p>12918.9753</text:p>
          </table:table-cell>
          <table:table-cell table:formula="of:=SUM([$Ionization_energies.O20:$Ionization_energies.U20])" office:value-type="float" office:value="12380.0153" calcext:value-type="float">
            <text:p>12380.0153</text:p>
          </table:table-cell>
          <table:table-cell table:number-columns-repeated="6"/>
        </table:table-row>
        <table:table-row table:style-name="ro1">
          <table:table-cell table:formula="of:=[$Ionization_energies.C21] + SUM([$Ionization_energies.D21:$Ionization_energies.V21])" office:value-type="float" office:value="16379.951519" calcext:value-type="float">
            <text:p>16379.951519</text:p>
          </table:table-cell>
          <table:table-cell table:formula="of:=SUM([$Ionization_energies.D21:$Ionization_energies.V21])" office:value-type="float" office:value="16379.45006" calcext:value-type="float">
            <text:p>16379.45006</text:p>
          </table:table-cell>
          <table:table-cell table:formula="of:=SUM([$Ionization_energies.E21:$Ionization_energies.V21])" office:value-type="float" office:value="16375.1094" calcext:value-type="float">
            <text:p>16375.1094</text:p>
          </table:table-cell>
          <table:table-cell table:formula="of:=SUM([$Ionization_energies.F21:$Ionization_energies.V21])" office:value-type="float" office:value="16343.4794" calcext:value-type="float">
            <text:p>16343.4794</text:p>
          </table:table-cell>
          <table:table-cell table:formula="of:=SUM([$Ionization_energies.G21:$Ionization_energies.V21])" office:value-type="float" office:value="16297.6734" calcext:value-type="float">
            <text:p>16297.6734</text:p>
          </table:table-cell>
          <table:table-cell table:formula="of:=SUM([$Ionization_energies.H21:$Ionization_energies.V21])" office:value-type="float" office:value="16236.7634" calcext:value-type="float">
            <text:p>16236.7634</text:p>
          </table:table-cell>
          <table:table-cell table:formula="of:=SUM([$Ionization_energies.I21:$Ionization_energies.V21])" office:value-type="float" office:value="16154.1034" calcext:value-type="float">
            <text:p>16154.1034</text:p>
          </table:table-cell>
          <table:table-cell table:formula="of:=SUM([$Ionization_energies.J21:$Ionization_energies.V21])" office:value-type="float" office:value="16054.7034" calcext:value-type="float">
            <text:p>16054.7034</text:p>
          </table:table-cell>
          <table:table-cell table:formula="of:=SUM([$Ionization_energies.K21:$Ionization_energies.V21])" office:value-type="float" office:value="15937.1434" calcext:value-type="float">
            <text:p>15937.1434</text:p>
          </table:table-cell>
          <table:table-cell table:formula="of:=SUM([$Ionization_energies.L21:$Ionization_energies.V21])" office:value-type="float" office:value="15782.2634" calcext:value-type="float">
            <text:p>15782.2634</text:p>
          </table:table-cell>
          <table:table-cell table:formula="of:=SUM([$Ionization_energies.M21:$Ionization_energies.V21])" office:value-type="float" office:value="15606.446" calcext:value-type="float">
            <text:p>15606.446</text:p>
          </table:table-cell>
          <table:table-cell table:formula="of:=SUM([$Ionization_energies.N21:$Ionization_energies.V21])" office:value-type="float" office:value="15102.646" calcext:value-type="float">
            <text:p>15102.646</text:p>
          </table:table-cell>
          <table:table-cell table:formula="of:=SUM([$Ionization_energies.O21:$Ionization_energies.V21])" office:value-type="float" office:value="14537.946" calcext:value-type="float">
            <text:p>14537.946</text:p>
          </table:table-cell>
          <table:table-cell table:number-columns-repeated="6"/>
        </table:table-row>
        <table:table-row table:style-name="ro1">
          <table:table-cell table:formula="of:=[$Ionization_energies.C22] + SUM([$Ionization_energies.D22:$Ionization_energies.W22])" office:value-type="float" office:value="18508.99153" calcext:value-type="float">
            <text:p>18508.99153</text:p>
          </table:table-cell>
          <table:table-cell table:formula="of:=SUM([$Ionization_energies.D22:$Ionization_energies.W22])" office:value-type="float" office:value="18508.96698" calcext:value-type="float">
            <text:p>18508.96698</text:p>
          </table:table-cell>
          <table:table-cell table:formula="of:=SUM([$Ionization_energies.E22:$Ionization_energies.W22])" office:value-type="float" office:value="18502.85382" calcext:value-type="float">
            <text:p>18502.85382</text:p>
          </table:table-cell>
          <table:table-cell table:formula="of:=SUM([$Ionization_energies.F22:$Ionization_energies.W22])" office:value-type="float" office:value="18490.9821" calcext:value-type="float">
            <text:p>18490.9821</text:p>
          </table:table-cell>
          <table:table-cell table:formula="of:=SUM([$Ionization_energies.G22:$Ionization_energies.W22])" office:value-type="float" office:value="18440.069" calcext:value-type="float">
            <text:p>18440.069</text:p>
          </table:table-cell>
          <table:table-cell table:formula="of:=SUM([$Ionization_energies.H22:$Ionization_energies.W22])" office:value-type="float" office:value="18372.799" calcext:value-type="float">
            <text:p>18372.799</text:p>
          </table:table-cell>
          <table:table-cell table:formula="of:=SUM([$Ionization_energies.I22:$Ionization_energies.W22])" office:value-type="float" office:value="18288.299" calcext:value-type="float">
            <text:p>18288.299</text:p>
          </table:table-cell>
          <table:table-cell table:formula="of:=SUM([$Ionization_energies.J22:$Ionization_energies.W22])" office:value-type="float" office:value="18179.519" calcext:value-type="float">
            <text:p>18179.519</text:p>
          </table:table-cell>
          <table:table-cell table:formula="of:=SUM([$Ionization_energies.K22:$Ionization_energies.W22])" office:value-type="float" office:value="18052.319" calcext:value-type="float">
            <text:p>18052.319</text:p>
          </table:table-cell>
          <table:table-cell table:formula="of:=SUM([$Ionization_energies.L22:$Ionization_energies.W22])" office:value-type="float" office:value="17905.079" calcext:value-type="float">
            <text:p>17905.079</text:p>
          </table:table-cell>
          <table:table-cell table:formula="of:=SUM([$Ionization_energies.M22:$Ionization_energies.W22])" office:value-type="float" office:value="17716.539" calcext:value-type="float">
            <text:p>17716.539</text:p>
          </table:table-cell>
          <table:table-cell table:formula="of:=SUM([$Ionization_energies.N22:$Ionization_energies.W22])" office:value-type="float" office:value="17505.264" calcext:value-type="float">
            <text:p>17505.264</text:p>
          </table:table-cell>
          <table:table-cell table:formula="of:=SUM([$Ionization_energies.O22:$Ionization_energies.W22])" office:value-type="float" office:value="16913.364" calcext:value-type="float">
            <text:p>16913.364</text:p>
          </table:table-cell>
          <table:table-cell table:number-columns-repeated="6"/>
        </table:table-row>
        <table:table-row table:style-name="ro1">
          <table:table-cell table:formula="of:=[$Ionization_energies.C23] + SUM([$Ionization_energies.D23:$Ionization_energies.X23])" office:value-type="float" office:value="20786.06661" calcext:value-type="float">
            <text:p>20786.06661</text:p>
          </table:table-cell>
          <table:table-cell table:formula="of:=SUM([$Ionization_energies.D23:$Ionization_energies.X23])" office:value-type="float" office:value="20785.88723" calcext:value-type="float">
            <text:p>20785.88723</text:p>
          </table:table-cell>
          <table:table-cell table:formula="of:=SUM([$Ionization_energies.E23:$Ionization_energies.X23])" office:value-type="float" office:value="20779.32573" calcext:value-type="float">
            <text:p>20779.32573</text:p>
          </table:table-cell>
          <table:table-cell table:formula="of:=SUM([$Ionization_energies.F23:$Ionization_energies.X23])" office:value-type="float" office:value="20766.52606" calcext:value-type="float">
            <text:p>20766.52606</text:p>
          </table:table-cell>
          <table:table-cell table:formula="of:=SUM([$Ionization_energies.G23:$Ionization_energies.X23])" office:value-type="float" office:value="20741.7694" calcext:value-type="float">
            <text:p>20741.7694</text:p>
          </table:table-cell>
          <table:table-cell table:formula="of:=SUM([$Ionization_energies.H23:$Ionization_energies.X23])" office:value-type="float" office:value="20668.28" calcext:value-type="float">
            <text:p>20668.28</text:p>
          </table:table-cell>
          <table:table-cell table:formula="of:=SUM([$Ionization_energies.I23:$Ionization_energies.X23])" office:value-type="float" office:value="20576.63" calcext:value-type="float">
            <text:p>20576.63</text:p>
          </table:table-cell>
          <table:table-cell table:formula="of:=SUM([$Ionization_energies.J23:$Ionization_energies.X23])" office:value-type="float" office:value="20465.95" calcext:value-type="float">
            <text:p>20465.95</text:p>
          </table:table-cell>
          <table:table-cell table:formula="of:=SUM([$Ionization_energies.K23:$Ionization_energies.X23])" office:value-type="float" office:value="20327.95" calcext:value-type="float">
            <text:p>20327.95</text:p>
          </table:table-cell>
          <table:table-cell table:formula="of:=SUM([$Ionization_energies.L23:$Ionization_energies.X23])" office:value-type="float" office:value="20169.85" calcext:value-type="float">
            <text:p>20169.85</text:p>
          </table:table-cell>
          <table:table-cell table:formula="of:=SUM([$Ionization_energies.M23:$Ionization_energies.X23])" office:value-type="float" office:value="19989.82" calcext:value-type="float">
            <text:p>19989.82</text:p>
          </table:table-cell>
          <table:table-cell table:formula="of:=SUM([$Ionization_energies.N23:$Ionization_energies.X23])" office:value-type="float" office:value="19764.64" calcext:value-type="float">
            <text:p>19764.64</text:p>
          </table:table-cell>
          <table:table-cell table:formula="of:=SUM([$Ionization_energies.O23:$Ionization_energies.X23])" office:value-type="float" office:value="19514.842" calcext:value-type="float">
            <text:p>19514.842</text:p>
          </table:table-cell>
          <table:table-cell table:number-columns-repeated="6"/>
        </table:table-row>
        <table:table-row table:style-name="ro1">
          <table:table-cell table:formula="of:=[$Ionization_energies.C24] + SUM([$Ionization_energies.D24:$Ionization_energies.Y24])" office:value-type="float" office:value="23220.91804" calcext:value-type="float">
            <text:p>23220.91804</text:p>
          </table:table-cell>
          <table:table-cell table:formula="of:=SUM([$Ionization_energies.D24:$Ionization_energies.Y24])" office:value-type="float" office:value="23220.8425" calcext:value-type="float">
            <text:p>23220.8425</text:p>
          </table:table-cell>
          <table:table-cell table:formula="of:=SUM([$Ionization_energies.E24:$Ionization_energies.Y24])" office:value-type="float" office:value="23214.0144" calcext:value-type="float">
            <text:p>23214.0144</text:p>
          </table:table-cell>
          <table:table-cell table:formula="of:=SUM([$Ionization_energies.F24:$Ionization_energies.Y24])" office:value-type="float" office:value="23200.4389" calcext:value-type="float">
            <text:p>23200.4389</text:p>
          </table:table-cell>
          <table:table-cell table:formula="of:=SUM([$Ionization_energies.G24:$Ionization_energies.Y24])" office:value-type="float" office:value="23172.9472" calcext:value-type="float">
            <text:p>23172.9472</text:p>
          </table:table-cell>
          <table:table-cell table:formula="of:=SUM([$Ionization_energies.H24:$Ionization_energies.Y24])" office:value-type="float" office:value="23129.68" calcext:value-type="float">
            <text:p>23129.68</text:p>
          </table:table-cell>
          <table:table-cell table:formula="of:=SUM([$Ionization_energies.I24:$Ionization_energies.Y24])" office:value-type="float" office:value="23030.38" calcext:value-type="float">
            <text:p>23030.38</text:p>
          </table:table-cell>
          <table:table-cell table:formula="of:=SUM([$Ionization_energies.J24:$Ionization_energies.Y24])" office:value-type="float" office:value="22910.85" calcext:value-type="float">
            <text:p>22910.85</text:p>
          </table:table-cell>
          <table:table-cell table:formula="of:=SUM([$Ionization_energies.K24:$Ionization_energies.Y24])" office:value-type="float" office:value="22770.05" calcext:value-type="float">
            <text:p>22770.05</text:p>
          </table:table-cell>
          <table:table-cell table:formula="of:=SUM([$Ionization_energies.L24:$Ionization_energies.Y24])" office:value-type="float" office:value="22599.65" calcext:value-type="float">
            <text:p>22599.65</text:p>
          </table:table-cell>
          <table:table-cell table:formula="of:=SUM([$Ionization_energies.M24:$Ionization_energies.Y24])" office:value-type="float" office:value="22407.55" calcext:value-type="float">
            <text:p>22407.55</text:p>
          </table:table-cell>
          <table:table-cell table:formula="of:=SUM([$Ionization_energies.N24:$Ionization_energies.Y24])" office:value-type="float" office:value="22191.63" calcext:value-type="float">
            <text:p>22191.63</text:p>
          </table:table-cell>
          <table:table-cell table:formula="of:=SUM([$Ionization_energies.O24:$Ionization_energies.Y24])" office:value-type="float" office:value="21926.56" calcext:value-type="float">
            <text:p>21926.56</text:p>
          </table:table-cell>
          <table:table-cell table:number-columns-repeated="6"/>
        </table:table-row>
        <table:table-row table:style-name="ro1">
          <table:table-cell table:formula="of:=[$Ionization_energies.C25] + SUM([$Ionization_energies.D25:$Ionization_energies.Z25])" office:value-type="float" office:value="25813.01636" calcext:value-type="float">
            <text:p>25813.01636</text:p>
          </table:table-cell>
          <table:table-cell table:formula="of:=SUM([$Ionization_energies.D25:$Ionization_energies.Z25])" office:value-type="float" office:value="25812.4887" calcext:value-type="float">
            <text:p>25812.4887</text:p>
          </table:table-cell>
          <table:table-cell table:formula="of:=SUM([$Ionization_energies.E25:$Ionization_energies.Z25])" office:value-type="float" office:value="25797.8287" calcext:value-type="float">
            <text:p>25797.8287</text:p>
          </table:table-cell>
          <table:table-cell table:formula="of:=SUM([$Ionization_energies.F25:$Ionization_energies.Z25])" office:value-type="float" office:value="25768.5177" calcext:value-type="float">
            <text:p>25768.5177</text:p>
          </table:table-cell>
          <table:table-cell table:formula="of:=SUM([$Ionization_energies.G25:$Ionization_energies.Z25])" office:value-type="float" office:value="25721.8087" calcext:value-type="float">
            <text:p>25721.8087</text:p>
          </table:table-cell>
          <table:table-cell table:formula="of:=SUM([$Ionization_energies.H25:$Ionization_energies.Z25])" office:value-type="float" office:value="25656.527" calcext:value-type="float">
            <text:p>25656.527</text:p>
          </table:table-cell>
          <table:table-cell table:formula="of:=SUM([$Ionization_energies.I25:$Ionization_energies.Z25])" office:value-type="float" office:value="25528.397" calcext:value-type="float">
            <text:p>25528.397</text:p>
          </table:table-cell>
          <table:table-cell table:formula="of:=SUM([$Ionization_energies.J25:$Ionization_energies.Z25])" office:value-type="float" office:value="25377.797" calcext:value-type="float">
            <text:p>25377.797</text:p>
          </table:table-cell>
          <table:table-cell table:formula="of:=SUM([$Ionization_energies.K25:$Ionization_energies.Z25])" office:value-type="float" office:value="25204.397" calcext:value-type="float">
            <text:p>25204.397</text:p>
          </table:table-cell>
          <table:table-cell table:formula="of:=SUM([$Ionization_energies.L25:$Ionization_energies.Z25])" office:value-type="float" office:value="24998.597" calcext:value-type="float">
            <text:p>24998.597</text:p>
          </table:table-cell>
          <table:table-cell table:formula="of:=SUM([$Ionization_energies.M25:$Ionization_energies.Z25])" office:value-type="float" office:value="24768.097" calcext:value-type="float">
            <text:p>24768.097</text:p>
          </table:table-cell>
          <table:table-cell table:formula="of:=SUM([$Ionization_energies.N25:$Ionization_energies.Z25])" office:value-type="float" office:value="24512.397" calcext:value-type="float">
            <text:p>24512.397</text:p>
          </table:table-cell>
          <table:table-cell table:formula="of:=SUM([$Ionization_energies.O25:$Ionization_energies.Z25])" office:value-type="float" office:value="24204.297" calcext:value-type="float">
            <text:p>24204.297</text:p>
          </table:table-cell>
          <table:table-cell table:number-columns-repeated="6"/>
        </table:table-row>
        <table:table-row table:style-name="ro1">
          <table:table-cell table:formula="of:=[$Ionization_energies.C26] + SUM([$Ionization_energies.D26:$Ionization_energies.AA26])" office:value-type="float" office:value="28586.001028" calcext:value-type="float">
            <text:p>28586.001028</text:p>
          </table:table-cell>
          <table:table-cell table:formula="of:=SUM([$Ionization_energies.D26:$Ionization_energies.AA26])" office:value-type="float" office:value="28585.3251" calcext:value-type="float">
            <text:p>28585.3251</text:p>
          </table:table-cell>
          <table:table-cell table:formula="of:=SUM([$Ionization_energies.E26:$Ionization_energies.AA26])" office:value-type="float" office:value="28578.5586" calcext:value-type="float">
            <text:p>28578.5586</text:p>
          </table:table-cell>
          <table:table-cell table:formula="of:=SUM([$Ionization_energies.F26:$Ionization_energies.AA26])" office:value-type="float" office:value="28562.0729" calcext:value-type="float">
            <text:p>28562.0729</text:p>
          </table:table-cell>
          <table:table-cell table:formula="of:=SUM([$Ionization_energies.G26:$Ionization_energies.AA26])" office:value-type="float" office:value="28531.1129" calcext:value-type="float">
            <text:p>28531.1129</text:p>
          </table:table-cell>
          <table:table-cell table:formula="of:=SUM([$Ionization_energies.H26:$Ionization_energies.AA26])" office:value-type="float" office:value="28481.9529" calcext:value-type="float">
            <text:p>28481.9529</text:p>
          </table:table-cell>
          <table:table-cell table:formula="of:=SUM([$Ionization_energies.I26:$Ionization_energies.AA26])" office:value-type="float" office:value="28412.4929" calcext:value-type="float">
            <text:p>28412.4929</text:p>
          </table:table-cell>
          <table:table-cell table:formula="of:=SUM([$Ionization_energies.J26:$Ionization_energies.AA26])" office:value-type="float" office:value="28321.858" calcext:value-type="float">
            <text:p>28321.858</text:p>
          </table:table-cell>
          <table:table-cell table:formula="of:=SUM([$Ionization_energies.K26:$Ionization_energies.AA26])" office:value-type="float" office:value="28161.678" calcext:value-type="float">
            <text:p>28161.678</text:p>
          </table:table-cell>
          <table:table-cell table:formula="of:=SUM([$Ionization_energies.L26:$Ionization_energies.AA26])" office:value-type="float" office:value="27976.978" calcext:value-type="float">
            <text:p>27976.978</text:p>
          </table:table-cell>
          <table:table-cell table:formula="of:=SUM([$Ionization_energies.M26:$Ionization_energies.AA26])" office:value-type="float" office:value="27767.678" calcext:value-type="float">
            <text:p>27767.678</text:p>
          </table:table-cell>
          <table:table-cell table:formula="of:=SUM([$Ionization_energies.N26:$Ionization_energies.AA26])" office:value-type="float" office:value="27523.278" calcext:value-type="float">
            <text:p>27523.278</text:p>
          </table:table-cell>
          <table:table-cell table:formula="of:=SUM([$Ionization_energies.O26:$Ionization_energies.AA26])" office:value-type="float" office:value="27252.478" calcext:value-type="float">
            <text:p>27252.478</text:p>
          </table:table-cell>
          <table:table-cell table:number-columns-repeated="6"/>
        </table:table-row>
        <table:table-row table:style-name="ro1">
          <table:table-cell table:formula="of:=[$Ionization_energies.C27] + SUM([$Ionization_energies.D27:$Ionization_energies.AB27])" office:value-type="float" office:value="31517.54801" calcext:value-type="float">
            <text:p>31517.54801</text:p>
          </table:table-cell>
          <table:table-cell table:formula="of:=SUM([$Ionization_energies.D27:$Ionization_energies.AB27])" office:value-type="float" office:value="31518.04801" calcext:value-type="float">
            <text:p>31518.04801</text:p>
          </table:table-cell>
          <table:table-cell table:formula="of:=SUM([$Ionization_energies.E27:$Ionization_energies.AB27])" office:value-type="float" office:value="31510.61399" calcext:value-type="float">
            <text:p>31510.61399</text:p>
          </table:table-cell>
          <table:table-cell table:formula="of:=SUM([$Ionization_energies.F27:$Ionization_energies.AB27])" office:value-type="float" office:value="31494.974" calcext:value-type="float">
            <text:p>31494.974</text:p>
          </table:table-cell>
          <table:table-cell table:formula="of:=SUM([$Ionization_energies.G27:$Ionization_energies.AB27])" office:value-type="float" office:value="31461.306" calcext:value-type="float">
            <text:p>31461.306</text:p>
          </table:table-cell>
          <table:table-cell table:formula="of:=SUM([$Ionization_energies.H27:$Ionization_energies.AB27])" office:value-type="float" office:value="31410.106" calcext:value-type="float">
            <text:p>31410.106</text:p>
          </table:table-cell>
          <table:table-cell table:formula="of:=SUM([$Ionization_energies.I27:$Ionization_energies.AB27])" office:value-type="float" office:value="31337.706" calcext:value-type="float">
            <text:p>31337.706</text:p>
          </table:table-cell>
          <table:table-cell table:formula="of:=SUM([$Ionization_energies.J27:$Ionization_energies.AB27])" office:value-type="float" office:value="31242.106" calcext:value-type="float">
            <text:p>31242.106</text:p>
          </table:table-cell>
          <table:table-cell table:formula="of:=SUM([$Ionization_energies.K27:$Ionization_energies.AB27])" office:value-type="float" office:value="31122.903" calcext:value-type="float">
            <text:p>31122.903</text:p>
          </table:table-cell>
          <table:table-cell table:formula="of:=SUM([$Ionization_energies.L27:$Ionization_energies.AB27])" office:value-type="float" office:value="30928.403" calcext:value-type="float">
            <text:p>30928.403</text:p>
          </table:table-cell>
          <table:table-cell table:formula="of:=SUM([$Ionization_energies.M27:$Ionization_energies.AB27])" office:value-type="float" office:value="30706.603" calcext:value-type="float">
            <text:p>30706.603</text:p>
          </table:table-cell>
          <table:table-cell table:formula="of:=SUM([$Ionization_energies.N27:$Ionization_energies.AB27])" office:value-type="float" office:value="30458.303" calcext:value-type="float">
            <text:p>30458.303</text:p>
          </table:table-cell>
          <table:table-cell table:formula="of:=SUM([$Ionization_energies.O27:$Ionization_energies.AB27])" office:value-type="float" office:value="30172.303" calcext:value-type="float">
            <text:p>30172.303</text:p>
          </table:table-cell>
          <table:table-cell table:number-columns-repeated="6"/>
        </table:table-row>
        <table:table-row table:style-name="ro1">
          <table:table-cell table:formula="of:=[$Ionization_energies.C28] + SUM([$Ionization_energies.D28:$Ionization_energies.AC28])" office:value-type="float" office:value="34604.681436" calcext:value-type="float">
            <text:p>34604.681436</text:p>
          </table:table-cell>
          <table:table-cell table:formula="of:=SUM([$Ionization_energies.D28:$Ionization_energies.AC28])" office:value-type="float" office:value="34604.5282" calcext:value-type="float">
            <text:p>34604.5282</text:p>
          </table:table-cell>
          <table:table-cell table:formula="of:=SUM([$Ionization_energies.E28:$Ionization_energies.AC28])" office:value-type="float" office:value="34596.6258" calcext:value-type="float">
            <text:p>34596.6258</text:p>
          </table:table-cell>
          <table:table-cell table:formula="of:=SUM([$Ionization_energies.F28:$Ionization_energies.AC28])" office:value-type="float" office:value="34580.438" calcext:value-type="float">
            <text:p>34580.438</text:p>
          </table:table-cell>
          <table:table-cell table:formula="of:=SUM([$Ionization_energies.G28:$Ionization_energies.AC28])" office:value-type="float" office:value="34549.786" calcext:value-type="float">
            <text:p>34549.786</text:p>
          </table:table-cell>
          <table:table-cell table:formula="of:=SUM([$Ionization_energies.H28:$Ionization_energies.AC28])" office:value-type="float" office:value="34494.986" calcext:value-type="float">
            <text:p>34494.986</text:p>
          </table:table-cell>
          <table:table-cell table:formula="of:=SUM([$Ionization_energies.I28:$Ionization_energies.AC28])" office:value-type="float" office:value="34419.986" calcext:value-type="float">
            <text:p>34419.986</text:p>
          </table:table-cell>
          <table:table-cell table:formula="of:=SUM([$Ionization_energies.J28:$Ionization_energies.AC28])" office:value-type="float" office:value="34320.886" calcext:value-type="float">
            <text:p>34320.886</text:p>
          </table:table-cell>
          <table:table-cell table:formula="of:=SUM([$Ionization_energies.K28:$Ionization_energies.AC28])" office:value-type="float" office:value="34195.906" calcext:value-type="float">
            <text:p>34195.906</text:p>
          </table:table-cell>
          <table:table-cell table:formula="of:=SUM([$Ionization_energies.L28:$Ionization_energies.AC28])" office:value-type="float" office:value="34044.846" calcext:value-type="float">
            <text:p>34044.846</text:p>
          </table:table-cell>
          <table:table-cell table:formula="of:=SUM([$Ionization_energies.M28:$Ionization_energies.AC28])" office:value-type="float" office:value="33811.246" calcext:value-type="float">
            <text:p>33811.246</text:p>
          </table:table-cell>
          <table:table-cell table:formula="of:=SUM([$Ionization_energies.N28:$Ionization_energies.AC28])" office:value-type="float" office:value="33549.146" calcext:value-type="float">
            <text:p>33549.146</text:p>
          </table:table-cell>
          <table:table-cell table:formula="of:=SUM([$Ionization_energies.O28:$Ionization_energies.AC28])" office:value-type="float" office:value="33258.946" calcext:value-type="float">
            <text:p>33258.946</text:p>
          </table:table-cell>
          <table:table-cell table:number-columns-repeated="6"/>
        </table:table-row>
        <table:table-row table:style-name="ro1">
          <table:table-cell table:formula="of:=[$Ionization_energies.C29] + SUM([$Ionization_energies.D29:$Ionization_energies.AD29])" office:value-type="float" office:value="37915.716255" calcext:value-type="float">
            <text:p>37915.716255</text:p>
          </table:table-cell>
          <table:table-cell table:formula="of:=SUM([$Ionization_energies.D29:$Ionization_energies.AD29])" office:value-type="float" office:value="37915.054" calcext:value-type="float">
            <text:p>37915.054</text:p>
          </table:table-cell>
          <table:table-cell table:formula="of:=SUM([$Ionization_energies.E29:$Ionization_energies.AD29])" office:value-type="float" office:value="37907.173" calcext:value-type="float">
            <text:p>37907.173</text:p>
          </table:table-cell>
          <table:table-cell table:formula="of:=SUM([$Ionization_energies.F29:$Ionization_energies.AD29])" office:value-type="float" office:value="37890.09" calcext:value-type="float">
            <text:p>37890.09</text:p>
          </table:table-cell>
          <table:table-cell table:formula="of:=SUM([$Ionization_energies.G29:$Ionization_energies.AD29])" office:value-type="float" office:value="37856.59" calcext:value-type="float">
            <text:p>37856.59</text:p>
          </table:table-cell>
          <table:table-cell table:formula="of:=SUM([$Ionization_energies.H29:$Ionization_energies.AD29])" office:value-type="float" office:value="37805.29" calcext:value-type="float">
            <text:p>37805.29</text:p>
          </table:table-cell>
          <table:table-cell table:formula="of:=SUM([$Ionization_energies.I29:$Ionization_energies.AD29])" office:value-type="float" office:value="37725.79" calcext:value-type="float">
            <text:p>37725.79</text:p>
          </table:table-cell>
          <table:table-cell table:formula="of:=SUM([$Ionization_energies.J29:$Ionization_energies.AD29])" office:value-type="float" office:value="37623.79" calcext:value-type="float">
            <text:p>37623.79</text:p>
          </table:table-cell>
          <table:table-cell table:formula="of:=SUM([$Ionization_energies.K29:$Ionization_energies.AD29])" office:value-type="float" office:value="37494.89" calcext:value-type="float">
            <text:p>37494.89</text:p>
          </table:table-cell>
          <table:table-cell table:formula="of:=SUM([$Ionization_energies.L29:$Ionization_energies.AD29])" office:value-type="float" office:value="37337.09" calcext:value-type="float">
            <text:p>37337.09</text:p>
          </table:table-cell>
          <table:table-cell table:formula="of:=SUM([$Ionization_energies.M29:$Ionization_energies.AD29])" office:value-type="float" office:value="37150.96" calcext:value-type="float">
            <text:p>37150.96</text:p>
          </table:table-cell>
          <table:table-cell table:formula="of:=SUM([$Ionization_energies.N29:$Ionization_energies.AD29])" office:value-type="float" office:value="36875.56" calcext:value-type="float">
            <text:p>36875.56</text:p>
          </table:table-cell>
          <table:table-cell table:formula="of:=SUM([$Ionization_energies.O29:$Ionization_energies.AD29])" office:value-type="float" office:value="36570.56" calcext:value-type="float">
            <text:p>36570.56</text:p>
          </table:table-cell>
          <table:table-cell table:number-columns-repeated="6"/>
        </table:table-row>
        <table:table-row table:style-name="ro1">
          <table:table-cell table:formula="of:=[$Ionization_energies.C30] + SUM([$Ionization_energies.D30:$Ionization_energies.AE30])" office:value-type="float" office:value="41381.2558" calcext:value-type="float">
            <text:p>41381.2558</text:p>
          </table:table-cell>
          <table:table-cell table:formula="of:=SUM([$Ionization_energies.D30:$Ionization_energies.AE30])" office:value-type="float" office:value="41380.09864" calcext:value-type="float">
            <text:p>41380.09864</text:p>
          </table:table-cell>
          <table:table-cell table:formula="of:=SUM([$Ionization_energies.E30:$Ionization_energies.AE30])" office:value-type="float" office:value="41372.45884" calcext:value-type="float">
            <text:p>41372.45884</text:p>
          </table:table-cell>
          <table:table-cell table:formula="of:=SUM([$Ionization_energies.F30:$Ionization_energies.AE30])" office:value-type="float" office:value="41354.29" calcext:value-type="float">
            <text:p>41354.29</text:p>
          </table:table-cell>
          <table:table-cell table:formula="of:=SUM([$Ionization_energies.G30:$Ionization_energies.AE30])" office:value-type="float" office:value="41319.1" calcext:value-type="float">
            <text:p>41319.1</text:p>
          </table:table-cell>
          <table:table-cell table:formula="of:=SUM([$Ionization_energies.H30:$Ionization_energies.AE30])" office:value-type="float" office:value="41264.2" calcext:value-type="float">
            <text:p>41264.2</text:p>
          </table:table-cell>
          <table:table-cell table:formula="of:=SUM([$Ionization_energies.I30:$Ionization_energies.AE30])" office:value-type="float" office:value="41188.14" calcext:value-type="float">
            <text:p>41188.14</text:p>
          </table:table-cell>
          <table:table-cell table:formula="of:=SUM([$Ionization_energies.J30:$Ionization_energies.AE30])" office:value-type="float" office:value="41080.14" calcext:value-type="float">
            <text:p>41080.14</text:p>
          </table:table-cell>
          <table:table-cell table:formula="of:=SUM([$Ionization_energies.K30:$Ionization_energies.AE30])" office:value-type="float" office:value="40947.14" calcext:value-type="float">
            <text:p>40947.14</text:p>
          </table:table-cell>
          <table:table-cell table:formula="of:=SUM([$Ionization_energies.L30:$Ionization_energies.AE30])" office:value-type="float" office:value="40785.14" calcext:value-type="float">
            <text:p>40785.14</text:p>
          </table:table-cell>
          <table:table-cell table:formula="of:=SUM([$Ionization_energies.M30:$Ionization_energies.AE30])" office:value-type="float" office:value="40592.14" calcext:value-type="float">
            <text:p>40592.14</text:p>
          </table:table-cell>
          <table:table-cell table:formula="of:=SUM([$Ionization_energies.N30:$Ionization_energies.AE30])" office:value-type="float" office:value="40367.54" calcext:value-type="float">
            <text:p>40367.54</text:p>
          </table:table-cell>
          <table:table-cell table:formula="of:=SUM([$Ionization_energies.O30:$Ionization_energies.AE30])" office:value-type="float" office:value="40046.54" calcext:value-type="float">
            <text:p>40046.54</text:p>
          </table:table-cell>
          <table:table-cell table:number-columns-repeated="6"/>
        </table:table-row>
        <table:table-row table:style-name="ro1">
          <table:table-cell table:formula="of:=[$Ionization_energies.C31] + SUM([$Ionization_energies.D31:$Ionization_energies.AF31])" office:value-type="float" office:value="45039.66056" calcext:value-type="float">
            <text:p>45039.66056</text:p>
          </table:table-cell>
          <table:table-cell table:formula="of:=SUM([$Ionization_energies.D31:$Ionization_energies.AF31])" office:value-type="float" office:value="45038.42478" calcext:value-type="float">
            <text:p>45038.42478</text:p>
          </table:table-cell>
          <table:table-cell table:formula="of:=SUM([$Ionization_energies.E31:$Ionization_energies.AF31])" office:value-type="float" office:value="45030.6984" calcext:value-type="float">
            <text:p>45030.6984</text:p>
          </table:table-cell>
          <table:table-cell table:formula="of:=SUM([$Ionization_energies.F31:$Ionization_energies.AF31])" office:value-type="float" office:value="45010.406" calcext:value-type="float">
            <text:p>45010.406</text:p>
          </table:table-cell>
          <table:table-cell table:formula="of:=SUM([$Ionization_energies.G31:$Ionization_energies.AF31])" office:value-type="float" office:value="44973.565" calcext:value-type="float">
            <text:p>44973.565</text:p>
          </table:table-cell>
          <table:table-cell table:formula="of:=SUM([$Ionization_energies.H31:$Ionization_energies.AF31])" office:value-type="float" office:value="44916.185" calcext:value-type="float">
            <text:p>44916.185</text:p>
          </table:table-cell>
          <table:table-cell table:formula="of:=SUM([$Ionization_energies.I31:$Ionization_energies.AF31])" office:value-type="float" office:value="44836.385" calcext:value-type="float">
            <text:p>44836.385</text:p>
          </table:table-cell>
          <table:table-cell table:formula="of:=SUM([$Ionization_energies.J31:$Ionization_energies.AF31])" office:value-type="float" office:value="44733.385" calcext:value-type="float">
            <text:p>44733.385</text:p>
          </table:table-cell>
          <table:table-cell table:formula="of:=SUM([$Ionization_energies.K31:$Ionization_energies.AF31])" office:value-type="float" office:value="44594.385" calcext:value-type="float">
            <text:p>44594.385</text:p>
          </table:table-cell>
          <table:table-cell table:formula="of:=SUM([$Ionization_energies.L31:$Ionization_energies.AF31])" office:value-type="float" office:value="44428.385" calcext:value-type="float">
            <text:p>44428.385</text:p>
          </table:table-cell>
          <table:table-cell table:formula="of:=SUM([$Ionization_energies.M31:$Ionization_energies.AF31])" office:value-type="float" office:value="44229.385" calcext:value-type="float">
            <text:p>44229.385</text:p>
          </table:table-cell>
          <table:table-cell table:formula="of:=SUM([$Ionization_energies.N31:$Ionization_energies.AF31])" office:value-type="float" office:value="43997.385" calcext:value-type="float">
            <text:p>43997.385</text:p>
          </table:table-cell>
          <table:table-cell table:formula="of:=SUM([$Ionization_energies.O31:$Ionization_energies.AF31])" office:value-type="float" office:value="43732.085" calcext:value-type="float">
            <text:p>43732.085</text:p>
          </table:table-cell>
          <table:table-cell table:number-columns-repeated="6"/>
        </table:table-row>
        <table:table-row table:style-name="ro1">
          <table:table-cell table:formula="of:=[$Ionization_energies.C32] + SUM([$Ionization_energies.D32:$Ionization_energies.AG32])" office:value-type="float" office:value="8045.9816" calcext:value-type="float">
            <text:p>8045.9816</text:p>
          </table:table-cell>
          <table:table-cell table:formula="of:=SUM([$Ionization_energies.D32:$Ionization_energies.AG32])" office:value-type="float" office:value="8046.5816" calcext:value-type="float">
            <text:p>8046.5816</text:p>
          </table:table-cell>
          <table:table-cell table:formula="of:=SUM([$Ionization_energies.E32:$Ionization_energies.AG32])" office:value-type="float" office:value="8037.1874" calcext:value-type="float">
            <text:p>8037.1874</text:p>
          </table:table-cell>
          <table:table-cell table:formula="of:=SUM([$Ionization_energies.F32:$Ionization_energies.AG32])" office:value-type="float" office:value="8019.223" calcext:value-type="float">
            <text:p>8019.223</text:p>
          </table:table-cell>
          <table:table-cell table:formula="of:=SUM([$Ionization_energies.G32:$Ionization_energies.AG32])" office:value-type="float" office:value="7979.5" calcext:value-type="float">
            <text:p>7979.5</text:p>
          </table:table-cell>
          <table:table-cell table:formula="of:=SUM([$Ionization_energies.H32:$Ionization_energies.AG32])" office:value-type="float" office:value="7920.1" calcext:value-type="float">
            <text:p>7920.1</text:p>
          </table:table-cell>
          <table:table-cell table:formula="of:=SUM([$Ionization_energies.I32:$Ionization_energies.AG32])" office:value-type="float" office:value="7837.5" calcext:value-type="float">
            <text:p>7837.5</text:p>
          </table:table-cell>
          <table:table-cell table:formula="of:=SUM([$Ionization_energies.J32:$Ionization_energies.AG32])" office:value-type="float" office:value="7729.5" calcext:value-type="float">
            <text:p>7729.5</text:p>
          </table:table-cell>
          <table:table-cell table:formula="of:=SUM([$Ionization_energies.K32:$Ionization_energies.AG32])" office:value-type="float" office:value="7595.5" calcext:value-type="float">
            <text:p>7595.5</text:p>
          </table:table-cell>
          <table:table-cell table:formula="of:=SUM([$Ionization_energies.L32:$Ionization_energies.AG32])" office:value-type="float" office:value="7421.5" calcext:value-type="float">
            <text:p>7421.5</text:p>
          </table:table-cell>
          <table:table-cell table:formula="of:=SUM([$Ionization_energies.M32:$Ionization_energies.AG32])" office:value-type="float" office:value="7218.5" calcext:value-type="float">
            <text:p>7218.5</text:p>
          </table:table-cell>
          <table:table-cell table:formula="of:=SUM([$Ionization_energies.N32:$Ionization_energies.AG32])" office:value-type="float" office:value="6980.5" calcext:value-type="float">
            <text:p>6980.5</text:p>
          </table:table-cell>
          <table:table-cell table:formula="of:=SUM([$Ionization_energies.O32:$Ionization_energies.AG32])" office:value-type="float" office:value="6706.5" calcext:value-type="float">
            <text:p>6706.5</text:p>
          </table:table-cell>
          <table:table-cell table:number-columns-repeated="6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 table:formula="of:=[$Ionization_energies.C70] + SUM([$Ionization_energies.D70:$Ionization_energies.E70])" office:value-type="float" office:value="18.3757" calcext:value-type="float">
            <text:p>18.3757</text:p>
          </table:table-cell>
          <table:table-cell table:formula="of:=SUM([$Ionization_energies.D70:$Ionization_energies.G70])" office:value-type="float" office:value="83.4777" calcext:value-type="float">
            <text:p>83.477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1] + SUM([$Ionization_energies.D71:$Ionization_energies.D71])" office:value-type="float" office:value="6.49631" calcext:value-type="float">
            <text:p>6.49631</text:p>
          </table:table-cell>
          <table:table-cell table:formula="of:=SUM([$Ionization_energies.D71:$Ionization_energies.F71])" office:value-type="float" office:value="41.91431" calcext:value-type="float">
            <text:p>41.91431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2] + SUM([$Ionization_energies.D72:$Ionization_energies.E72])" office:value-type="float" office:value="19.45926" calcext:value-type="float">
            <text:p>19.45926</text:p>
          </table:table-cell>
          <table:table-cell table:formula="of:=SUM([$Ionization_energies.D72:$Ionization_energies.G72])" office:value-type="float" office:value="87.04026" calcext:value-type="float">
            <text:p>87.0402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3] + SUM([$Ionization_energies.D73:$Ionization_energies.D73])" office:value-type="float" office:value="5.4059" calcext:value-type="float">
            <text:p>5.4059</text:p>
          </table:table-cell>
          <table:table-cell table:formula="of:=SUM([$Ionization_energies.D73:$Ionization_energies.F73])" office:value-type="float" office:value="40.2853" calcext:value-type="float">
            <text:p>40.2853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3"/>
        </table:table-row>
        <table:table-row table:style-name="ro1">
          <table:table-cell table:formula="of:=[$Ionization_energies.C74] + SUM([$Ionization_energies.D74:$Ionization_energies.E74])" office:value-type="float" office:value="21.96387" calcext:value-type="float">
            <text:p>21.96387</text:p>
          </table:table-cell>
          <table:table-cell table:formula="of:=SUM([$Ionization_energies.D74:$Ionization_energies.G74])" office:value-type="float" office:value="78.35507" calcext:value-type="float">
            <text:p>78.3550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5] + SUM([$Ionization_energies.D75:$Ionization_energies.D75])" office:value-type="float" office:value="7.7276" calcext:value-type="float">
            <text:p>7.7276</text:p>
          </table:table-cell>
          <table:table-cell table:formula="of:=SUM([$Ionization_energies.D75:$Ionization_energies.F75])" office:value-type="float" office:value="7.5496" calcext:value-type="float">
            <text:p>7.5496</text:p>
          </table:table-cell>
          <table:table-cell table:number-columns-repeated="17"/>
        </table:table-row>
        <table:table-row table:style-name="ro1">
          <table:table-cell table:formula="of:=[$Ionization_energies.C76] + SUM([$Ionization_energies.D76:$Ionization_energies.E76])" office:value-type="float" office:value="8.192859" calcext:value-type="float">
            <text:p>8.192859</text:p>
          </table:table-cell>
          <table:table-cell table:formula="of:=SUM([$Ionization_energies.D76:$Ionization_energies.G76])" office:value-type="float" office:value="7.864" calcext:value-type="float">
            <text:p>7.864</text:p>
          </table:table-cell>
          <table:table-cell table:number-columns-repeated="17"/>
        </table:table-row>
        <table:table-row table:style-name="ro1">
          <table:table-cell table:formula="of:=[$Ionization_energies.C77] + SUM([$Ionization_energies.D77:$Ionization_energies.D77])" office:value-type="float" office:value="8.64976" calcext:value-type="float">
            <text:p>8.64976</text:p>
          </table:table-cell>
          <table:table-cell table:formula="of:=SUM([$Ionization_energies.D77:$Ionization_energies.F77])" office:value-type="float" office:value="7.8335" calcext:value-type="float">
            <text:p>7.8335</text:p>
          </table:table-cell>
          <table:table-cell table:number-columns-repeated="17"/>
        </table:table-row>
        <table:table-row table:style-name="ro1">
          <table:table-cell table:formula="of:=[$Ionization_energies.C78] + SUM([$Ionization_energies.D78:$Ionization_energies.E78])" office:value-type="float" office:value="8.498596" calcext:value-type="float">
            <text:p>8.498596</text:p>
          </table:table-cell>
          <table:table-cell table:formula="of:=SUM([$Ionization_energies.D78:$Ionization_energies.G78])" office:value-type="float" office:value="8.4382" calcext:value-type="float">
            <text:p>8.4382</text:p>
          </table:table-cell>
          <table:table-cell table:number-columns-repeated="17"/>
        </table:table-row>
        <table:table-row table:style-name="ro1">
          <table:table-cell table:formula="of:=[$Ionization_energies.C79] + SUM([$Ionization_energies.D79:$Ionization_energies.D79])" office:value-type="float" office:value="10.044661" calcext:value-type="float">
            <text:p>10.044661</text:p>
          </table:table-cell>
          <table:table-cell table:formula="of:=SUM([$Ionization_energies.D79:$Ionization_energies.F79])" office:value-type="float" office:value="8.967" calcext:value-type="float">
            <text:p>8.967</text:p>
          </table:table-cell>
          <table:table-cell table:number-columns-repeated="17"/>
        </table:table-row>
        <table:table-row table:style-name="ro1">
          <table:table-cell table:formula="of:=[$Ionization_energies.C80] + SUM([$Ionization_energies.D80:$Ionization_energies.E80])" office:value-type="float" office:value="29.085757" calcext:value-type="float">
            <text:p>29.085757</text:p>
          </table:table-cell>
          <table:table-cell table:formula="of:=SUM([$Ionization_energies.D80:$Ionization_energies.G80])" office:value-type="float" office:value="55.5217" calcext:value-type="float">
            <text:p>55.5217</text:p>
          </table:table-cell>
          <table:table-cell table:number-columns-repeated="17"/>
        </table:table-row>
        <table:table-row table:style-name="ro1">
          <table:table-cell table:formula="of:=[$Ionization_energies.C81] + SUM([$Ionization_energies.D81:$Ionization_energies.D81])" office:value-type="float" office:value="11.3506" calcext:value-type="float">
            <text:p>11.3506</text:p>
          </table:table-cell>
          <table:table-cell table:formula="of:=SUM([$Ionization_energies.D81:$Ionization_energies.F81])" office:value-type="float" office:value="59.7255" calcext:value-type="float">
            <text:p>59.7255</text:p>
          </table:table-cell>
          <table:table-cell table:number-columns-repeated="17"/>
        </table:table-row>
        <table:table-row table:style-name="ro1">
          <table:table-cell table:formula="of:=[$Ionization_energies.C82] + SUM([$Ionization_energies.D82:$Ionization_energies.E82])" office:value-type="float" office:value="31.50211" calcext:value-type="float">
            <text:p>31.50211</text:p>
          </table:table-cell>
          <table:table-cell table:formula="of:=SUM([$Ionization_energies.D82:$Ionization_energies.G82])" office:value-type="float" office:value="63.3935" calcext:value-type="float">
            <text:p>63.3935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table:formula="of:=[$Ionization_energies.C83] + SUM([$Ionization_energies.D83:$Ionization_energies.D83])" office:value-type="float" office:value="5.6082" calcext:value-type="float">
            <text:p>5.6082</text:p>
          </table:table-cell>
          <table:table-cell table:formula="of:=SUM([$Ionization_energies.D83:$Ionization_energies.F83])" office:value-type="float" office:value="56.3662" calcext:value-type="float">
            <text:p>56.3662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table:formula="of:=[$Ionization_energies.C84] + SUM([$Ionization_energies.D84:$Ionization_energies.E84])" office:value-type="float" office:value="22.768913" calcext:value-type="float">
            <text:p>22.768913</text:p>
          </table:table-cell>
          <table:table-cell table:formula="of:=SUM([$Ionization_energies.D84:$Ionization_energies.G84])" office:value-type="float" office:value="96.70616" calcext:value-type="float">
            <text:p>96.7061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3"/>
        </table:table-row>
        <table:table-row table:style-name="ro1">
          <table:table-cell table:formula="of:=[$Ionization_energies.C85] + SUM([$Ionization_energies.D85:$Ionization_energies.D85])" office:value-type="float" office:value="7.642321" calcext:value-type="float">
            <text:p>7.642321</text:p>
          </table:table-cell>
          <table:table-cell table:formula="of:=SUM([$Ionization_energies.D85:$Ionization_energies.F85])" office:value-type="float" office:value="49.5356" calcext:value-type="float">
            <text:p>49.535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2"/>
        </table:table-row>
        <table:table-row table:style-name="ro1">
          <table:table-cell table:formula="of:=[$Ionization_energies.C86] + SUM([$Ionization_energies.D86:$Ionization_energies.E86])" office:value-type="float" office:value="9.359362" calcext:value-type="float">
            <text:p>9.359362</text:p>
          </table:table-cell>
          <table:table-cell table:formula="of:=SUM([$Ionization_energies.D86:$Ionization_energies.G86])" office:value-type="float" office:value="8.417" calcext:value-type="float">
            <text:p>8.417</text:p>
          </table:table-cell>
          <table:table-cell table:number-columns-repeated="17"/>
        </table:table-row>
        <table:table-row table:style-name="ro1">
          <table:table-cell table:formula="of:=[$Ionization_energies.C87] + SUM([$Ionization_energies.D87:$Ionization_energies.D87])" office:value-type="float" office:value="10.71751" calcext:value-type="float">
            <text:p>10.71751</text:p>
          </table:table-cell>
          <table:table-cell table:formula="of:=SUM([$Ionization_energies.D87:$Ionization_energies.F87])" office:value-type="float" office:value="9.31751" calcext:value-type="float">
            <text:p>9.31751</text:p>
          </table:table-cell>
          <table:table-cell table:number-columns-repeated="17"/>
        </table:table-row>
        <table:table-row table:style-name="ro1">
          <table:table-cell table:formula="of:=[$Ionization_energies.C88] + SUM([$Ionization_energies.D88:$Ionization_energies.E88])" office:value-type="float" office:value="13.16428" calcext:value-type="float">
            <text:p>13.16428</text:p>
          </table:table-cell>
          <table:table-cell table:formula="of:=SUM([$Ionization_energies.D88:$Ionization_energies.G88])" office:value-type="float" office:value="10.7485" calcext:value-type="float">
            <text:p>10.7485</text:p>
          </table:table-cell>
          <table:table-cell table:number-columns-repeated="17"/>
        </table:table-row>
        <table:table-row table:style-name="ro1">
          <table:table-cell table:formula="of:=[$Ionization_energies.C89] + SUM([$Ionization_energies.D89:$Ionization_energies.D89])" office:value-type="float" office:value="3.3727" calcext:value-type="float">
            <text:p>3.3727</text:p>
          </table:table-cell>
          <table:table-cell table:formula="of:=SUM([$Ionization_energies.D89:$Ionization_energies.F89])" office:value-type="float" office:value="4.0727" calcext:value-type="float">
            <text:p>4.0727</text:p>
          </table:table-cell>
          <table:table-cell table:number-columns-repeated="17"/>
        </table:table-row>
        <table:table-row table:style-name="ro1">
          <table:table-cell table:formula="of:=[$Ionization_energies.C90] + SUM([$Ionization_energies.D90:$Ionization_energies.E90])" office:value-type="float" office:value="15.91156" calcext:value-type="float">
            <text:p>15.91156</text:p>
          </table:table-cell>
          <table:table-cell table:formula="of:=SUM([$Ionization_energies.D90:$Ionization_energies.G90])" office:value-type="float" office:value="15.42556" calcext:value-type="float">
            <text:p>15.42556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  <table:table-row table:style-name="ro1">
          <table:table-cell table:formula="of:=[$Ionization_energies.C91] + SUM([$Ionization_energies.D91:$Ionization_energies.D91])" office:value-type="float" office:value="5.27" calcext:value-type="float">
            <text:p>5.27</text:p>
          </table:table-cell>
          <table:table-cell table:formula="of:=SUM([$Ionization_energies.D91:$Ionization_energies.F91])" office:value-type="float" office:value="17.27" calcext:value-type="float">
            <text:p>17.27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  <table:table-row table:style-name="ro1">
          <table:table-cell table:formula="of:=[$Ionization_energies.C92] + SUM([$Ionization_energies.D92:$Ionization_energies.E92])" office:value-type="float" office:value="18.1567" calcext:value-type="float">
            <text:p>18.1567</text:p>
          </table:table-cell>
          <table:table-cell table:formula="of:=SUM([$Ionization_energies.D92:$Ionization_energies.G92])" office:value-type="float" office:value="66.6067" calcext:value-type="float">
            <text:p>66.606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93] + SUM([$Ionization_energies.D93:$Ionization_energies.D93])" office:value-type="float" office:value="6.49769" calcext:value-type="float">
            <text:p>6.49769</text:p>
          </table:table-cell>
          <table:table-cell table:formula="of:=SUM([$Ionization_energies.D93:$Ionization_energies.F93])" office:value-type="float" office:value="5.89" calcext:value-type="float">
            <text:p>5.89</text:p>
          </table:table-cell>
          <table:table-cell table:number-columns-repeated="17"/>
        </table:table-row>
        <table:table-row table:style-name="ro1">
          <table:table-cell table:formula="of:=[$Ionization_energies.C94] + SUM([$Ionization_energies.D94:$Ionization_energies.E94])" office:value-type="float" office:value="21.46405" calcext:value-type="float">
            <text:p>21.46405</text:p>
          </table:table-cell>
          <table:table-cell table:formula="of:=SUM([$Ionization_energies.D94:$Ionization_energies.G94])" office:value-type="float" office:value="20.91405" calcext:value-type="float">
            <text:p>20.91405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</table:table>
      <table:table table:name="Computed_energies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1.4941" calcext:value-type="float">
            <text:p>11.4941</text:p>
          </table:table-cell>
          <table:table-cell office:value-type="float" office:value="13.6773" calcext:value-type="float">
            <text:p>13.6773</text:p>
          </table:table-cell>
          <table:table-cell table:number-columns-repeated="8"/>
        </table:table-row>
        <table:table-row table:style-name="ro1">
          <table:table-cell office:value-type="float" office:value="61.8262" calcext:value-type="float">
            <text:p>61.8262</text:p>
          </table:table-cell>
          <table:table-cell office:value-type="float" office:value="78.6865" calcext:value-type="float">
            <text:p>78.6865</text:p>
          </table:table-cell>
          <table:table-cell office:value-type="float" office:value="54.5742" calcext:value-type="float">
            <text:p>54.5742</text:p>
          </table:table-cell>
          <table:table-cell table:number-columns-repeated="7"/>
        </table:table-row>
        <table:table-row table:style-name="ro1">
          <table:table-cell office:value-type="float" office:value="39.6685" calcext:value-type="float">
            <text:p>39.6685</text:p>
          </table:table-cell>
          <table:table-cell office:value-type="float" office:value="204.174" calcext:value-type="float">
            <text:p>204.174</text:p>
          </table:table-cell>
          <table:table-cell office:value-type="float" office:value="201.113" calcext:value-type="float">
            <text:p>201.113</text:p>
          </table:table-cell>
          <table:table-cell table:number-columns-repeated="7"/>
        </table:table-row>
        <table:table-row table:style-name="ro1">
          <table:table-cell office:value-type="float" office:value="391.086" calcext:value-type="float">
            <text:p>391.086</text:p>
          </table:table-cell>
          <table:table-cell office:value-type="float" office:value="384.26" calcext:value-type="float">
            <text:p>384.26</text:p>
          </table:table-cell>
          <table:table-cell office:value-type="float" office:value="391.121" calcext:value-type="float">
            <text:p>391.121</text:p>
          </table:table-cell>
          <table:table-cell office:value-type="float" office:value="377.844" calcext:value-type="float">
            <text:p>377.844</text:p>
          </table:table-cell>
          <table:table-cell table:number-columns-repeated="6"/>
        </table:table-row>
        <table:table-row table:style-name="ro1">
          <table:table-cell office:value-type="float" office:value="736.851" calcext:value-type="float">
            <text:p>736.851</text:p>
          </table:table-cell>
          <table:table-cell office:value-type="float" office:value="652.239" calcext:value-type="float">
            <text:p>652.239</text:p>
          </table:table-cell>
          <table:table-cell office:value-type="float" office:value="634.687" calcext:value-type="float">
            <text:p>634.687</text:p>
          </table:table-cell>
          <table:table-cell office:value-type="float" office:value="644.489" calcext:value-type="float">
            <text:p>644.489</text:p>
          </table:table-cell>
          <table:table-cell office:value-type="float" office:value="607.573" calcext:value-type="float">
            <text:p>607.573</text:p>
          </table:table-cell>
          <table:table-cell table:number-columns-repeated="5"/>
        </table:table-row>
        <table:table-row table:style-name="ro1">
          <table:table-cell office:value-type="float" office:value="1129.02" calcext:value-type="float">
            <text:p>1129.02</text:p>
          </table:table-cell>
          <table:table-cell office:value-type="float" office:value="1068.52" calcext:value-type="float">
            <text:p>1068.52</text:p>
          </table:table-cell>
          <table:table-cell office:value-type="float" office:value="1009.38" calcext:value-type="float">
            <text:p>1009.38</text:p>
          </table:table-cell>
          <table:table-cell office:value-type="float" office:value="952.491" calcext:value-type="float">
            <text:p>952.491</text:p>
          </table:table-cell>
          <table:table-cell office:value-type="float" office:value="940.921" calcext:value-type="float">
            <text:p>940.921</text:p>
          </table:table-cell>
          <table:table-cell office:value-type="float" office:value="888.643" calcext:value-type="float">
            <text:p>888.643</text:p>
          </table:table-cell>
          <table:table-cell table:number-columns-repeated="4"/>
        </table:table-row>
        <table:table-row table:style-name="ro1">
          <table:table-cell office:value-type="float" office:value="1614.79" calcext:value-type="float">
            <text:p>1614.79</text:p>
          </table:table-cell>
          <table:table-cell office:value-type="float" office:value="1548.67" calcext:value-type="float">
            <text:p>1548.67</text:p>
          </table:table-cell>
          <table:table-cell office:value-type="float" office:value="1465.77" calcext:value-type="float">
            <text:p>1465.77</text:p>
          </table:table-cell>
          <table:table-cell office:value-type="float" office:value="1385.39" calcext:value-type="float">
            <text:p>1385.39</text:p>
          </table:table-cell>
          <table:table-cell office:value-type="float" office:value="1281.05" calcext:value-type="float">
            <text:p>1281.05</text:p>
          </table:table-cell>
          <table:table-cell office:value-type="float" office:value="1298.34" calcext:value-type="float">
            <text:p>1298.34</text:p>
          </table:table-cell>
          <table:table-cell office:value-type="float" office:value="1219.1" calcext:value-type="float">
            <text:p>1219.1</text:p>
          </table:table-cell>
          <table:table-cell table:number-columns-repeated="3"/>
        </table:table-row>
        <table:table-row table:style-name="ro1">
          <table:table-cell office:value-type="float" office:value="2223.18" calcext:value-type="float">
            <text:p>2223.18</text:p>
          </table:table-cell>
          <table:table-cell office:value-type="float" office:value="2132.73" calcext:value-type="float">
            <text:p>2132.73</text:p>
          </table:table-cell>
          <table:table-cell office:value-type="float" office:value="2042.64" calcext:value-type="float">
            <text:p>2042.64</text:p>
          </table:table-cell>
          <table:table-cell office:value-type="float" office:value="1930.15" calcext:value-type="float">
            <text:p>1930.15</text:p>
          </table:table-cell>
          <table:table-cell office:value-type="float" office:value="1819.15" calcext:value-type="float">
            <text:p>1819.15</text:p>
          </table:table-cell>
          <table:table-cell office:value-type="float" office:value="1768.15" calcext:value-type="float">
            <text:p>1768.15</text:p>
          </table:table-cell>
          <table:table-cell office:value-type="float" office:value="1708.78" calcext:value-type="float">
            <text:p>1708.78</text:p>
          </table:table-cell>
          <table:table-cell office:value-type="float" office:value="1596.71" calcext:value-type="float">
            <text:p>1596.71</text:p>
          </table:table-cell>
          <table:table-cell table:number-columns-repeated="2"/>
        </table:table-row>
        <table:table-row table:style-name="ro1">
          <table:table-cell office:value-type="float" office:value="2824.25" calcext:value-type="float">
            <text:p>2824.25</text:p>
          </table:table-cell>
          <table:table-cell office:value-type="float" office:value="2838.34" calcext:value-type="float">
            <text:p>2838.34</text:p>
          </table:table-cell>
          <table:table-cell office:value-type="float" office:value="2721.53" calcext:value-type="float">
            <text:p>2721.53</text:p>
          </table:table-cell>
          <table:table-cell office:value-type="float" office:value="2604.44" calcext:value-type="float">
            <text:p>2604.44</text:p>
          </table:table-cell>
          <table:table-cell office:value-type="float" office:value="2455.13" calcext:value-type="float">
            <text:p>2455.13</text:p>
          </table:table-cell>
          <table:table-cell office:value-type="float" office:value="2308.69" calcext:value-type="float">
            <text:p>2308.69</text:p>
          </table:table-cell>
          <table:table-cell office:value-type="float" office:value="2267.04" calcext:value-type="float">
            <text:p>2267.04</text:p>
          </table:table-cell>
          <table:table-cell office:value-type="float" office:value="2170.19" calcext:value-type="float">
            <text:p>2170.19</text:p>
          </table:table-cell>
          <table:table-cell office:value-type="float" office:value="2019.18" calcext:value-type="float">
            <text:p>2019.18</text:p>
          </table:table-cell>
          <table:table-cell/>
        </table:table-row>
        <table:table-row table:style-name="ro1">
          <table:table-cell office:value-type="float" office:value="3783.78" calcext:value-type="float">
            <text:p>3783.78</text:p>
          </table:table-cell>
          <table:table-cell office:value-type="float" office:value="3484.07" calcext:value-type="float">
            <text:p>3484.07</text:p>
          </table:table-cell>
          <table:table-cell office:value-type="float" office:value="3527.07" calcext:value-type="float">
            <text:p>3527.07</text:p>
          </table:table-cell>
          <table:table-cell office:value-type="float" office:value="3379.19" calcext:value-type="float">
            <text:p>3379.19</text:p>
          </table:table-cell>
          <table:table-cell office:value-type="float" office:value="3230.38" calcext:value-type="float">
            <text:p>3230.38</text:p>
          </table:table-cell>
          <table:table-cell office:value-type="float" office:value="3038.64" calcext:value-type="float">
            <text:p>3038.64</text:p>
          </table:table-cell>
          <table:table-cell office:value-type="float" office:value="2988.6" calcext:value-type="float">
            <text:p>2988.6</text:p>
          </table:table-cell>
          <table:table-cell office:value-type="float" office:value="2822.59" calcext:value-type="float">
            <text:p>2822.59</text:p>
          </table:table-cell>
          <table:table-cell office:value-type="float" office:value="2680.37" calcext:value-type="float">
            <text:p>2680.37</text:p>
          </table:table-cell>
          <table:table-cell office:value-type="float" office:value="2483.64" calcext:value-type="float">
            <text:p>2483.64</text:p>
          </table:table-cell>
        </table:table-row>
      </table:table>
      <table:table table:name="Ionization_energies_ratios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formula="of:=[$Computed_energies.A3]/[$Ionization_energies_sums.A3]" office:value-type="float" office:value="0.800835526020135" calcext:value-type="float">
            <text:p>0.800835526020135</text:p>
          </table:table-cell>
          <table:table-cell table:formula="of:=[$Computed_energies.B3]/[$Ionization_energies_sums.B3]" office:value-type="float" office:value="1.0057991946135" calcext:value-type="float">
            <text:p>1.0057991946135</text:p>
          </table:table-cell>
          <table:table-cell table:number-columns-repeated="9"/>
        </table:table-row>
        <table:table-row table:style-name="ro1">
          <table:table-cell table:formula="of:=[$Computed_energies.A4]/[$Ionization_energies_sums.A4]" office:value-type="float" office:value="0.787543337926663" calcext:value-type="float">
            <text:p>0.787543337926663</text:p>
          </table:table-cell>
          <table:table-cell table:formula="of:=[$Computed_energies.B4]/[$Ionization_energies_sums.B4]" office:value-type="float" office:value="0.995966844688839" calcext:value-type="float">
            <text:p>0.995966844688839</text:p>
          </table:table-cell>
          <table:table-cell table:formula="of:=[$Computed_energies.C4]/[$Ionization_energies_sums.C4]" office:value-type="float" office:value="1.00287479675753" calcext:value-type="float">
            <text:p>1.00287479675753</text:p>
          </table:table-cell>
          <table:table-cell table:number-columns-repeated="8"/>
        </table:table-row>
        <table:table-row table:style-name="ro1">
          <table:table-cell table:formula="of:=[$Computed_energies.A5]/[$Ionization_energies_sums.A5]" office:value-type="float" office:value="0.194354159269403" calcext:value-type="float">
            <text:p>0.194354159269403</text:p>
          </table:table-cell>
          <table:table-cell table:formula="of:=[$Computed_energies.B5]/[$Ionization_energies_sums.B5]" office:value-type="float" office:value="1.00338032834176" calcext:value-type="float">
            <text:p>1.00338032834176</text:p>
          </table:table-cell>
          <table:table-cell table:formula="of:=[$Computed_energies.C5]/[$Ionization_energies_sums.C5]" office:value-type="float" office:value="1.01523798446842" calcext:value-type="float">
            <text:p>1.0152379844684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$Computed_energies.A6]/[$Ionization_energies_sums.A6]" office:value-type="float" office:value="0.981029358636686" calcext:value-type="float">
            <text:p>0.981029358636686</text:p>
          </table:table-cell>
          <table:table-cell table:formula="of:=[$Computed_energies.B6]/[$Ionization_energies_sums.B6]" office:value-type="float" office:value="0.962699056807462" calcext:value-type="float">
            <text:p>0.962699056807462</text:p>
          </table:table-cell>
          <table:table-cell table:formula="of:=[$Computed_energies.C6]/[$Ionization_energies_sums.C6]" office:value-type="float" office:value="1.00332217510518" calcext:value-type="float">
            <text:p>1.00332217510518</text:p>
          </table:table-cell>
          <table:table-cell table:formula="of:=[$Computed_energies.D6]/[$Ionization_energies_sums.D6]" office:value-type="float" office:value="1.0167625733293" calcext:value-type="float">
            <text:p>1.01676257332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$Computed_energies.A7]/[$Ionization_energies_sums.A7]" office:value-type="float" office:value="1.09770631712317" calcext:value-type="float">
            <text:p>1.09770631712317</text:p>
          </table:table-cell>
          <table:table-cell table:formula="of:=[$Computed_energies.B7]/[$Ionization_energies_sums.B7]" office:value-type="float" office:value="0.972062663979193" calcext:value-type="float">
            <text:p>0.972062663979193</text:p>
          </table:table-cell>
          <table:table-cell table:formula="of:=[$Computed_energies.C7]/[$Ionization_energies_sums.C7]" office:value-type="float" office:value="0.957748512422518" calcext:value-type="float">
            <text:p>0.957748512422518</text:p>
          </table:table-cell>
          <table:table-cell table:formula="of:=[$Computed_energies.D7]/[$Ionization_energies_sums.D7]" office:value-type="float" office:value="1.01091294840029" calcext:value-type="float">
            <text:p>1.01091294840029</text:p>
          </table:table-cell>
          <table:table-cell table:formula="of:=[$Computed_energies.E7]/[$Ionization_energies_sums.E7]" office:value-type="float" office:value="1.01329549128011" calcext:value-type="float">
            <text:p>1.013295491280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$Computed_energies.A8]/[$Ionization_energies_sums.A8]" office:value-type="float" office:value="1.09468224531294" calcext:value-type="float">
            <text:p>1.09468224531294</text:p>
          </table:table-cell>
          <table:table-cell table:formula="of:=[$Computed_energies.B8]/[$Ionization_energies_sums.B8]" office:value-type="float" office:value="1.03729165025654" calcext:value-type="float">
            <text:p>1.03729165025654</text:p>
          </table:table-cell>
          <table:table-cell table:formula="of:=[$Computed_energies.C8]/[$Ionization_energies_sums.C8]" office:value-type="float" office:value="0.990709718695681" calcext:value-type="float">
            <text:p>0.990709718695681</text:p>
          </table:table-cell>
          <table:table-cell table:formula="of:=[$Computed_energies.D8]/[$Ionization_energies_sums.D8]" office:value-type="float" office:value="0.957795231681241" calcext:value-type="float">
            <text:p>0.957795231681241</text:p>
          </table:table-cell>
          <table:table-cell table:formula="of:=[$Computed_energies.E8]/[$Ionization_energies_sums.E8]" office:value-type="float" office:value="0.994027684505761" calcext:value-type="float">
            <text:p>0.994027684505761</text:p>
          </table:table-cell>
          <table:table-cell table:formula="of:=[$Computed_energies.F8]/[$Ionization_energies_sums.F8]" office:value-type="float" office:value="1.00743997990024" calcext:value-type="float">
            <text:p>1.007439979900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$Computed_energies.A9]/[$Ionization_energies_sums.A9]" office:value-type="float" office:value="1.09403399675465" calcext:value-type="float">
            <text:p>1.09403399675465</text:p>
          </table:table-cell>
          <table:table-cell table:formula="of:=[$Computed_energies.B9]/[$Ionization_energies_sums.B9]" office:value-type="float" office:value="1.04918737451189" calcext:value-type="float">
            <text:p>1.04918737451189</text:p>
          </table:table-cell>
          <table:table-cell table:formula="of:=[$Computed_energies.C9]/[$Ionization_energies_sums.C9]" office:value-type="float" office:value="0.996084325829562" calcext:value-type="float">
            <text:p>0.996084325829562</text:p>
          </table:table-cell>
          <table:table-cell table:formula="of:=[$Computed_energies.D9]/[$Ionization_energies_sums.D9]" office:value-type="float" office:value="0.960788172114286" calcext:value-type="float">
            <text:p>0.960788172114286</text:p>
          </table:table-cell>
          <table:table-cell table:formula="of:=[$Computed_energies.E9]/[$Ionization_energies_sums.E9]" office:value-type="float" office:value="0.918656862783766" calcext:value-type="float">
            <text:p>0.918656862783766</text:p>
          </table:table-cell>
          <table:table-cell table:formula="of:=[$Computed_energies.F9]/[$Ionization_energies_sums.F9]" office:value-type="float" office:value="0.985825446770255" calcext:value-type="float">
            <text:p>0.985825446770255</text:p>
          </table:table-cell>
          <table:table-cell table:formula="of:=[$Computed_energies.G9]/[$Ionization_energies_sums.G9]" office:value-type="float" office:value="0.999985399278068" calcext:value-type="float">
            <text:p>0.9999853992780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omputed_energies.A10]/[$Ionization_energies_sums.A10]" office:value-type="float" office:value="1.08698909806994" calcext:value-type="float">
            <text:p>1.08698909806994</text:p>
          </table:table-cell>
          <table:table-cell table:formula="of:=[$Computed_energies.B10]/[$Ionization_energies_sums.B10]" office:value-type="float" office:value="1.04351045660125" calcext:value-type="float">
            <text:p>1.04351045660125</text:p>
          </table:table-cell>
          <table:table-cell table:formula="of:=[$Computed_energies.C10]/[$Ionization_energies_sums.C10]" office:value-type="float" office:value="1.0061348444612" calcext:value-type="float">
            <text:p>1.0061348444612</text:p>
          </table:table-cell>
          <table:table-cell table:formula="of:=[$Computed_energies.D10]/[$Ionization_energies_sums.D10]" office:value-type="float" office:value="0.967460840667257" calcext:value-type="float">
            <text:p>0.967460840667257</text:p>
          </table:table-cell>
          <table:table-cell table:formula="of:=[$Computed_energies.E10]/[$Ionization_energies_sums.E10]" office:value-type="float" office:value="0.937642227734023" calcext:value-type="float">
            <text:p>0.937642227734023</text:p>
          </table:table-cell>
          <table:table-cell table:formula="of:=[$Computed_energies.F10]/[$Ionization_energies_sums.F10]" office:value-type="float" office:value="0.949230769561138" calcext:value-type="float">
            <text:p>0.949230769561138</text:p>
          </table:table-cell>
          <table:table-cell table:formula="of:=[$Computed_energies.G10]/[$Ionization_energies_sums.G10]" office:value-type="float" office:value="0.977104673677643" calcext:value-type="float">
            <text:p>0.977104673677643</text:p>
          </table:table-cell>
          <table:table-cell table:formula="of:=[$Computed_energies.H10]/[$Ionization_energies_sums.H10]" office:value-type="float" office:value="0.991314273836576" calcext:value-type="float">
            <text:p>0.9913142738365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$Computed_energies.A11]/[$Ionization_energies_sums.A11]" office:value-type="float" office:value="1.03860758036609" calcext:value-type="float">
            <text:p>1.03860758036609</text:p>
          </table:table-cell>
          <table:table-cell table:formula="of:=[$Computed_energies.B11]/[$Ionization_energies_sums.B11]" office:value-type="float" office:value="1.0450963066074" calcext:value-type="float">
            <text:p>1.0450963066074</text:p>
          </table:table-cell>
          <table:table-cell table:formula="of:=[$Computed_energies.C11]/[$Ionization_energies_sums.C11]" office:value-type="float" office:value="1.00855615291925" calcext:value-type="float">
            <text:p>1.00855615291925</text:p>
          </table:table-cell>
          <table:table-cell table:formula="of:=[$Computed_energies.D11]/[$Ionization_energies_sums.D11]" office:value-type="float" office:value="0.977836851906285" calcext:value-type="float">
            <text:p>0.977836851906285</text:p>
          </table:table-cell>
          <table:table-cell table:formula="of:=[$Computed_energies.E11]/[$Ionization_energies_sums.E11]" office:value-type="float" office:value="0.944003921926743" calcext:value-type="float">
            <text:p>0.944003921926743</text:p>
          </table:table-cell>
          <table:table-cell table:formula="of:=[$Computed_energies.F11]/[$Ionization_energies_sums.F11]" office:value-type="float" office:value="0.918471177078406" calcext:value-type="float">
            <text:p>0.918471177078406</text:p>
          </table:table-cell>
          <table:table-cell table:formula="of:=[$Computed_energies.G11]/[$Ionization_energies_sums.G11]" office:value-type="float" office:value="0.944844124100564" calcext:value-type="float">
            <text:p>0.944844124100564</text:p>
          </table:table-cell>
          <table:table-cell table:formula="of:=[$Computed_energies.H11]/[$Ionization_energies_sums.H11]" office:value-type="float" office:value="0.967877832221962" calcext:value-type="float">
            <text:p>0.967877832221962</text:p>
          </table:table-cell>
          <table:table-cell table:formula="of:=[$Computed_energies.I11]/[$Ionization_energies_sums.I11]" office:value-type="float" office:value="0.981600257614283" calcext:value-type="float">
            <text:p>0.981600257614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Computed_energies.A12]/[$Ionization_energies_sums.A12]" office:value-type="float" office:value="1.07786464353915" calcext:value-type="float">
            <text:p>1.07786464353915</text:p>
          </table:table-cell>
          <table:table-cell table:formula="of:=[$Computed_energies.B12]/[$Ionization_energies_sums.B12]" office:value-type="float" office:value="0.992148747059487" calcext:value-type="float">
            <text:p>0.992148747059487</text:p>
          </table:table-cell>
          <table:table-cell table:formula="of:=[$Computed_energies.C12]/[$Ionization_energies_sums.C12]" office:value-type="float" office:value="1.01059971705259" calcext:value-type="float">
            <text:p>1.01059971705259</text:p>
          </table:table-cell>
          <table:table-cell table:formula="of:=[$Computed_energies.D12]/[$Ionization_energies_sums.D12]" office:value-type="float" office:value="0.979727280020321" calcext:value-type="float">
            <text:p>0.979727280020321</text:p>
          </table:table-cell>
          <table:table-cell table:formula="of:=[$Computed_energies.E12]/[$Ionization_energies_sums.E12]" office:value-type="float" office:value="0.954135156220072" calcext:value-type="float">
            <text:p>0.954135156220072</text:p>
          </table:table-cell>
          <table:table-cell table:formula="of:=[$Computed_energies.F12]/[$Ionization_energies_sums.F12]" office:value-type="float" office:value="0.924008015829746" calcext:value-type="float">
            <text:p>0.924008015829746</text:p>
          </table:table-cell>
          <table:table-cell table:formula="of:=[$Computed_energies.G12]/[$Ionization_energies_sums.G12]" office:value-type="float" office:value="0.945061792830223" calcext:value-type="float">
            <text:p>0.945061792830223</text:p>
          </table:table-cell>
          <table:table-cell table:formula="of:=[$Computed_energies.H12]/[$Ionization_energies_sums.H12]" office:value-type="float" office:value="0.939484514543639" calcext:value-type="float">
            <text:p>0.939484514543639</text:p>
          </table:table-cell>
          <table:table-cell table:formula="of:=[$Computed_energies.I12]/[$Ionization_energies_sums.I12]" office:value-type="float" office:value="0.958258241402696" calcext:value-type="float">
            <text:p>0.958258241402696</text:p>
          </table:table-cell>
          <table:table-cell table:formula="of:=[$Computed_energies.J12]/[$Ionization_energies_sums.J12]" office:value-type="float" office:value="0.970919748692362" calcext:value-type="float">
            <text:p>0.97091974869236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unts_of iterations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Integral_correction" table:style-name="ta1">
        <table:shapes>
          <draw:frame draw:z-index="0" draw:style-name="gr1" draw:text-style-name="P1" svg:width="15.999cm" svg:height="8.999cm" svg:x="15.244cm" svg:y="4.218cm">
            <draw:object draw:notify-on-update-of-ranges="Integral_correction.D4:Integral_correction.I4 Integral_correction.D8:Integral_correction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04cm" svg:y="17.489cm">
            <draw:object draw:notify-on-update-of-ranges="Integral_correction.C33:Integral_correction.X33 Integral_correction.C36:Integral_correction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77cm" svg:y="18.055cm">
            <draw:object draw:notify-on-update-of-ranges="Integral_correction.C34:Integral_correction.R34 Integral_correction.C37:Integral_correction.R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coulombic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vefunction lenght 1 (a. u.):</text:p>
          </table:table-cell>
          <table:table-cell/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avefunction lenght 2 (a.u.):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m wavefunction lenght:</text:p>
          </table:table-cell>
          <table:table-cell/>
          <table:table-cell table:formula="of:=[.D4] + [.D3]" office:value-type="float" office:value="1" calcext:value-type="float">
            <text:p>1</text:p>
          </table:table-cell>
          <table:table-cell table:formula="of:=[.E4] + [.E3]" office:value-type="float" office:value="1.2" calcext:value-type="float">
            <text:p>1.2</text:p>
          </table:table-cell>
          <table:table-cell table:formula="of:=[.F4] + [.F3]" office:value-type="float" office:value="1.4" calcext:value-type="float">
            <text:p>1.4</text:p>
          </table:table-cell>
          <table:table-cell table:formula="of:=[.G4] + [.G3]" office:value-type="float" office:value="1.6" calcext:value-type="float">
            <text:p>1.6</text:p>
          </table:table-cell>
          <table:table-cell table:formula="of:=[.H4] + [.H3]" office:value-type="float" office:value="1.8" calcext:value-type="float">
            <text:p>1.8</text:p>
          </table:table-cell>
          <table:table-cell table:formula="of:=[.I4] + [.I3]" office:value-type="float" office:value="2" calcext:value-type="float">
            <text:p>2</text:p>
          </table:table-cell>
          <table:table-cell table:formula="of:=[.J4] + [.J3]" office:value-type="float" office:value="2.2" calcext:value-type="float">
            <text:p>2.2</text:p>
          </table:table-cell>
          <table:table-cell table:formula="of:=[.K4] + [.K3]" office:value-type="float" office:value="2.4" calcext:value-type="float">
            <text:p>2.4</text:p>
          </table:table-cell>
          <table:table-cell table:formula="of:=[.L4] + [.L3]" office:value-type="float" office:value="2.6" calcext:value-type="float">
            <text:p>2.6</text:p>
          </table:table-cell>
          <table:table-cell table:formula="of:=[.M4] + [.M3]" office:value-type="float" office:value="2.8" calcext:value-type="float">
            <text:p>2.8</text:p>
          </table:table-cell>
          <table:table-cell table:formula="of:=[.N4] + [.N3]" office:value-type="float" office:value="3" calcext:value-type="float">
            <text:p>3</text:p>
          </table:table-cell>
          <table:table-cell table:formula="of:=[.O4] + [.O3]" office:value-type="float" office:value="3.2" calcext:value-type="float">
            <text:p>3.2</text:p>
          </table:table-cell>
          <table:table-cell table:formula="of:=[.P4] + [.P3]" office:value-type="float" office:value="3.4" calcext:value-type="float">
            <text:p>3.4</text:p>
          </table:table-cell>
          <table:table-cell table:formula="of:=[.Q4] + [.Q3]" office:value-type="float" office:value="3.6" calcext:value-type="float">
            <text:p>3.6</text:p>
          </table:table-cell>
          <table:table-cell table:formula="of:=[.R4] + [.R3]" office:value-type="float" office:value="3.8" calcext:value-type="float">
            <text:p>3.8</text:p>
          </table:table-cell>
          <table:table-cell table:formula="of:=[.S4] + [.S3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16497</text:p>
          </table:table-cell>
          <table:table-cell office:value-type="string" calcext:value-type="string">
            <text:p>1.24564</text:p>
          </table:table-cell>
          <table:table-cell office:value-type="string" calcext:value-type="string">
            <text:p>1.3625</text:p>
          </table:table-cell>
          <table:table-cell office:value-type="string" calcext:value-type="string">
            <text:p>1.49939</text:p>
          </table:table-cell>
          <table:table-cell office:value-type="string" calcext:value-type="string">
            <text:p>1.64809</text:p>
          </table:table-cell>
          <table:table-cell office:value-type="string" calcext:value-type="string">
            <text:p>1.80291</text:p>
          </table:table-cell>
          <table:table-cell office:value-type="string" calcext:value-type="string">
            <text:p>1.95874</text:p>
          </table:table-cell>
          <table:table-cell office:value-type="string" calcext:value-type="string">
            <text:p>2.11112</text:p>
          </table:table-cell>
          <table:table-cell office:value-type="string" calcext:value-type="string">
            <text:p>2.25672</text:p>
          </table:table-cell>
          <table:table-cell office:value-type="string" calcext:value-type="string">
            <text:p>2.39339</text:p>
          </table:table-cell>
          <table:table-cell office:value-type="string" calcext:value-type="string">
            <text:p>2.52012</text:p>
          </table:table-cell>
          <table:table-cell office:value-type="string" calcext:value-type="string">
            <text:p>2.63667</text:p>
          </table:table-cell>
          <table:table-cell office:value-type="string" calcext:value-type="string">
            <text:p>2.74331</text:p>
          </table:table-cell>
          <table:table-cell office:value-type="string" calcext:value-type="string">
            <text:p>2.84064</text:p>
          </table:table-cell>
          <table:table-cell/>
        </table:table-row>
        <table:table-row table:style-name="ro1">
          <table:table-cell table:number-columns-repeated="3"/>
          <table:table-cell table:formula="of:=[.D6] - 1" office:value-type="float" office:value="0" calcext:value-type="float">
            <text:p>0</text:p>
          </table:table-cell>
          <table:table-cell table:formula="of:=[.E6] - 1" office:value-type="float" office:value="0.16497" calcext:value-type="float">
            <text:p>0.16497</text:p>
          </table:table-cell>
          <table:table-cell table:formula="of:=[.F6] - 1" office:value-type="float" office:value="0.24564" calcext:value-type="float">
            <text:p>0.24564</text:p>
          </table:table-cell>
          <table:table-cell table:formula="of:=[.G6] - 1" office:value-type="float" office:value="0.3625" calcext:value-type="float">
            <text:p>0.3625</text:p>
          </table:table-cell>
          <table:table-cell table:formula="of:=[.H6] - 1" office:value-type="float" office:value="0.49939" calcext:value-type="float">
            <text:p>0.49939</text:p>
          </table:table-cell>
          <table:table-cell table:formula="of:=[.I6] - 1" office:value-type="float" office:value="0.64809" calcext:value-type="float">
            <text:p>0.64809</text:p>
          </table:table-cell>
          <table:table-cell table:formula="of:=[.J6] - 1" office:value-type="float" office:value="0.80291" calcext:value-type="float">
            <text:p>0.80291</text:p>
          </table:table-cell>
          <table:table-cell table:formula="of:=[.K6] - 1" office:value-type="float" office:value="0.95874" calcext:value-type="float">
            <text:p>0.95874</text:p>
          </table:table-cell>
          <table:table-cell table:formula="of:=[.L6] - 1" office:value-type="float" office:value="1.11112" calcext:value-type="float">
            <text:p>1.11112</text:p>
          </table:table-cell>
          <table:table-cell table:formula="of:=[.M6] - 1" office:value-type="float" office:value="1.25672" calcext:value-type="float">
            <text:p>1.25672</text:p>
          </table:table-cell>
          <table:table-cell table:formula="of:=[.N6] - 1" office:value-type="float" office:value="1.39339" calcext:value-type="float">
            <text:p>1.39339</text:p>
          </table:table-cell>
          <table:table-cell table:formula="of:=[.O6] - 1" office:value-type="float" office:value="1.52012" calcext:value-type="float">
            <text:p>1.52012</text:p>
          </table:table-cell>
          <table:table-cell table:formula="of:=[.P6] - 1" office:value-type="float" office:value="1.63667" calcext:value-type="float">
            <text:p>1.63667</text:p>
          </table:table-cell>
          <table:table-cell table:formula="of:=[.Q6] - 1" office:value-type="float" office:value="1.74331" calcext:value-type="float">
            <text:p>1.74331</text:p>
          </table:table-cell>
          <table:table-cell table:formula="of:=[.R6] - 1" office:value-type="float" office:value="1.84064" calcext:value-type="float">
            <text:p>1.84064</text:p>
          </table:table-cell>
          <table:table-cell table:formula="of:=[.S6] - 1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[.D7]*(0.618/[.$I$7])" office:value-type="float" office:value="0" calcext:value-type="float">
            <text:p>0</text:p>
          </table:table-cell>
          <table:table-cell table:formula="of:=[.E7]*(0.618/[.$I$7])" office:value-type="float" office:value="0.157310651298431" calcext:value-type="float">
            <text:p>0.157310651298431</text:p>
          </table:table-cell>
          <table:table-cell table:formula="of:=[.F7]*(0.618/[.$I$7])" office:value-type="float" office:value="0.234235245104847" calcext:value-type="float">
            <text:p>0.234235245104847</text:p>
          </table:table-cell>
          <table:table-cell table:formula="of:=[.G7]*(0.618/[.$I$7])" office:value-type="float" office:value="0.345669582928297" calcext:value-type="float">
            <text:p>0.345669582928297</text:p>
          </table:table-cell>
          <table:table-cell table:formula="of:=[.H7]*(0.618/[.$I$7])" office:value-type="float" office:value="0.476203953154654" calcext:value-type="float">
            <text:p>0.476203953154654</text:p>
          </table:table-cell>
          <table:table-cell table:formula="of:=[.I7]*(0.618/[.$I$7])" office:value-type="float" office:value="0.618" calcext:value-type="float">
            <text:p>0.618</text:p>
          </table:table-cell>
          <table:table-cell table:formula="of:=[.J7]*(0.618/[.$I$7])" office:value-type="float" office:value="0.765631902976438" calcext:value-type="float">
            <text:p>0.765631902976438</text:p>
          </table:table-cell>
          <table:table-cell table:formula="of:=[.K7]*(0.618/[.$I$7])" office:value-type="float" office:value="0.91422691292876" calcext:value-type="float">
            <text:p>0.91422691292876</text:p>
          </table:table-cell>
          <table:table-cell table:formula="of:=[.L7]*(0.618/[.$I$7])" office:value-type="float" office:value="1.05953210202287" calcext:value-type="float">
            <text:p>1.05953210202287</text:p>
          </table:table-cell>
          <table:table-cell table:formula="of:=[.M7]*(0.618/[.$I$7])" office:value-type="float" office:value="1.19837207795214" calcext:value-type="float">
            <text:p>1.19837207795214</text:p>
          </table:table-cell>
          <table:table-cell table:formula="of:=[.N7]*(0.618/[.$I$7])" office:value-type="float" office:value="1.32869666250058" calcext:value-type="float">
            <text:p>1.32869666250058</text:p>
          </table:table-cell>
          <table:table-cell table:formula="of:=[.O7]*(0.618/[.$I$7])" office:value-type="float" office:value="1.44954274869231" calcext:value-type="float">
            <text:p>1.44954274869231</text:p>
          </table:table-cell>
          <table:table-cell table:formula="of:=[.P7]*(0.618/[.$I$7])" office:value-type="float" office:value="1.56068147942415" calcext:value-type="float">
            <text:p>1.56068147942415</text:p>
          </table:table-cell>
          <table:table-cell table:formula="of:=[.Q7]*(0.618/[.$I$7])" office:value-type="float" office:value="1.66237031893718" calcext:value-type="float">
            <text:p>1.66237031893718</text:p>
          </table:table-cell>
          <table:table-cell table:formula="of:=[.R7]*(0.618/[.$I$7])" office:value-type="float" office:value="1.75518140998935" calcext:value-type="float">
            <text:p>1.75518140998935</text:p>
          </table:table-cell>
          <table:table-cell table:formula="of:=[.S7]*(0.618/[.$I$7])" office:value-type="float" office:value="-0.953571263250474" calcext:value-type="float">
            <text:p>-0.95357126325047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office:value-type="string" calcext:value-type="string">
            <text:p>Golden ratio:</text:p>
          </table:table-cell>
          <table:table-cell table:style-name="ce32" office:value-type="string" calcext:value-type="string">
            <text:p>1.61803398875</text:p>
          </table:table-cell>
          <table:table-cell table:number-columns-repeated="16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rezonance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ratom distance (a.u.):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6" calcext:value-type="float">
            <text:p>0.6666</text:p>
          </table:table-cell>
          <table:table-cell office:value-type="float" office:value="1" calcext:value-type="float">
            <text:p>1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6666" calcext:value-type="float">
            <text:p>1.6666</text:p>
          </table:table-cell>
          <table:table-cell office:value-type="float" office:value="2" calcext:value-type="float">
            <text:p>2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6666" calcext:value-type="float">
            <text:p>2.6666</text:p>
          </table:table-cell>
          <table:table-cell office:value-type="float" office:value="3" calcext:value-type="float">
            <text:p>3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6666" calcext:value-type="float">
            <text:p>3.6666</text:p>
          </table:table-cell>
          <table:table-cell office:value-type="float" office:value="4" calcext:value-type="float">
            <text:p>4</text:p>
          </table:table-cell>
          <table:table-cell office:value-type="float" office:value="4.3333" calcext:value-type="float">
            <text:p>4.3333</text:p>
          </table:table-cell>
          <table:table-cell office:value-type="float" office:value="4.6666" calcext:value-type="float">
            <text:p>4.66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p integral S:</text:p>
          </table:table-cell>
          <table:table-cell office:value-type="float" office:value="1" calcext:value-type="float">
            <text:p>1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929568" calcext:value-type="float">
            <text:p>0.929568</text:p>
          </table:table-cell>
          <table:table-cell office:value-type="float" office:value="0.858466" calcext:value-type="float">
            <text:p>0.858466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680273" calcext:value-type="float">
            <text:p>0.680273</text:p>
          </table:table-cell>
          <table:table-cell office:value-type="float" office:value="0.588092" calcext:value-type="float">
            <text:p>0.588092</text:p>
          </table:table-cell>
          <table:table-cell office:value-type="float" office:value="0.500413" calcext:value-type="float">
            <text:p>0.500413</text:p>
          </table:table-cell>
          <table:table-cell office:value-type="float" office:value="0.419933" calcext:value-type="float">
            <text:p>0.419933</text:p>
          </table:table-cell>
          <table:table-cell office:value-type="float" office:value="0.348015" calcext:value-type="float">
            <text:p>0.348015</text:p>
          </table:table-cell>
          <table:table-cell office:value-type="float" office:value="0.28506" calcext:value-type="float">
            <text:p>0.28506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184668" calcext:value-type="float">
            <text:p>0.184668</text:p>
          </table:table-cell>
          <table:table-cell office:value-type="float" office:value="0.145765" calcext:value-type="float">
            <text:p>0.145765</text:p>
          </table:table-cell>
          <table:table-cell office:value-type="float" office:value="0.113241" calcext:value-type="float">
            <text:p>0.113241</text:p>
          </table:table-cell>
          <table:table-cell office:value-type="float" office:value="0.0863117" calcext:value-type="float">
            <text:p>0.0863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 distance:</text:p>
          </table:table-cell>
          <table:table-cell office:value-type="float" office:value="1.64768" calcext:value-type="float">
            <text:p>1.64768</text:p>
          </table:table-cell>
          <table:table-cell office:value-type="string" calcext:value-type="string">
            <text:p>1.66764</text:p>
          </table:table-cell>
          <table:table-cell office:value-type="float" office:value="1.68949" calcext:value-type="float">
            <text:p>1.6894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77523" calcext:value-type="float">
            <text:p>1.77523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1.8907" calcext:value-type="float">
            <text:p>1.8907</text:p>
          </table:table-cell>
          <table:table-cell office:value-type="float" office:value="1.95316" calcext:value-type="float">
            <text:p>1.95316</text:p>
          </table:table-cell>
          <table:table-cell office:value-type="float" office:value="2.01646" calcext:value-type="float">
            <text:p>2.01646</text:p>
          </table:table-cell>
          <table:table-cell office:value-type="float" office:value="2.07906" calcext:value-type="float">
            <text:p>2.07906</text:p>
          </table:table-cell>
          <table:table-cell office:value-type="float" office:value="2.13935" calcext:value-type="float">
            <text:p>2.13935</text:p>
          </table:table-cell>
          <table:table-cell office:value-type="float" office:value="2.19553" calcext:value-type="float">
            <text:p>2.19553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2.31867" calcext:value-type="float">
            <text:p>2.31867</text:p>
          </table:table-cell>
          <table:table-cell office:value-type="float" office:value="2.33884" calcext:value-type="float">
            <text:p>2.33884</text:p>
          </table:table-cell>
          <table:table-cell/>
        </table:table-row>
        <table:table-row table:style-name="ro1">
          <table:table-cell office:value-type="string" calcext:value-type="string">
            <text:p>Korekce:</text:p>
          </table:table-cell>
          <table:table-cell table:formula="of:= ( [.C35])/1.61803398875" office:value-type="float" office:value="1.01832224258336" calcext:value-type="float">
            <text:p>1.01832224258336</text:p>
          </table:table-cell>
          <table:table-cell table:formula="of:=[.C35]/[.$B$36]" office:value-type="float" office:value="1.61803398875" calcext:value-type="float">
            <text:p>1.61803398875</text:p>
          </table:table-cell>
          <table:table-cell table:formula="of:=[.D35]/[.$B$36]" office:value-type="float" office:value="1.63763485688911" calcext:value-type="float">
            <text:p>1.63763485688911</text:p>
          </table:table-cell>
          <table:table-cell table:formula="of:=[.E35]/[.$B$36]" office:value-type="float" office:value="1.65909171905542" calcext:value-type="float">
            <text:p>1.65909171905542</text:p>
          </table:table-cell>
          <table:table-cell table:formula="of:=[.F35]/[.$B$36]" office:value-type="float" office:value="1.69582861670493" calcext:value-type="float">
            <text:p>1.69582861670493</text:p>
          </table:table-cell>
          <table:table-cell table:formula="of:=[.G35]/[.$B$36]" office:value-type="float" office:value="1.74328903540048" calcext:value-type="float">
            <text:p>1.74328903540048</text:p>
          </table:table-cell>
          <table:table-cell table:formula="of:=[.H35]/[.$B$36]" office:value-type="float" office:value="1.79779044731033" calcext:value-type="float">
            <text:p>1.79779044731033</text:p>
          </table:table-cell>
          <table:table-cell table:formula="of:=[.I35]/[.$B$36]" office:value-type="float" office:value="1.85668143239563" calcext:value-type="float">
            <text:p>1.85668143239563</text:p>
          </table:table-cell>
          <table:table-cell table:formula="of:=[.J35]/[.$B$36]" office:value-type="float" office:value="1.9180176159612" calcext:value-type="float">
            <text:p>1.9180176159612</text:p>
          </table:table-cell>
          <table:table-cell table:formula="of:=[.K35]/[.$B$36]" office:value-type="float" office:value="1.98017868576109" calcext:value-type="float">
            <text:p>1.98017868576109</text:p>
          </table:table-cell>
          <table:table-cell table:formula="of:=[.L35]/[.$B$36]" office:value-type="float" office:value="2.04165235036571" calcext:value-type="float">
            <text:p>2.04165235036571</text:p>
          </table:table-cell>
          <table:table-cell table:formula="of:=[.M35]/[.$B$36]" office:value-type="float" office:value="2.10085757782598" calcext:value-type="float">
            <text:p>2.10085757782598</text:p>
          </table:table-cell>
          <table:table-cell table:formula="of:=[.N35]/[.$B$36]" office:value-type="float" office:value="2.15602675478266" calcext:value-type="float">
            <text:p>2.15602675478266</text:p>
          </table:table-cell>
          <table:table-cell table:formula="of:=[.O35]/[.$B$36]" office:value-type="float" office:value="2.20512712587261" calcext:value-type="float">
            <text:p>2.20512712587261</text:p>
          </table:table-cell>
          <table:table-cell table:formula="of:=[.P35]/[.$B$36]" office:value-type="float" office:value="2.2460571952132" calcext:value-type="float">
            <text:p>2.2460571952132</text:p>
          </table:table-cell>
          <table:table-cell table:formula="of:=[.Q35]/[.$B$36]" office:value-type="float" office:value="2.276951148703" calcext:value-type="float">
            <text:p>2.276951148703</text:p>
          </table:table-cell>
          <table:table-cell table:formula="of:=[.R35]/[.$B$36]" office:value-type="float" office:value="2.29675823840069" calcext:value-type="float">
            <text:p>2.29675823840069</text:p>
          </table:table-cell>
          <table:table-cell/>
        </table:table-row>
        <table:table-row table:style-name="ro1">
          <table:table-cell office:value-type="string" calcext:value-type="string">
            <text:p>Relative distance/Phi:</text:p>
          </table:table-cell>
          <table:table-cell/>
          <table:table-cell table:formula="of:=[.C36]/1.61803398875" office:value-type="float" office:value="1" calcext:value-type="float">
            <text:p>1</text:p>
          </table:table-cell>
          <table:table-cell table:formula="of:=[.D36]/1.61803398875" office:value-type="float" office:value="1.01211400271897" calcext:value-type="float">
            <text:p>1.01211400271897</text:p>
          </table:table-cell>
          <table:table-cell table:formula="of:=[.E36]/1.61803398875" office:value-type="float" office:value="1.02537507282968" calcext:value-type="float">
            <text:p>1.02537507282968</text:p>
          </table:table-cell>
          <table:table-cell table:formula="of:=[.F36]/1.61803398875" office:value-type="float" office:value="1.04807972421829" calcext:value-type="float">
            <text:p>1.04807972421829</text:p>
          </table:table-cell>
          <table:table-cell table:formula="of:=[.G36]/1.61803398875" office:value-type="float" office:value="1.07741187609245" calcext:value-type="float">
            <text:p>1.07741187609245</text:p>
          </table:table-cell>
          <table:table-cell table:formula="of:=[.H36]/1.61803398875" office:value-type="float" office:value="1.11109560108759" calcext:value-type="float">
            <text:p>1.11109560108759</text:p>
          </table:table-cell>
          <table:table-cell table:formula="of:=[.I36]/1.61803398875" office:value-type="float" office:value="1.14749223150126" calcext:value-type="float">
            <text:p>1.14749223150126</text:p>
          </table:table-cell>
          <table:table-cell table:formula="of:=[.J36]/1.61803398875" office:value-type="float" office:value="1.18540007768499" calcext:value-type="float">
            <text:p>1.18540007768499</text:p>
          </table:table-cell>
          <table:table-cell table:formula="of:=[.K36]/1.61803398875" office:value-type="float" office:value="1.22381773159837" calcext:value-type="float">
            <text:p>1.22381773159837</text:p>
          </table:table-cell>
          <table:table-cell table:formula="of:=[.L36]/1.61803398875" office:value-type="float" office:value="1.26181054573704" calcext:value-type="float">
            <text:p>1.26181054573704</text:p>
          </table:table-cell>
          <table:table-cell table:formula="of:=[.M36]/1.61803398875" office:value-type="float" office:value="1.29840138861915" calcext:value-type="float">
            <text:p>1.29840138861915</text:p>
          </table:table-cell>
          <table:table-cell table:formula="of:=[.N36]/1.61803398875" office:value-type="float" office:value="1.33249781510973" calcext:value-type="float">
            <text:p>1.33249781510973</text:p>
          </table:table-cell>
          <table:table-cell table:formula="of:=[.O36]/1.61803398875" office:value-type="float" office:value="1.36284351330355" calcext:value-type="float">
            <text:p>1.36284351330355</text:p>
          </table:table-cell>
          <table:table-cell table:formula="of:=[.P36]/1.61803398875" office:value-type="float" office:value="1.38813968731793" calcext:value-type="float">
            <text:p>1.38813968731793</text:p>
          </table:table-cell>
          <table:table-cell table:formula="of:=[.Q36]/1.61803398875" office:value-type="float" office:value="1.40723320062148" calcext:value-type="float">
            <text:p>1.40723320062148</text:p>
          </table:table-cell>
          <table:table-cell table:formula="of:=[.R36]/1.61803398875" office:value-type="float" office:value="1.41947465527287" calcext:value-type="float">
            <text:p>1.419474655272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6" number:min-decimal-places="6" number:min-integer-digits="1"/>
    </number:number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6:37:44.523934895</meta:creation-date>
    <dc:date>2024-03-14T13:51:20.602172499</dc:date>
    <meta:editing-duration>P1DT4H30M17S</meta:editing-duration>
    <meta:editing-cycles>94</meta:editing-cycles>
    <meta:generator>LibreOffice/7.3.7.2$Linux_X86_64 LibreOffice_project/30$Build-2</meta:generator>
    <meta:document-statistic meta:table-count="6" meta:cell-count="188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51cm" svg:y="0.27cm" chart:style-name="ch2">
          <text:p>Coulombic_integral_distance function_graph</text:p>
        </chart:title>
        <chart:legend chart:legend-position="end" svg:x="11.851cm" svg:y="3.952cm" style:legend-expansion="high" chart:style-name="ch3"/>
        <chart:plot-area chart:style-name="ch4" table:cell-range-address="Integral_correction.D4:Integral_correction.I4 Integral_correction.D8:Integral_correction.I8" svg:x="1.331cm" svg:y="1.275cm" svg:width="10.2cm" svg:height="6.564cm">
          <chart:coordinate-region svg:x="2.058cm" svg:y="1.474cm" svg:width="9.233cm" svg:height="5.718cm"/>
          <chart:axis chart:dimension="x" chart:name="primary-x" chart:style-name="ch5">
            <chart:title svg:x="3.781cm" svg:y="8.019cm" chart:style-name="ch6">
              <text:p>Second_wavefunction_lenght (a. u.)</text:p>
            </chart:title>
          </chart:axis>
          <chart:axis chart:dimension="y" chart:name="primary-y" chart:style-name="ch7">
            <chart:title svg:x="0.451cm" svg:y="5.659cm" chart:style-name="ch8">
              <text:p>Distance (a.u.)</text:p>
            </chart:title>
            <chart:grid chart:style-name="ch9" chart:class="major"/>
          </chart:axis>
          <chart:series chart:style-name="ch10" chart:values-cell-range-address="Integral_correction.D8:Integral_correction.I8" chart:class="chart:scatter">
            <chart:domain table:cell-range-address="Integral_correction.D4:Integral_correction.I4"/>
            <chart:regression-curve chart:style-name="ch11">
              <chart:equation chart:display-equation="true" chart:display-r-square="true"/>
            </chart:regression-curve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4:Integral_correction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Řádek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8:Integral_correction.I8</svg:desc>
                </draw:g>
              </table:table-cell>
              <table:table-cell office:value-type="float" office:value="0.157310651298431">
                <text:p>0.157310651298431</text:p>
              </table:table-cell>
              <table:table-cell office:value-type="float" office:value="0.234235245104847">
                <text:p>0.234235245104847</text:p>
              </table:table-cell>
              <table:table-cell office:value-type="float" office:value="0.345669582928297">
                <text:p>0.345669582928297</text:p>
              </table:table-cell>
              <table:table-cell office:value-type="float" office:value="0.476203953154654">
                <text:p>0.476203953154654</text:p>
              </table:table-cell>
              <table:table-cell office:value-type="float" office:value="0.618">
                <text:p>0.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1.618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Overlap integral lenght to interatomic distance</text:p>
        </chart:title>
        <chart:legend chart:legend-position="end" svg:x="11.666cm" svg:y="3.952cm" style:legend-expansion="high" chart:style-name="ch3"/>
        <chart:plot-area chart:style-name="ch4" table:cell-range-address="Integral_correction.C33:Integral_correction.X33 Integral_correction.C36:Integral_correction.X36" svg:x="1.331cm" svg:y="1.275cm" svg:width="10.015cm" svg:height="6.564cm">
          <chart:coordinate-region svg:x="2.058cm" svg:y="1.474cm" svg:width="9.194cm" svg:height="5.718cm"/>
          <chart:axis chart:dimension="x" chart:name="primary-x" chart:style-name="ch5">
            <chart:title svg:x="4.389cm" svg:y="8.019cm" chart:style-name="ch6">
              <text:p>Interatomic distance (a. u.)</text:p>
            </chart:title>
          </chart:axis>
          <chart:axis chart:dimension="y" chart:name="primary-y" chart:style-name="ch7">
            <chart:title svg:x="0.451cm" svg:y="6.704cm" chart:style-name="ch8">
              <text:p>Overlap integral lenght (a. u.)</text:p>
            </chart:title>
            <chart:grid chart:style-name="ch9" chart:class="major"/>
          </chart:axis>
          <chart:series chart:style-name="ch10" chart:values-cell-range-address="Integral_correction.C36:Integral_correction.X36" chart:class="chart:scatter">
            <chart:domain table:cell-range-address="Integral_correction.C33:Integral_correction.X33"/>
            <chart:regression-curve chart:style-name="ch11">
              <chart:equation chart:display-equation="true" chart:display-r-square="true" svg:x="2.113cm" svg:y="4.82cm"/>
            </chart:regression-curve>
            <chart:data-point/>
            <chart:data-point chart:style-name="ch12" chart:repeated="2"/>
            <chart:data-point chart:repeated="8"/>
            <chart:data-point chart:style-name="ch12"/>
            <chart:data-point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Řádek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C33:Integral_correction.X33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6666">
                <text:p>0.6666</text:p>
              </table:table-cell>
              <table:table-cell office:value-type="float" office:value="1">
                <text:p>1</text:p>
              </table:table-cell>
              <table:table-cell office:value-type="float" office:value="1.3333">
                <text:p>1.3333</text:p>
              </table:table-cell>
              <table:table-cell office:value-type="float" office:value="1.6666">
                <text:p>1.6666</text:p>
              </table:table-cell>
              <table:table-cell office:value-type="float" office:value="2">
                <text:p>2</text:p>
              </table:table-cell>
              <table:table-cell office:value-type="float" office:value="2.3333">
                <text:p>2.3333</text:p>
              </table:table-cell>
              <table:table-cell office:value-type="float" office:value="2.6666">
                <text:p>2.6666</text:p>
              </table:table-cell>
              <table:table-cell office:value-type="float" office:value="3">
                <text:p>3</text:p>
              </table:table-cell>
              <table:table-cell office:value-type="float" office:value="3.3333">
                <text:p>3.3333</text:p>
              </table:table-cell>
              <table:table-cell office:value-type="float" office:value="3.6666">
                <text:p>3.6666</text:p>
              </table:table-cell>
              <table:table-cell office:value-type="float" office:value="4">
                <text:p>4</text:p>
              </table:table-cell>
              <table:table-cell office:value-type="float" office:value="4.3333">
                <text:p>4.3333</text:p>
              </table:table-cell>
              <table:table-cell office:value-type="float" office:value="4.6666">
                <text:p>4.66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36</text:p>
                <draw:g>
                  <svg:desc/>
                </draw:g>
              </table:table-cell>
              <table:table-cell office:value-type="float" office:value="1.61803398875">
                <text:p>1.61803398875</text:p>
                <draw:g>
                  <svg:desc>Integral_correction.C36:Integral_correction.X36</svg:desc>
                </draw:g>
              </table:table-cell>
              <table:table-cell office:value-type="float" office:value="1.63763485688911">
                <text:p>1.63763485688911</text:p>
              </table:table-cell>
              <table:table-cell office:value-type="float" office:value="1.65909171905542">
                <text:p>1.65909171905542</text:p>
              </table:table-cell>
              <table:table-cell office:value-type="float" office:value="1.69582861670493">
                <text:p>1.69582861670493</text:p>
              </table:table-cell>
              <table:table-cell office:value-type="float" office:value="1.74328903540048">
                <text:p>1.74328903540048</text:p>
              </table:table-cell>
              <table:table-cell office:value-type="float" office:value="1.79779044731033">
                <text:p>1.79779044731033</text:p>
              </table:table-cell>
              <table:table-cell office:value-type="float" office:value="1.85668143239563">
                <text:p>1.85668143239563</text:p>
              </table:table-cell>
              <table:table-cell office:value-type="float" office:value="1.9180176159612">
                <text:p>1.9180176159612</text:p>
              </table:table-cell>
              <table:table-cell office:value-type="float" office:value="1.98017868576109">
                <text:p>1.98017868576109</text:p>
              </table:table-cell>
              <table:table-cell office:value-type="float" office:value="2.04165235036571">
                <text:p>2.04165235036571</text:p>
              </table:table-cell>
              <table:table-cell office:value-type="float" office:value="2.10085757782598">
                <text:p>2.10085757782598</text:p>
              </table:table-cell>
              <table:table-cell office:value-type="float" office:value="2.15602675478266">
                <text:p>2.15602675478266</text:p>
              </table:table-cell>
              <table:table-cell office:value-type="float" office:value="2.20512712587261">
                <text:p>2.20512712587261</text:p>
              </table:table-cell>
              <table:table-cell office:value-type="float" office:value="2.2460571952132">
                <text:p>2.2460571952132</text:p>
              </table:table-cell>
              <table:table-cell office:value-type="float" office:value="2.276951148703">
                <text:p>2.276951148703</text:p>
              </table:table-cell>
              <table:table-cell office:value-type="float" office:value="2.29675823840069">
                <text:p>2.296758238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Overlap integral lenght to Overlap integral</text:p>
        </chart:title>
        <chart:legend chart:legend-position="end" svg:x="10.899cm" svg:y="3.952cm" style:legend-expansion="high" chart:style-name="ch3"/>
        <chart:plot-area chart:style-name="ch4" table:cell-range-address="Integral_correction.C34:Integral_correction.R34 Integral_correction.C37:Integral_correction.R37" svg:x="1.331cm" svg:y="1.275cm" svg:width="9.248cm" svg:height="6.564cm">
          <chart:coordinate-region svg:x="2.058cm" svg:y="1.474cm" svg:width="8.281cm" svg:height="5.718cm"/>
          <chart:axis chart:dimension="x" chart:name="primary-x" chart:style-name="ch5">
            <chart:title svg:x="4.747cm" svg:y="8.019cm" chart:style-name="ch6">
              <text:p>Overlap integral</text:p>
            </chart:title>
          </chart:axis>
          <chart:axis chart:dimension="y" chart:name="primary-y" chart:style-name="ch7">
            <chart:title svg:x="0.451cm" svg:y="6.903cm" chart:style-name="ch8">
              <text:p>Relative overlap integral lenght </text:p>
            </chart:title>
            <chart:grid chart:style-name="ch9" chart:class="major"/>
          </chart:axis>
          <chart:series chart:style-name="ch10" chart:values-cell-range-address="Integral_correction.C37:Integral_correction.R37" chart:class="chart:scatter">
            <chart:domain table:cell-range-address="Integral_correction.C34:Integral_correction.R34"/>
            <chart:regression-curve chart:style-name="ch11">
              <chart:equation chart:display-equation="true" chart:display-r-square="true" svg:x="2.069cm" svg:y="4.998cm"/>
            </chart:regression-curve>
            <chart:data-point chart:repeated="4"/>
            <chart:data-point chart:style-name="ch12"/>
            <chart:data-point chart:repeated="3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Řádek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4:Integral_correction.R34</svg:desc>
                </draw:g>
              </table:table-cell>
              <table:table-cell office:value-type="float" office:value="0.975944">
                <text:p>0.975944</text:p>
              </table:table-cell>
              <table:table-cell office:value-type="float" office:value="0.929568">
                <text:p>0.929568</text:p>
              </table:table-cell>
              <table:table-cell office:value-type="float" office:value="0.858466">
                <text:p>0.858466</text:p>
              </table:table-cell>
              <table:table-cell office:value-type="float" office:value="0.772542">
                <text:p>0.772542</text:p>
              </table:table-cell>
              <table:table-cell office:value-type="float" office:value="0.680273">
                <text:p>0.680273</text:p>
              </table:table-cell>
              <table:table-cell office:value-type="float" office:value="0.588092">
                <text:p>0.588092</text:p>
              </table:table-cell>
              <table:table-cell office:value-type="float" office:value="0.500413">
                <text:p>0.500413</text:p>
              </table:table-cell>
              <table:table-cell office:value-type="float" office:value="0.419933">
                <text:p>0.419933</text:p>
              </table:table-cell>
              <table:table-cell office:value-type="float" office:value="0.348015">
                <text:p>0.348015</text:p>
              </table:table-cell>
              <table:table-cell office:value-type="float" office:value="0.28506">
                <text:p>0.28506</text:p>
              </table:table-cell>
              <table:table-cell office:value-type="float" office:value="0.230823">
                <text:p>0.230823</text:p>
              </table:table-cell>
              <table:table-cell office:value-type="float" office:value="0.184668">
                <text:p>0.184668</text:p>
              </table:table-cell>
              <table:table-cell office:value-type="float" office:value="0.145765">
                <text:p>0.145765</text:p>
              </table:table-cell>
              <table:table-cell office:value-type="float" office:value="0.113241">
                <text:p>0.113241</text:p>
              </table:table-cell>
              <table:table-cell office:value-type="float" office:value="0.0863117">
                <text:p>0.0863117</text:p>
              </table:table-cell>
            </table:table-row>
            <table:table-row>
              <table:table-cell office:value-type="string">
                <text:p>Řádek 3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7:Integral_correction.R37</svg:desc>
                </draw:g>
              </table:table-cell>
              <table:table-cell office:value-type="float" office:value="1.01211400271897">
                <text:p>1.01211400271897</text:p>
              </table:table-cell>
              <table:table-cell office:value-type="float" office:value="1.02537507282968">
                <text:p>1.02537507282968</text:p>
              </table:table-cell>
              <table:table-cell office:value-type="float" office:value="1.04807972421829">
                <text:p>1.04807972421829</text:p>
              </table:table-cell>
              <table:table-cell office:value-type="float" office:value="1.07741187609245">
                <text:p>1.07741187609245</text:p>
              </table:table-cell>
              <table:table-cell office:value-type="float" office:value="1.11109560108759">
                <text:p>1.11109560108759</text:p>
              </table:table-cell>
              <table:table-cell office:value-type="float" office:value="1.14749223150126">
                <text:p>1.14749223150126</text:p>
              </table:table-cell>
              <table:table-cell office:value-type="float" office:value="1.18540007768499">
                <text:p>1.18540007768499</text:p>
              </table:table-cell>
              <table:table-cell office:value-type="float" office:value="1.22381773159837">
                <text:p>1.22381773159837</text:p>
              </table:table-cell>
              <table:table-cell office:value-type="float" office:value="1.26181054573704">
                <text:p>1.26181054573704</text:p>
              </table:table-cell>
              <table:table-cell office:value-type="float" office:value="1.29840138861915">
                <text:p>1.29840138861915</text:p>
              </table:table-cell>
              <table:table-cell office:value-type="float" office:value="1.33249781510973">
                <text:p>1.33249781510973</text:p>
              </table:table-cell>
              <table:table-cell office:value-type="float" office:value="1.36284351330355">
                <text:p>1.36284351330355</text:p>
              </table:table-cell>
              <table:table-cell office:value-type="float" office:value="1.38813968731793">
                <text:p>1.38813968731793</text:p>
              </table:table-cell>
              <table:table-cell office:value-type="float" office:value="1.40723320062148">
                <text:p>1.40723320062148</text:p>
              </table:table-cell>
              <table:table-cell office:value-type="float" office:value="1.41947465527287">
                <text:p>1.41947465527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